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5.9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3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103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1"/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weight="bold" style:font-name-asian="Arial Unicode MS" style:font-weight-asian="bold" style:font-name-complex="Arial Unicode MS" style:font-weight-complex="bold"/>
    </style:style>
    <style:style style:name="T1" style:family="text">
      <style:text-properties style:font-name="Liberation Sans" style:font-name-asian="Arial Unicode MS" style:font-name-complex="Arial Unicode MS"/>
    </style:style>
    <style:style style:name="T2" style:family="text">
      <style:text-properties style:font-name-asian="Arial Unicode MS" style:font-name-complex="Arial Unicode MS"/>
    </style:style>
  </office:automatic-styles>
  <office:body>
    <office:spreadsheet>
      <table:calculation-settings table:automatic-find-labels="false"/>
      <table:table table:name="cabrillo-ft-schedule-17-18" table:style-name="ta1">
        <table:table-column table:style-name="co1" table:default-cell-style-name="Default"/>
        <table:table-column table:style-name="co1" table:number-columns-repeated="6" table:default-cell-style-name="ce4"/>
        <table:table-column table:style-name="co1" table:number-columns-repeated="2" table:default-cell-style-name="Default"/>
        <table:table-column table:style-name="co1" table:number-columns-repeated="6" table:default-cell-style-name="ce4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abrillo Full-Time 2017–2018</text:p>
            <text:p>(teaching, grading, office hours, governance)</text:p>
          </table:table-cell>
          <table:covered-table-cell table:number-columns-repeated="6" table:style-name="ce3"/>
          <table:table-cell table:style-name="ce3"/>
          <table:table-cell table:style-name="ce5" office:value-type="string" calcext:value-type="string" table:number-columns-spanned="7" table:number-rows-spanned="1">
            <text:p>Cabrillo Full-Time Per TU, 2017–2018</text:p>
            <text:p>(teaching, grading, office hours)</text:p>
          </table:table-cell>
          <table:covered-table-cell table:number-columns-repeated="6" table:style-name="ce3"/>
          <table:table-cell table:style-name="ce3" table:number-columns-repeated="1009"/>
        </table:table-row>
        <table:table-row table:style-name="ro2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currency" office:currency="USD" office:value="54397" calcext:value-type="currency">
            <text:p>$54,397</text:p>
          </table:table-cell>
          <table:table-cell office:value-type="currency" office:currency="USD" office:value="56151" calcext:value-type="currency">
            <text:p>$56,151</text:p>
          </table:table-cell>
          <table:table-cell office:value-type="currency" office:currency="USD" office:value="57908" calcext:value-type="currency">
            <text:p>$57,908</text:p>
          </table:table-cell>
          <table:table-cell office:value-type="currency" office:currency="USD" office:value="59670" calcext:value-type="currency">
            <text:p>$59,670</text:p>
          </table:table-cell>
          <table:table-cell office:value-type="currency" office:currency="USD" office:value="61426" calcext:value-type="currency">
            <text:p>$61,426</text:p>
          </table:table-cell>
          <table:table-cell office:value-type="currency" office:currency="USD" office:value="63185" calcext:value-type="currency">
            <text:p>$63,18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] * 0.875 / 30" office:value-type="currency" office:currency="USD" office:value="1586.57916666667" calcext:value-type="currency">
            <text:p>$1,587</text:p>
          </table:table-cell>
          <table:table-cell table:formula="of:=[.C3] * 0.875 / 30" office:value-type="currency" office:currency="USD" office:value="1637.7375" calcext:value-type="currency">
            <text:p>$1,638</text:p>
          </table:table-cell>
          <table:table-cell table:formula="of:=[.D3] * 0.875 / 30" office:value-type="currency" office:currency="USD" office:value="1688.98333333333" calcext:value-type="currency">
            <text:p>$1,689</text:p>
          </table:table-cell>
          <table:table-cell table:formula="of:=[.E3] * 0.875 / 30" office:value-type="currency" office:currency="USD" office:value="1740.375" calcext:value-type="currency">
            <text:p>$1,740</text:p>
          </table:table-cell>
          <table:table-cell table:formula="of:=[.F3] * 0.875 / 30" office:value-type="currency" office:currency="USD" office:value="1791.59166666667" calcext:value-type="currency">
            <text:p>$1,792</text:p>
          </table:table-cell>
          <table:table-cell table:formula="of:=[.G3] * 0.875 / 30" office:value-type="currency" office:currency="USD" office:value="1842.89583333333" calcext:value-type="currency">
            <text:p>$1,843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currency" office:currency="USD" office:value="56469" calcext:value-type="currency">
            <text:p>$56,469</text:p>
          </table:table-cell>
          <table:table-cell office:value-type="currency" office:currency="USD" office:value="58207" calcext:value-type="currency">
            <text:p>$58,207</text:p>
          </table:table-cell>
          <table:table-cell office:value-type="currency" office:currency="USD" office:value="59944" calcext:value-type="currency">
            <text:p>$59,944</text:p>
          </table:table-cell>
          <table:table-cell office:value-type="currency" office:currency="USD" office:value="61684" calcext:value-type="currency">
            <text:p>$61,684</text:p>
          </table:table-cell>
          <table:table-cell office:value-type="currency" office:currency="USD" office:value="63424" calcext:value-type="currency">
            <text:p>$63,424</text:p>
          </table:table-cell>
          <table:table-cell office:value-type="currency" office:currency="USD" office:value="65161" calcext:value-type="currency">
            <text:p>$65,16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4] * 0.875 / 30" office:value-type="currency" office:currency="USD" office:value="1647.0125" calcext:value-type="currency">
            <text:p>$1,647</text:p>
          </table:table-cell>
          <table:table-cell table:formula="of:=[.C4] * 0.875 / 30" office:value-type="currency" office:currency="USD" office:value="1697.70416666667" calcext:value-type="currency">
            <text:p>$1,698</text:p>
          </table:table-cell>
          <table:table-cell table:formula="of:=[.D4] * 0.875 / 30" office:value-type="currency" office:currency="USD" office:value="1748.36666666667" calcext:value-type="currency">
            <text:p>$1,748</text:p>
          </table:table-cell>
          <table:table-cell table:formula="of:=[.E4] * 0.875 / 30" office:value-type="currency" office:currency="USD" office:value="1799.11666666667" calcext:value-type="currency">
            <text:p>$1,799</text:p>
          </table:table-cell>
          <table:table-cell table:formula="of:=[.F4] * 0.875 / 30" office:value-type="currency" office:currency="USD" office:value="1849.86666666667" calcext:value-type="currency">
            <text:p>$1,850</text:p>
          </table:table-cell>
          <table:table-cell table:formula="of:=[.G4] * 0.875 / 30" office:value-type="currency" office:currency="USD" office:value="1900.52916666667" calcext:value-type="currency">
            <text:p>$1,901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currency" office:currency="USD" office:value="59078" calcext:value-type="currency">
            <text:p>$59,078</text:p>
          </table:table-cell>
          <table:table-cell office:value-type="currency" office:currency="USD" office:value="60818" calcext:value-type="currency">
            <text:p>$60,818</text:p>
          </table:table-cell>
          <table:table-cell office:value-type="currency" office:currency="USD" office:value="62557" calcext:value-type="currency">
            <text:p>$62,557</text:p>
          </table:table-cell>
          <table:table-cell office:value-type="currency" office:currency="USD" office:value="64293" calcext:value-type="currency">
            <text:p>$64,293</text:p>
          </table:table-cell>
          <table:table-cell office:value-type="currency" office:currency="USD" office:value="66035" calcext:value-type="currency">
            <text:p>$66,035</text:p>
          </table:table-cell>
          <table:table-cell office:value-type="currency" office:currency="USD" office:value="67773" calcext:value-type="currency">
            <text:p>$67,77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5] * 0.875 / 30" office:value-type="currency" office:currency="USD" office:value="1723.10833333333" calcext:value-type="currency">
            <text:p>$1,723</text:p>
          </table:table-cell>
          <table:table-cell table:formula="of:=[.C5] * 0.875 / 30" office:value-type="currency" office:currency="USD" office:value="1773.85833333333" calcext:value-type="currency">
            <text:p>$1,774</text:p>
          </table:table-cell>
          <table:table-cell table:formula="of:=[.D5] * 0.875 / 30" office:value-type="currency" office:currency="USD" office:value="1824.57916666667" calcext:value-type="currency">
            <text:p>$1,825</text:p>
          </table:table-cell>
          <table:table-cell table:formula="of:=[.E5] * 0.875 / 30" office:value-type="currency" office:currency="USD" office:value="1875.2125" calcext:value-type="currency">
            <text:p>$1,875</text:p>
          </table:table-cell>
          <table:table-cell table:formula="of:=[.F5] * 0.875 / 30" office:value-type="currency" office:currency="USD" office:value="1926.02083333333" calcext:value-type="currency">
            <text:p>$1,926</text:p>
          </table:table-cell>
          <table:table-cell table:formula="of:=[.G5] * 0.875 / 30" office:value-type="currency" office:currency="USD" office:value="1976.7125" calcext:value-type="currency">
            <text:p>$1,977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currency" office:currency="USD" office:value="61690" calcext:value-type="currency">
            <text:p>$61,690</text:p>
          </table:table-cell>
          <table:table-cell office:value-type="currency" office:currency="USD" office:value="63427" calcext:value-type="currency">
            <text:p>$63,427</text:p>
          </table:table-cell>
          <table:table-cell office:value-type="currency" office:currency="USD" office:value="65168" calcext:value-type="currency">
            <text:p>$65,168</text:p>
          </table:table-cell>
          <table:table-cell office:value-type="currency" office:currency="USD" office:value="66906" calcext:value-type="currency">
            <text:p>$66,906</text:p>
          </table:table-cell>
          <table:table-cell office:value-type="currency" office:currency="USD" office:value="68645" calcext:value-type="currency">
            <text:p>$68,645</text:p>
          </table:table-cell>
          <table:table-cell office:value-type="currency" office:currency="USD" office:value="70383" calcext:value-type="currency">
            <text:p>$70,38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6] * 0.875 / 30" office:value-type="currency" office:currency="USD" office:value="1799.29166666667" calcext:value-type="currency">
            <text:p>$1,799</text:p>
          </table:table-cell>
          <table:table-cell table:formula="of:=[.C6] * 0.875 / 30" office:value-type="currency" office:currency="USD" office:value="1849.95416666667" calcext:value-type="currency">
            <text:p>$1,850</text:p>
          </table:table-cell>
          <table:table-cell table:formula="of:=[.D6] * 0.875 / 30" office:value-type="currency" office:currency="USD" office:value="1900.73333333333" calcext:value-type="currency">
            <text:p>$1,901</text:p>
          </table:table-cell>
          <table:table-cell table:formula="of:=[.E6] * 0.875 / 30" office:value-type="currency" office:currency="USD" office:value="1951.425" calcext:value-type="currency">
            <text:p>$1,951</text:p>
          </table:table-cell>
          <table:table-cell table:formula="of:=[.F6] * 0.875 / 30" office:value-type="currency" office:currency="USD" office:value="2002.14583333333" calcext:value-type="currency">
            <text:p>$2,002</text:p>
          </table:table-cell>
          <table:table-cell table:formula="of:=[.G6] * 0.875 / 30" office:value-type="currency" office:currency="USD" office:value="2052.8375" calcext:value-type="currency">
            <text:p>$2,053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currency" office:currency="USD" office:value="64301" calcext:value-type="currency">
            <text:p>$64,301</text:p>
          </table:table-cell>
          <table:table-cell office:value-type="currency" office:currency="USD" office:value="66039" calcext:value-type="currency">
            <text:p>$66,039</text:p>
          </table:table-cell>
          <table:table-cell office:value-type="currency" office:currency="USD" office:value="67779" calcext:value-type="currency">
            <text:p>$67,779</text:p>
          </table:table-cell>
          <table:table-cell office:value-type="currency" office:currency="USD" office:value="69521" calcext:value-type="currency">
            <text:p>$69,521</text:p>
          </table:table-cell>
          <table:table-cell office:value-type="currency" office:currency="USD" office:value="71259" calcext:value-type="currency">
            <text:p>$71,259</text:p>
          </table:table-cell>
          <table:table-cell office:value-type="currency" office:currency="USD" office:value="72993" calcext:value-type="currency">
            <text:p>$72,99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7] * 0.875 / 30" office:value-type="currency" office:currency="USD" office:value="1875.44583333333" calcext:value-type="currency">
            <text:p>$1,875</text:p>
          </table:table-cell>
          <table:table-cell table:formula="of:=[.C7] * 0.875 / 30" office:value-type="currency" office:currency="USD" office:value="1926.1375" calcext:value-type="currency">
            <text:p>$1,926</text:p>
          </table:table-cell>
          <table:table-cell table:formula="of:=[.D7] * 0.875 / 30" office:value-type="currency" office:currency="USD" office:value="1976.8875" calcext:value-type="currency">
            <text:p>$1,977</text:p>
          </table:table-cell>
          <table:table-cell table:formula="of:=[.E7] * 0.875 / 30" office:value-type="currency" office:currency="USD" office:value="2027.69583333333" calcext:value-type="currency">
            <text:p>$2,028</text:p>
          </table:table-cell>
          <table:table-cell table:formula="of:=[.F7] * 0.875 / 30" office:value-type="currency" office:currency="USD" office:value="2078.3875" calcext:value-type="currency">
            <text:p>$2,078</text:p>
          </table:table-cell>
          <table:table-cell table:formula="of:=[.G7] * 0.875 / 30" office:value-type="currency" office:currency="USD" office:value="2128.9625" calcext:value-type="currency">
            <text:p>$2,129</text:p>
          </table:table-cell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currency" office:currency="USD" office:value="66910" calcext:value-type="currency">
            <text:p>$66,910</text:p>
          </table:table-cell>
          <table:table-cell office:value-type="currency" office:currency="USD" office:value="68651" calcext:value-type="currency">
            <text:p>$68,651</text:p>
          </table:table-cell>
          <table:table-cell office:value-type="currency" office:currency="USD" office:value="70392" calcext:value-type="currency">
            <text:p>$70,392</text:p>
          </table:table-cell>
          <table:table-cell office:value-type="currency" office:currency="USD" office:value="72133" calcext:value-type="currency">
            <text:p>$72,133</text:p>
          </table:table-cell>
          <table:table-cell office:value-type="currency" office:currency="USD" office:value="73869" calcext:value-type="currency">
            <text:p>$73,869</text:p>
          </table:table-cell>
          <table:table-cell office:value-type="currency" office:currency="USD" office:value="75607" calcext:value-type="currency">
            <text:p>$75,60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8] * 0.875 / 30" office:value-type="currency" office:currency="USD" office:value="1951.54166666667" calcext:value-type="currency">
            <text:p>$1,952</text:p>
          </table:table-cell>
          <table:table-cell table:formula="of:=[.C8] * 0.875 / 30" office:value-type="currency" office:currency="USD" office:value="2002.32083333333" calcext:value-type="currency">
            <text:p>$2,002</text:p>
          </table:table-cell>
          <table:table-cell table:formula="of:=[.D8] * 0.875 / 30" office:value-type="currency" office:currency="USD" office:value="2053.1" calcext:value-type="currency">
            <text:p>$2,053</text:p>
          </table:table-cell>
          <table:table-cell table:formula="of:=[.E8] * 0.875 / 30" office:value-type="currency" office:currency="USD" office:value="2103.87916666667" calcext:value-type="currency">
            <text:p>$2,104</text:p>
          </table:table-cell>
          <table:table-cell table:formula="of:=[.F8] * 0.875 / 30" office:value-type="currency" office:currency="USD" office:value="2154.5125" calcext:value-type="currency">
            <text:p>$2,155</text:p>
          </table:table-cell>
          <table:table-cell table:formula="of:=[.G8] * 0.875 / 30" office:value-type="currency" office:currency="USD" office:value="2205.20416666667" calcext:value-type="currency">
            <text:p>$2,205</text:p>
          </table:table-cell>
          <table:table-cell table:number-columns-repeated="100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currency" office:currency="USD" office:value="69525" calcext:value-type="currency">
            <text:p>$69,525</text:p>
          </table:table-cell>
          <table:table-cell office:value-type="currency" office:currency="USD" office:value="71265" calcext:value-type="currency">
            <text:p>$71,265</text:p>
          </table:table-cell>
          <table:table-cell office:value-type="currency" office:currency="USD" office:value="72999" calcext:value-type="currency">
            <text:p>$72,999</text:p>
          </table:table-cell>
          <table:table-cell office:value-type="currency" office:currency="USD" office:value="74742" calcext:value-type="currency">
            <text:p>$74,742</text:p>
          </table:table-cell>
          <table:table-cell office:value-type="currency" office:currency="USD" office:value="76478" calcext:value-type="currency">
            <text:p>$76,478</text:p>
          </table:table-cell>
          <table:table-cell office:value-type="currency" office:currency="USD" office:value="78218" calcext:value-type="currency">
            <text:p>$78,218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9] * 0.875 / 30" office:value-type="currency" office:currency="USD" office:value="2027.8125" calcext:value-type="currency">
            <text:p>$2,028</text:p>
          </table:table-cell>
          <table:table-cell table:formula="of:=[.C9] * 0.875 / 30" office:value-type="currency" office:currency="USD" office:value="2078.5625" calcext:value-type="currency">
            <text:p>$2,079</text:p>
          </table:table-cell>
          <table:table-cell table:formula="of:=[.D9] * 0.875 / 30" office:value-type="currency" office:currency="USD" office:value="2129.1375" calcext:value-type="currency">
            <text:p>$2,129</text:p>
          </table:table-cell>
          <table:table-cell table:formula="of:=[.E9] * 0.875 / 30" office:value-type="currency" office:currency="USD" office:value="2179.975" calcext:value-type="currency">
            <text:p>$2,180</text:p>
          </table:table-cell>
          <table:table-cell table:formula="of:=[.F9] * 0.875 / 30" office:value-type="currency" office:currency="USD" office:value="2230.60833333333" calcext:value-type="currency">
            <text:p>$2,231</text:p>
          </table:table-cell>
          <table:table-cell table:formula="of:=[.G9] * 0.875 / 30" office:value-type="currency" office:currency="USD" office:value="2281.35833333333" calcext:value-type="currency">
            <text:p>$2,281</text:p>
          </table:table-cell>
          <table:table-cell table:number-columns-repeated="100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currency" office:currency="USD" office:value="72133" calcext:value-type="currency">
            <text:p>$72,133</text:p>
          </table:table-cell>
          <table:table-cell office:value-type="currency" office:currency="USD" office:value="73873" calcext:value-type="currency">
            <text:p>$73,873</text:p>
          </table:table-cell>
          <table:table-cell office:value-type="currency" office:currency="USD" office:value="75615" calcext:value-type="currency">
            <text:p>$75,615</text:p>
          </table:table-cell>
          <table:table-cell office:value-type="currency" office:currency="USD" office:value="77350" calcext:value-type="currency">
            <text:p>$77,350</text:p>
          </table:table-cell>
          <table:table-cell office:value-type="currency" office:currency="USD" office:value="79094" calcext:value-type="currency">
            <text:p>$79,094</text:p>
          </table:table-cell>
          <table:table-cell office:value-type="currency" office:currency="USD" office:value="80826" calcext:value-type="currency">
            <text:p>$80,82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10] * 0.875 / 30" office:value-type="currency" office:currency="USD" office:value="2103.87916666667" calcext:value-type="currency">
            <text:p>$2,104</text:p>
          </table:table-cell>
          <table:table-cell table:formula="of:=[.C10] * 0.875 / 30" office:value-type="currency" office:currency="USD" office:value="2154.62916666667" calcext:value-type="currency">
            <text:p>$2,155</text:p>
          </table:table-cell>
          <table:table-cell table:formula="of:=[.D10] * 0.875 / 30" office:value-type="currency" office:currency="USD" office:value="2205.4375" calcext:value-type="currency">
            <text:p>$2,205</text:p>
          </table:table-cell>
          <table:table-cell table:formula="of:=[.E10] * 0.875 / 30" office:value-type="currency" office:currency="USD" office:value="2256.04166666667" calcext:value-type="currency">
            <text:p>$2,256</text:p>
          </table:table-cell>
          <table:table-cell table:formula="of:=[.F10] * 0.875 / 30" office:value-type="currency" office:currency="USD" office:value="2306.90833333333" calcext:value-type="currency">
            <text:p>$2,307</text:p>
          </table:table-cell>
          <table:table-cell table:formula="of:=[.G10] * 0.875 / 30" office:value-type="currency" office:currency="USD" office:value="2357.425" calcext:value-type="currency">
            <text:p>$2,357</text:p>
          </table:table-cell>
          <table:table-cell table:number-columns-repeated="100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currency" office:currency="USD" office:value="74745" calcext:value-type="currency">
            <text:p>$74,745</text:p>
          </table:table-cell>
          <table:table-cell office:value-type="currency" office:currency="USD" office:value="76481" calcext:value-type="currency">
            <text:p>$76,481</text:p>
          </table:table-cell>
          <table:table-cell office:value-type="currency" office:currency="USD" office:value="78224" calcext:value-type="currency">
            <text:p>$78,224</text:p>
          </table:table-cell>
          <table:table-cell office:value-type="currency" office:currency="USD" office:value="79963" calcext:value-type="currency">
            <text:p>$79,963</text:p>
          </table:table-cell>
          <table:table-cell office:value-type="currency" office:currency="USD" office:value="81706" calcext:value-type="currency">
            <text:p>$81,706</text:p>
          </table:table-cell>
          <table:table-cell office:value-type="currency" office:currency="USD" office:value="83440" calcext:value-type="currency">
            <text:p>$83,44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11] * 0.875 / 30" office:value-type="currency" office:currency="USD" office:value="2180.0625" calcext:value-type="currency">
            <text:p>$2,180</text:p>
          </table:table-cell>
          <table:table-cell table:formula="of:=[.C11] * 0.875 / 30" office:value-type="currency" office:currency="USD" office:value="2230.69583333333" calcext:value-type="currency">
            <text:p>$2,231</text:p>
          </table:table-cell>
          <table:table-cell table:formula="of:=[.D11] * 0.875 / 30" office:value-type="currency" office:currency="USD" office:value="2281.53333333333" calcext:value-type="currency">
            <text:p>$2,282</text:p>
          </table:table-cell>
          <table:table-cell table:formula="of:=[.E11] * 0.875 / 30" office:value-type="currency" office:currency="USD" office:value="2332.25416666667" calcext:value-type="currency">
            <text:p>$2,332</text:p>
          </table:table-cell>
          <table:table-cell table:formula="of:=[.F11] * 0.875 / 30" office:value-type="currency" office:currency="USD" office:value="2383.09166666667" calcext:value-type="currency">
            <text:p>$2,383</text:p>
          </table:table-cell>
          <table:table-cell table:formula="of:=[.G11] * 0.875 / 30" office:value-type="currency" office:currency="USD" office:value="2433.66666666667" calcext:value-type="currency">
            <text:p>$2,434</text:p>
          </table:table-cell>
          <table:table-cell table:number-columns-repeated="100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currency" office:currency="USD" office:value="77354" calcext:value-type="currency">
            <text:p>$77,354</text:p>
          </table:table-cell>
          <table:table-cell office:value-type="currency" office:currency="USD" office:value="79096" calcext:value-type="currency">
            <text:p>$79,096</text:p>
          </table:table-cell>
          <table:table-cell office:value-type="currency" office:currency="USD" office:value="80832" calcext:value-type="currency">
            <text:p>$80,832</text:p>
          </table:table-cell>
          <table:table-cell office:value-type="currency" office:currency="USD" office:value="82570" calcext:value-type="currency">
            <text:p>$82,570</text:p>
          </table:table-cell>
          <table:table-cell office:value-type="currency" office:currency="USD" office:value="84313" calcext:value-type="currency">
            <text:p>$84,313</text:p>
          </table:table-cell>
          <table:table-cell office:value-type="currency" office:currency="USD" office:value="86048" calcext:value-type="currency">
            <text:p>$86,04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12] * 0.875 / 30" office:value-type="currency" office:currency="USD" office:value="2256.15833333333" calcext:value-type="currency">
            <text:p>$2,256</text:p>
          </table:table-cell>
          <table:table-cell table:formula="of:=[.C12] * 0.875 / 30" office:value-type="currency" office:currency="USD" office:value="2306.96666666667" calcext:value-type="currency">
            <text:p>$2,307</text:p>
          </table:table-cell>
          <table:table-cell table:formula="of:=[.D12] * 0.875 / 30" office:value-type="currency" office:currency="USD" office:value="2357.6" calcext:value-type="currency">
            <text:p>$2,358</text:p>
          </table:table-cell>
          <table:table-cell table:formula="of:=[.E12] * 0.875 / 30" office:value-type="currency" office:currency="USD" office:value="2408.29166666667" calcext:value-type="currency">
            <text:p>$2,408</text:p>
          </table:table-cell>
          <table:table-cell table:formula="of:=[.F12] * 0.875 / 30" office:value-type="currency" office:currency="USD" office:value="2459.12916666667" calcext:value-type="currency">
            <text:p>$2,459</text:p>
          </table:table-cell>
          <table:table-cell table:formula="of:=[.G12] * 0.875 / 30" office:value-type="currency" office:currency="USD" office:value="2509.73333333333" calcext:value-type="currency">
            <text:p>$2,510</text:p>
          </table:table-cell>
          <table:table-cell table:number-columns-repeated="100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currency" office:currency="USD" office:value="77354" calcext:value-type="currency">
            <text:p>$77,354</text:p>
          </table:table-cell>
          <table:table-cell office:value-type="currency" office:currency="USD" office:value="79096" calcext:value-type="currency">
            <text:p>$79,096</text:p>
          </table:table-cell>
          <table:table-cell office:value-type="currency" office:currency="USD" office:value="80832" calcext:value-type="currency">
            <text:p>$80,832</text:p>
          </table:table-cell>
          <table:table-cell office:value-type="currency" office:currency="USD" office:value="83520" calcext:value-type="currency">
            <text:p>$83,520</text:p>
          </table:table-cell>
          <table:table-cell office:value-type="currency" office:currency="USD" office:value="85523" calcext:value-type="currency">
            <text:p>$85,523</text:p>
          </table:table-cell>
          <table:table-cell office:value-type="currency" office:currency="USD" office:value="87519" calcext:value-type="currency">
            <text:p>$87,51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13] * 0.875 / 30" office:value-type="currency" office:currency="USD" office:value="2256.15833333333" calcext:value-type="currency">
            <text:p>$2,256</text:p>
          </table:table-cell>
          <table:table-cell table:formula="of:=[.C13] * 0.875 / 30" office:value-type="currency" office:currency="USD" office:value="2306.96666666667" calcext:value-type="currency">
            <text:p>$2,307</text:p>
          </table:table-cell>
          <table:table-cell table:formula="of:=[.D13] * 0.875 / 30" office:value-type="currency" office:currency="USD" office:value="2357.6" calcext:value-type="currency">
            <text:p>$2,358</text:p>
          </table:table-cell>
          <table:table-cell table:formula="of:=[.E13] * 0.875 / 30" office:value-type="currency" office:currency="USD" office:value="2436" calcext:value-type="currency">
            <text:p>$2,436</text:p>
          </table:table-cell>
          <table:table-cell table:formula="of:=[.F13] * 0.875 / 30" office:value-type="currency" office:currency="USD" office:value="2494.42083333333" calcext:value-type="currency">
            <text:p>$2,494</text:p>
          </table:table-cell>
          <table:table-cell table:formula="of:=[.G13] * 0.875 / 30" office:value-type="currency" office:currency="USD" office:value="2552.6375" calcext:value-type="currency">
            <text:p>$2,553</text:p>
          </table:table-cell>
          <table:table-cell table:number-columns-repeated="100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currency" office:currency="USD" office:value="77354" calcext:value-type="currency">
            <text:p>$77,354</text:p>
          </table:table-cell>
          <table:table-cell office:value-type="currency" office:currency="USD" office:value="79096" calcext:value-type="currency">
            <text:p>$79,096</text:p>
          </table:table-cell>
          <table:table-cell office:value-type="currency" office:currency="USD" office:value="80832" calcext:value-type="currency">
            <text:p>$80,832</text:p>
          </table:table-cell>
          <table:table-cell office:value-type="currency" office:currency="USD" office:value="84470" calcext:value-type="currency">
            <text:p>$84,470</text:p>
          </table:table-cell>
          <table:table-cell office:value-type="currency" office:currency="USD" office:value="86734" calcext:value-type="currency">
            <text:p>$86,734</text:p>
          </table:table-cell>
          <table:table-cell office:value-type="currency" office:currency="USD" office:value="88990" calcext:value-type="currency">
            <text:p>$88,99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14] * 0.875 / 30" office:value-type="currency" office:currency="USD" office:value="2256.15833333333" calcext:value-type="currency">
            <text:p>$2,256</text:p>
          </table:table-cell>
          <table:table-cell table:formula="of:=[.C14] * 0.875 / 30" office:value-type="currency" office:currency="USD" office:value="2306.96666666667" calcext:value-type="currency">
            <text:p>$2,307</text:p>
          </table:table-cell>
          <table:table-cell table:formula="of:=[.D14] * 0.875 / 30" office:value-type="currency" office:currency="USD" office:value="2357.6" calcext:value-type="currency">
            <text:p>$2,358</text:p>
          </table:table-cell>
          <table:table-cell table:formula="of:=[.E14] * 0.875 / 30" office:value-type="currency" office:currency="USD" office:value="2463.70833333333" calcext:value-type="currency">
            <text:p>$2,464</text:p>
          </table:table-cell>
          <table:table-cell table:formula="of:=[.F14] * 0.875 / 30" office:value-type="currency" office:currency="USD" office:value="2529.74166666667" calcext:value-type="currency">
            <text:p>$2,530</text:p>
          </table:table-cell>
          <table:table-cell table:formula="of:=[.G14] * 0.875 / 30" office:value-type="currency" office:currency="USD" office:value="2595.54166666667" calcext:value-type="currency">
            <text:p>$2,596</text:p>
          </table:table-cell>
          <table:table-cell table:number-columns-repeated="1009"/>
        </table:table-row>
        <table:table-row table:style-name="ro2"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3">
          <table:table-cell table:style-name="ce2" office:value-type="string" calcext:value-type="string" table:number-columns-spanned="7" table:number-rows-spanned="1">
            <text:p>Cabrillo Part-Time 2017-2018</text:p>
            <text:p><text:span text:style-name="T1">(teaching, grading, office hours)</text:span></text:p>
          </table:table-cell>
          <table:covered-table-cell table:number-columns-repeated="6" table:style-name="Default"/>
          <table:table-cell/>
          <table:table-cell table:style-name="ce2" office:value-type="string" calcext:value-type="string" table:number-columns-spanned="7" table:number-rows-spanned="1">
            <text:p>PT/FT Ratio Per TU, 2017–2018</text:p>
            <text:p>(teaching, grading, office hours)</text:p>
          </table:table-cell>
          <table:covered-table-cell table:number-columns-repeated="6" table:style-name="Default"/>
          <table:table-cell table:number-columns-repeated="1009"/>
        </table:table-row>
        <table:table-row table:style-name="ro2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office:value-type="string" calcext:value-type="string">
            <text:p>Step/Clas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currency" office:currency="USD" office:value="1223" calcext:value-type="currency">
            <text:p>$1,223</text:p>
          </table:table-cell>
          <table:table-cell office:value-type="currency" office:currency="USD" office:value="1262" calcext:value-type="currency">
            <text:p>$1,262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currency" office:currency="USD" office:value="1338" calcext:value-type="currency">
            <text:p>$1,338</text:p>
          </table:table-cell>
          <table:table-cell table:number-columns-repeated="2" office:value-type="currency" office:currency="USD" office:value="1377" calcext:value-type="currency">
            <text:p>$1,377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table:formula="of:=[.B18]/[.J3]" office:value-type="percentage" office:value="0.770840828932268" calcext:value-type="percentage">
            <text:p>77.08%</text:p>
          </table:table-cell>
          <table:table-cell table:style-name="ce6" table:formula="of:=[.C18]/[.K3]" office:value-type="percentage" office:value="0.770575260076783" calcext:value-type="percentage">
            <text:p>77.06%</text:p>
          </table:table-cell>
          <table:table-cell table:style-name="ce6" table:formula="of:=[.D18]/[.L3]" office:value-type="percentage" office:value="0.769693800017762" calcext:value-type="percentage">
            <text:p>76.97%</text:p>
          </table:table-cell>
          <table:table-cell table:style-name="ce6" table:formula="of:=[.E18]/[.M3]" office:value-type="percentage" office:value="0.768799827623357" calcext:value-type="percentage">
            <text:p>76.88%</text:p>
          </table:table-cell>
          <table:table-cell table:style-name="ce6" table:formula="of:=[.F18]/[.N3]" office:value-type="percentage" office:value="0.768590313082873" calcext:value-type="percentage">
            <text:p>76.86%</text:p>
          </table:table-cell>
          <table:table-cell table:style-name="ce6" table:formula="of:=[.G18]/[.O3]" office:value-type="percentage" office:value="0.74719361512113" calcext:value-type="percentage">
            <text:p>74.72%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currency" office:currency="USD" office:value="1268" calcext:value-type="currency">
            <text:p>$1,268</text:p>
          </table:table-cell>
          <table:table-cell office:value-type="currency" office:currency="USD" office:value="1306" calcext:value-type="currency">
            <text:p>$1,306</text:p>
          </table:table-cell>
          <table:table-cell office:value-type="currency" office:currency="USD" office:value="1344" calcext:value-type="currency">
            <text:p>$1,344</text:p>
          </table:table-cell>
          <table:table-cell office:value-type="currency" office:currency="USD" office:value="1382" calcext:value-type="currency">
            <text:p>$1,382</text:p>
          </table:table-cell>
          <table:table-cell table:number-columns-repeated="2" office:value-type="currency" office:currency="USD" office:value="1420" calcext:value-type="currency">
            <text:p>$1,420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 table:formula="of:=[.B19]/[.J4]" office:value-type="percentage" office:value="0.769878795698272" calcext:value-type="percentage">
            <text:p>76.99%</text:p>
          </table:table-cell>
          <table:table-cell table:style-name="ce6" table:formula="of:=[.C19]/[.K4]" office:value-type="percentage" office:value="0.76927419137119" calcext:value-type="percentage">
            <text:p>76.93%</text:p>
          </table:table-cell>
          <table:table-cell table:style-name="ce6" table:formula="of:=[.D19]/[.L4]" office:value-type="percentage" office:value="0.768717469638329" calcext:value-type="percentage">
            <text:p>76.87%</text:p>
          </table:table-cell>
          <table:table-cell table:style-name="ce6" table:formula="of:=[.E19]/[.M4]" office:value-type="percentage" office:value="0.768154742605167" calcext:value-type="percentage">
            <text:p>76.82%</text:p>
          </table:table-cell>
          <table:table-cell table:style-name="ce6" table:formula="of:=[.F19]/[.N4]" office:value-type="percentage" office:value="0.767622891739945" calcext:value-type="percentage">
            <text:p>76.76%</text:p>
          </table:table-cell>
          <table:table-cell table:style-name="ce6" table:formula="of:=[.G19]/[.O4]" office:value-type="percentage" office:value="0.747160330346592" calcext:value-type="percentage">
            <text:p>74.72%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currency" office:currency="USD" office:value="1325" calcext:value-type="currency">
            <text:p>$1,325</text:p>
          </table:table-cell>
          <table:table-cell office:value-type="currency" office:currency="USD" office:value="1363" calcext:value-type="currency">
            <text:p>$1,363</text:p>
          </table:table-cell>
          <table:table-cell office:value-type="currency" office:currency="USD" office:value="1401" calcext:value-type="currency">
            <text:p>$1,401</text:p>
          </table:table-cell>
          <table:table-cell office:value-type="currency" office:currency="USD" office:value="1439" calcext:value-type="currency">
            <text:p>$1,439</text:p>
          </table:table-cell>
          <table:table-cell table:number-columns-repeated="2" office:value-type="currency" office:currency="USD" office:value="1477" calcext:value-type="currency">
            <text:p>$1,477</text:p>
          </table:table-cell>
          <table:table-cell/>
          <table:table-cell office:value-type="float" office:value="3" calcext:value-type="float">
            <text:p>3</text:p>
          </table:table-cell>
          <table:table-cell table:style-name="ce6" table:formula="of:=[.B20]/[.J5]" office:value-type="percentage" office:value="0.768959196800356" calcext:value-type="percentage">
            <text:p>76.90%</text:p>
          </table:table-cell>
          <table:table-cell table:style-name="ce6" table:formula="of:=[.C20]/[.K5]" office:value-type="percentage" office:value="0.768381541179068" calcext:value-type="percentage">
            <text:p>76.84%</text:p>
          </table:table-cell>
          <table:table-cell table:style-name="ce6" table:formula="of:=[.D20]/[.L5]" office:value-type="percentage" office:value="0.76784829378464" calcext:value-type="percentage">
            <text:p>76.78%</text:p>
          </table:table-cell>
          <table:table-cell table:style-name="ce6" table:formula="of:=[.E20]/[.M5]" office:value-type="percentage" office:value="0.767379696967677" calcext:value-type="percentage">
            <text:p>76.74%</text:p>
          </table:table-cell>
          <table:table-cell table:style-name="ce6" table:formula="of:=[.F20]/[.N5]" office:value-type="percentage" office:value="0.766866055879458" calcext:value-type="percentage">
            <text:p>76.69%</text:p>
          </table:table-cell>
          <table:table-cell table:style-name="ce6" table:formula="of:=[.G20]/[.O5]" office:value-type="percentage" office:value="0.747200212473994" calcext:value-type="percentage">
            <text:p>74.72%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currency" office:currency="USD" office:value="1382" calcext:value-type="currency">
            <text:p>$1,382</text:p>
          </table:table-cell>
          <table:table-cell office:value-type="currency" office:currency="USD" office:value="1420" calcext:value-type="currency">
            <text:p>$1,420</text:p>
          </table:table-cell>
          <table:table-cell office:value-type="currency" office:currency="USD" office:value="1458" calcext:value-type="currency">
            <text:p>$1,458</text:p>
          </table:table-cell>
          <table:table-cell office:value-type="currency" office:currency="USD" office:value="1496" calcext:value-type="currency">
            <text:p>$1,496</text:p>
          </table:table-cell>
          <table:table-cell table:number-columns-repeated="2" office:value-type="currency" office:currency="USD" office:value="1533" calcext:value-type="currency">
            <text:p>$1,533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table:formula="of:=[.B21]/[.J6]" office:value-type="percentage" office:value="0.768080031493875" calcext:value-type="percentage">
            <text:p>76.81%</text:p>
          </table:table-cell>
          <table:table-cell table:style-name="ce6" table:formula="of:=[.C21]/[.K6]" office:value-type="percentage" office:value="0.767586584352315" calcext:value-type="percentage">
            <text:p>76.76%</text:p>
          </table:table-cell>
          <table:table-cell table:style-name="ce6" table:formula="of:=[.D21]/[.L6]" office:value-type="percentage" office:value="0.767072358037249" calcext:value-type="percentage">
            <text:p>76.71%</text:p>
          </table:table-cell>
          <table:table-cell table:style-name="ce6" table:formula="of:=[.E21]/[.M6]" office:value-type="percentage" office:value="0.766619265408612" calcext:value-type="percentage">
            <text:p>76.66%</text:p>
          </table:table-cell>
          <table:table-cell table:style-name="ce6" table:formula="of:=[.F21]/[.N6]" office:value-type="percentage" office:value="0.765678490785928" calcext:value-type="percentage">
            <text:p>76.57%</text:p>
          </table:table-cell>
          <table:table-cell table:style-name="ce6" table:formula="of:=[.G21]/[.O6]" office:value-type="percentage" office:value="0.746771237372661" calcext:value-type="percentage">
            <text:p>74.68%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currency" office:currency="USD" office:value="1439" calcext:value-type="currency">
            <text:p>$1,439</text:p>
          </table:table-cell>
          <table:table-cell office:value-type="currency" office:currency="USD" office:value="1477" calcext:value-type="currency">
            <text:p>$1,477</text:p>
          </table:table-cell>
          <table:table-cell office:value-type="currency" office:currency="USD" office:value="1515" calcext:value-type="currency">
            <text:p>$1,515</text:p>
          </table:table-cell>
          <table:table-cell office:value-type="currency" office:currency="USD" office:value="1552" calcext:value-type="currency">
            <text:p>$1,552</text:p>
          </table:table-cell>
          <table:table-cell table:number-columns-repeated="2" office:value-type="currency" office:currency="USD" office:value="1590" calcext:value-type="currency">
            <text:p>$1,5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 table:formula="of:=[.B22]/[.J7]" office:value-type="percentage" office:value="0.767284223529072" calcext:value-type="percentage">
            <text:p>76.73%</text:p>
          </table:table-cell>
          <table:table-cell table:style-name="ce6" table:formula="of:=[.C22]/[.K7]" office:value-type="percentage" office:value="0.766819606596102" calcext:value-type="percentage">
            <text:p>76.68%</text:p>
          </table:table-cell>
          <table:table-cell table:style-name="ce6" table:formula="of:=[.D22]/[.L7]" office:value-type="percentage" office:value="0.766356203881101" calcext:value-type="percentage">
            <text:p>76.64%</text:p>
          </table:table-cell>
          <table:table-cell table:style-name="ce6" table:formula="of:=[.E22]/[.M7]" office:value-type="percentage" office:value="0.765400793593714" calcext:value-type="percentage">
            <text:p>76.54%</text:p>
          </table:table-cell>
          <table:table-cell table:style-name="ce6" table:formula="of:=[.F22]/[.N7]" office:value-type="percentage" office:value="0.76501614833615" calcext:value-type="percentage">
            <text:p>76.50%</text:p>
          </table:table-cell>
          <table:table-cell table:style-name="ce6" table:formula="of:=[.G22]/[.O7]" office:value-type="percentage" office:value="0.74684265223084" calcext:value-type="percentage">
            <text:p>74.68%</text:p>
          </table:table-cell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currency" office:currency="USD" office:value="1496" calcext:value-type="currency">
            <text:p>$1,496</text:p>
          </table:table-cell>
          <table:table-cell office:value-type="currency" office:currency="USD" office:value="1534" calcext:value-type="currency">
            <text:p>$1,534</text:p>
          </table:table-cell>
          <table:table-cell office:value-type="currency" office:currency="USD" office:value="1572" calcext:value-type="currency">
            <text:p>$1,572</text:p>
          </table:table-cell>
          <table:table-cell office:value-type="currency" office:currency="USD" office:value="1609" calcext:value-type="currency">
            <text:p>$1,609</text:p>
          </table:table-cell>
          <table:table-cell table:number-columns-repeated="2" office:value-type="currency" office:currency="USD" office:value="1647" calcext:value-type="currency">
            <text:p>$1,647</text:p>
          </table:table-cell>
          <table:table-cell/>
          <table:table-cell office:value-type="float" office:value="6" calcext:value-type="float">
            <text:p>6</text:p>
          </table:table-cell>
          <table:table-cell table:style-name="ce6" table:formula="of:=[.B23]/[.J8]" office:value-type="percentage" office:value="0.766573435531738" calcext:value-type="percentage">
            <text:p>76.66%</text:p>
          </table:table-cell>
          <table:table-cell table:style-name="ce6" table:formula="of:=[.C23]/[.K8]" office:value-type="percentage" office:value="0.766110992036325" calcext:value-type="percentage">
            <text:p>76.61%</text:p>
          </table:table-cell>
          <table:table-cell table:style-name="ce6" table:formula="of:=[.D23]/[.L8]" office:value-type="percentage" office:value="0.765671423700745" calcext:value-type="percentage">
            <text:p>76.57%</text:p>
          </table:table-cell>
          <table:table-cell table:style-name="ce6" table:formula="of:=[.E23]/[.M8]" office:value-type="percentage" office:value="0.764777761713977" calcext:value-type="percentage">
            <text:p>76.48%</text:p>
          </table:table-cell>
          <table:table-cell table:style-name="ce6" table:formula="of:=[.F23]/[.N8]" office:value-type="percentage" office:value="0.764442072162496" calcext:value-type="percentage">
            <text:p>76.44%</text:p>
          </table:table-cell>
          <table:table-cell table:style-name="ce6" table:formula="of:=[.G23]/[.O8]" office:value-type="percentage" office:value="0.746869620915675" calcext:value-type="percentage">
            <text:p>74.69%</text:p>
          </table:table-cell>
          <table:table-cell table:number-columns-repeated="100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currency" office:currency="USD" office:value="1553" calcext:value-type="currency">
            <text:p>$1,553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currency" office:currency="USD" office:value="1628" calcext:value-type="currency">
            <text:p>$1,628</text:p>
          </table:table-cell>
          <table:table-cell office:value-type="currency" office:currency="USD" office:value="1666" calcext:value-type="currency">
            <text:p>$1,666</text:p>
          </table:table-cell>
          <table:table-cell table:number-columns-repeated="2" office:value-type="currency" office:currency="USD" office:value="1704" calcext:value-type="currency">
            <text:p>$1,704</text:p>
          </table:table-cell>
          <table:table-cell/>
          <table:table-cell office:value-type="float" office:value="7" calcext:value-type="float">
            <text:p>7</text:p>
          </table:table-cell>
          <table:table-cell table:style-name="ce6" table:formula="of:=[.B24]/[.J9]" office:value-type="percentage" office:value="0.765849899830482" calcext:value-type="percentage">
            <text:p>76.58%</text:p>
          </table:table-cell>
          <table:table-cell table:style-name="ce6" table:formula="of:=[.C24]/[.K9]" office:value-type="percentage" office:value="0.764951739483417" calcext:value-type="percentage">
            <text:p>76.50%</text:p>
          </table:table-cell>
          <table:table-cell table:style-name="ce6" table:formula="of:=[.D24]/[.L9]" office:value-type="percentage" office:value="0.764628869671405" calcext:value-type="percentage">
            <text:p>76.46%</text:p>
          </table:table-cell>
          <table:table-cell table:style-name="ce6" table:formula="of:=[.E24]/[.M9]" office:value-type="percentage" office:value="0.764228947579674" calcext:value-type="percentage">
            <text:p>76.42%</text:p>
          </table:table-cell>
          <table:table-cell table:style-name="ce6" table:formula="of:=[.F24]/[.N9]" office:value-type="percentage" office:value="0.763917167588812" calcext:value-type="percentage">
            <text:p>76.39%</text:p>
          </table:table-cell>
          <table:table-cell table:style-name="ce6" table:formula="of:=[.G24]/[.O9]" office:value-type="percentage" office:value="0.746923433773008" calcext:value-type="percentage">
            <text:p>74.69%</text:p>
          </table:table-cell>
          <table:table-cell table:number-columns-repeated="100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currency" office:currency="USD" office:value="1609" calcext:value-type="currency">
            <text:p>$1,609</text:p>
          </table:table-cell>
          <table:table-cell office:value-type="currency" office:currency="USD" office:value="1647" calcext:value-type="currency">
            <text:p>$1,647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currency" office:currency="USD" office:value="1723" calcext:value-type="currency">
            <text:p>$1,723</text:p>
          </table:table-cell>
          <table:table-cell table:number-columns-repeated="2" office:value-type="currency" office:currency="USD" office:value="1761" calcext:value-type="currency">
            <text:p>$1,761</text:p>
          </table:table-cell>
          <table:table-cell/>
          <table:table-cell office:value-type="float" office:value="8" calcext:value-type="float">
            <text:p>8</text:p>
          </table:table-cell>
          <table:table-cell table:style-name="ce6" table:formula="of:=[.B25]/[.J10]" office:value-type="percentage" office:value="0.764777761713977" calcext:value-type="percentage">
            <text:p>76.48%</text:p>
          </table:table-cell>
          <table:table-cell table:style-name="ce6" table:formula="of:=[.C25]/[.K10]" office:value-type="percentage" office:value="0.764400679931388" calcext:value-type="percentage">
            <text:p>76.44%</text:p>
          </table:table-cell>
          <table:table-cell table:style-name="ce6" table:formula="of:=[.D25]/[.L10]" office:value-type="percentage" office:value="0.76402074418341" calcext:value-type="percentage">
            <text:p>76.40%</text:p>
          </table:table-cell>
          <table:table-cell table:style-name="ce6" table:formula="of:=[.E25]/[.M10]" office:value-type="percentage" office:value="0.763727029273248" calcext:value-type="percentage">
            <text:p>76.37%</text:p>
          </table:table-cell>
          <table:table-cell table:style-name="ce6" table:formula="of:=[.F25]/[.N10]" office:value-type="percentage" office:value="0.763359330127985" calcext:value-type="percentage">
            <text:p>76.34%</text:p>
          </table:table-cell>
          <table:table-cell table:style-name="ce6" table:formula="of:=[.G25]/[.O10]" office:value-type="percentage" office:value="0.747001495275566" calcext:value-type="percentage">
            <text:p>74.70%</text:p>
          </table:table-cell>
          <table:table-cell table:number-columns-repeated="100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currency" office:currency="USD" office:value="1666" calcext:value-type="currency">
            <text:p>$1,666</text:p>
          </table:table-cell>
          <table:table-cell office:value-type="currency" office:currency="USD" office:value="1704" calcext:value-type="currency">
            <text:p>$1,704</text:p>
          </table:table-cell>
          <table:table-cell office:value-type="currency" office:currency="USD" office:value="1742" calcext:value-type="currency">
            <text:p>$1,742</text:p>
          </table:table-cell>
          <table:table-cell office:value-type="currency" office:currency="USD" office:value="1780" calcext:value-type="currency">
            <text:p>$1,780</text:p>
          </table:table-cell>
          <table:table-cell table:number-columns-repeated="2" office:value-type="currency" office:currency="USD" office:value="1818" calcext:value-type="currency">
            <text:p>$1,818</text:p>
          </table:table-cell>
          <table:table-cell/>
          <table:table-cell office:value-type="float" office:value="9" calcext:value-type="float">
            <text:p>9</text:p>
          </table:table-cell>
          <table:table-cell table:style-name="ce6" table:formula="of:=[.B26]/[.J11]" office:value-type="percentage" office:value="0.764198274132049" calcext:value-type="percentage">
            <text:p>76.42%</text:p>
          </table:table-cell>
          <table:table-cell table:style-name="ce6" table:formula="of:=[.C26]/[.K11]" office:value-type="percentage" office:value="0.763887202610546" calcext:value-type="percentage">
            <text:p>76.39%</text:p>
          </table:table-cell>
          <table:table-cell table:style-name="ce6" table:formula="of:=[.D26]/[.L11]" office:value-type="percentage" office:value="0.763521608275137" calcext:value-type="percentage">
            <text:p>76.35%</text:p>
          </table:table-cell>
          <table:table-cell table:style-name="ce6" table:formula="of:=[.E26]/[.M11]" office:value-type="percentage" office:value="0.763210127541131" calcext:value-type="percentage">
            <text:p>76.32%</text:p>
          </table:table-cell>
          <table:table-cell table:style-name="ce6" table:formula="of:=[.F26]/[.N11]" office:value-type="percentage" office:value="0.762874557210346" calcext:value-type="percentage">
            <text:p>76.29%</text:p>
          </table:table-cell>
          <table:table-cell table:style-name="ce6" table:formula="of:=[.G26]/[.O11]" office:value-type="percentage" office:value="0.74702095603342" calcext:value-type="percentage">
            <text:p>74.70%</text:p>
          </table:table-cell>
          <table:table-cell table:number-columns-repeated="100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currency" office:currency="USD" office:value="1723" calcext:value-type="currency">
            <text:p>$1,723</text:p>
          </table:table-cell>
          <table:table-cell office:value-type="currency" office:currency="USD" office:value="1761" calcext:value-type="currency">
            <text:p>$1,761</text:p>
          </table:table-cell>
          <table:table-cell office:value-type="currency" office:currency="USD" office:value="1799" calcext:value-type="currency">
            <text:p>$1,799</text:p>
          </table:table-cell>
          <table:table-cell office:value-type="currency" office:currency="USD" office:value="1837" calcext:value-type="currency">
            <text:p>$1,837</text:p>
          </table:table-cell>
          <table:table-cell table:number-columns-repeated="2" office:value-type="currency" office:currency="USD" office:value="1875" calcext:value-type="currency">
            <text:p>$1,87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6" table:formula="of:=[.B27]/[.J12]" office:value-type="percentage" office:value="0.763687536705092" calcext:value-type="percentage">
            <text:p>76.37%</text:p>
          </table:table-cell>
          <table:table-cell table:style-name="ce6" table:formula="of:=[.C27]/[.K12]" office:value-type="percentage" office:value="0.763340028031036" calcext:value-type="percentage">
            <text:p>76.33%</text:p>
          </table:table-cell>
          <table:table-cell table:style-name="ce6" table:formula="of:=[.D27]/[.L12]" office:value-type="percentage" office:value="0.763064133016627" calcext:value-type="percentage">
            <text:p>76.31%</text:p>
          </table:table-cell>
          <table:table-cell table:style-name="ce6" table:formula="of:=[.E27]/[.M12]" office:value-type="percentage" office:value="0.76278136299936" calcext:value-type="percentage">
            <text:p>76.28%</text:p>
          </table:table-cell>
          <table:table-cell table:style-name="ce6" table:formula="of:=[.F27]/[.N12]" office:value-type="percentage" office:value="0.762465032506426" calcext:value-type="percentage">
            <text:p>76.25%</text:p>
          </table:table-cell>
          <table:table-cell table:style-name="ce6" table:formula="of:=[.G27]/[.O12]" office:value-type="percentage" office:value="0.7470913244435" calcext:value-type="percentage">
            <text:p>74.71%</text:p>
          </table:table-cell>
          <table:table-cell table:number-columns-repeated="100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currency" office:currency="USD" office:value="1723" calcext:value-type="currency">
            <text:p>$1,723</text:p>
          </table:table-cell>
          <table:table-cell office:value-type="currency" office:currency="USD" office:value="1761" calcext:value-type="currency">
            <text:p>$1,761</text:p>
          </table:table-cell>
          <table:table-cell office:value-type="currency" office:currency="USD" office:value="1820" calcext:value-type="currency">
            <text:p>$1,820</text:p>
          </table:table-cell>
          <table:table-cell office:value-type="currency" office:currency="USD" office:value="1863" calcext:value-type="currency">
            <text:p>$1,863</text:p>
          </table:table-cell>
          <table:table-cell table:number-columns-repeated="2" office:value-type="currency" office:currency="USD" office:value="1907" calcext:value-type="currency">
            <text:p>$1,907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6" table:formula="of:=[.B28]/[.J13]" office:value-type="percentage" office:value="0.763687536705092" calcext:value-type="percentage">
            <text:p>76.37%</text:p>
          </table:table-cell>
          <table:table-cell table:style-name="ce6" table:formula="of:=[.C28]/[.K13]" office:value-type="percentage" office:value="0.763340028031036" calcext:value-type="percentage">
            <text:p>76.33%</text:p>
          </table:table-cell>
          <table:table-cell table:style-name="ce6" table:formula="of:=[.D28]/[.L13]" office:value-type="percentage" office:value="0.771971496437055" calcext:value-type="percentage">
            <text:p>77.20%</text:p>
          </table:table-cell>
          <table:table-cell table:style-name="ce6" table:formula="of:=[.E28]/[.M13]" office:value-type="percentage" office:value="0.764778325123153" calcext:value-type="percentage">
            <text:p>76.48%</text:p>
          </table:table-cell>
          <table:table-cell table:style-name="ce6" table:formula="of:=[.F28]/[.N13]" office:value-type="percentage" office:value="0.764506122830784" calcext:value-type="percentage">
            <text:p>76.45%</text:p>
          </table:table-cell>
          <table:table-cell table:style-name="ce6" table:formula="of:=[.G28]/[.O13]" office:value-type="percentage" office:value="0.747070432053122" calcext:value-type="percentage">
            <text:p>74.71%</text:p>
          </table:table-cell>
          <table:table-cell table:number-columns-repeated="100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currency" office:currency="USD" office:value="1723" calcext:value-type="currency">
            <text:p>$1,723</text:p>
          </table:table-cell>
          <table:table-cell office:value-type="currency" office:currency="USD" office:value="1761" calcext:value-type="currency">
            <text:p>$1,761</text:p>
          </table:table-cell>
          <table:table-cell office:value-type="currency" office:currency="USD" office:value="1840" calcext:value-type="currency">
            <text:p>$1,840</text:p>
          </table:table-cell>
          <table:table-cell office:value-type="currency" office:currency="USD" office:value="1890" calcext:value-type="currency">
            <text:p>$1,890</text:p>
          </table:table-cell>
          <table:table-cell table:number-columns-repeated="2" office:value-type="currency" office:currency="USD" office:value="1939" calcext:value-type="currency">
            <text:p>$1,939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6" table:formula="of:=[.B29]/[.J14]" office:value-type="percentage" office:value="0.763687536705092" calcext:value-type="percentage">
            <text:p>76.37%</text:p>
          </table:table-cell>
          <table:table-cell table:style-name="ce6" table:formula="of:=[.C29]/[.K14]" office:value-type="percentage" office:value="0.763340028031036" calcext:value-type="percentage">
            <text:p>76.33%</text:p>
          </table:table-cell>
          <table:table-cell table:style-name="ce6" table:formula="of:=[.D29]/[.L14]" office:value-type="percentage" office:value="0.780454699694605" calcext:value-type="percentage">
            <text:p>78.05%</text:p>
          </table:table-cell>
          <table:table-cell table:style-name="ce6" table:formula="of:=[.E29]/[.M14]" office:value-type="percentage" office:value="0.767136261394578" calcext:value-type="percentage">
            <text:p>76.71%</text:p>
          </table:table-cell>
          <table:table-cell table:style-name="ce6" table:formula="of:=[.F29]/[.N14]" office:value-type="percentage" office:value="0.766481425969055" calcext:value-type="percentage">
            <text:p>76.65%</text:p>
          </table:table-cell>
          <table:table-cell table:style-name="ce6" table:formula="of:=[.G29]/[.O14]" office:value-type="percentage" office:value="0.747050230362962" calcext:value-type="percentage">
            <text:p>74.71%</text:p>
          </table:table-cell>
          <table:table-cell table:number-columns-repeated="1009"/>
        </table:table-row>
      </table:table>
      <table:table table:name="Option A" table:style-name="ta1">
        <table:table-column table:style-name="co1" table:default-cell-style-name="Default"/>
        <table:table-column table:style-name="co1" table:number-columns-repeated="6" table:default-cell-style-name="ce4"/>
        <table:table-column table:style-name="co1" table:number-columns-repeated="2" table:default-cell-style-name="Default"/>
        <table:table-column table:style-name="co1" table:number-columns-repeated="6" table:default-cell-style-name="ce4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abrillo Full-Time, 2018-2019 Option A</text:p>
            <text:p>(teaching, grading, office hours, governance)</text:p>
          </table:table-cell>
          <table:covered-table-cell table:number-columns-repeated="6" table:style-name="ce3"/>
          <table:table-cell table:style-name="ce3"/>
          <table:table-cell table:style-name="ce5" office:value-type="string" calcext:value-type="string" table:number-columns-spanned="7" table:number-rows-spanned="1">
            <text:p>Cabrillo Full-Time Per TU, 2018-2019 Option A</text:p>
            <text:p>(teaching, grading, office hours)</text:p>
          </table:table-cell>
          <table:covered-table-cell table:number-columns-repeated="6" table:style-name="ce3"/>
          <table:table-cell table:style-name="ce3" table:number-columns-repeated="1009"/>
        </table:table-row>
        <table:table-row table:style-name="ro2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'cabrillo-ft-schedule-17-18'.B3]*1.025" office:value-type="currency" office:currency="USD" office:value="55756.925" calcext:value-type="currency">
            <text:p>$55,757</text:p>
          </table:table-cell>
          <table:table-cell table:formula="of:=['cabrillo-ft-schedule-17-18'.C3]*1.025" office:value-type="currency" office:currency="USD" office:value="57554.775" calcext:value-type="currency">
            <text:p>$57,555</text:p>
          </table:table-cell>
          <table:table-cell table:formula="of:=['cabrillo-ft-schedule-17-18'.D3]*1.025" office:value-type="currency" office:currency="USD" office:value="59355.7" calcext:value-type="currency">
            <text:p>$59,356</text:p>
          </table:table-cell>
          <table:table-cell table:formula="of:=['cabrillo-ft-schedule-17-18'.E3]*1.025" office:value-type="currency" office:currency="USD" office:value="61161.75" calcext:value-type="currency">
            <text:p>$61,162</text:p>
          </table:table-cell>
          <table:table-cell table:formula="of:=['cabrillo-ft-schedule-17-18'.F3]*1.025" office:value-type="currency" office:currency="USD" office:value="62961.65" calcext:value-type="currency">
            <text:p>$62,962</text:p>
          </table:table-cell>
          <table:table-cell table:formula="of:=['cabrillo-ft-schedule-17-18'.G3]*1.025" office:value-type="currency" office:currency="USD" office:value="64764.625" calcext:value-type="currency">
            <text:p>$64,76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] * 0.875 / 30" office:value-type="currency" office:currency="USD" office:value="1626.24364583333" calcext:value-type="currency">
            <text:p>$1,626</text:p>
          </table:table-cell>
          <table:table-cell table:formula="of:=[.C3] * 0.875 / 30" office:value-type="currency" office:currency="USD" office:value="1678.6809375" calcext:value-type="currency">
            <text:p>$1,679</text:p>
          </table:table-cell>
          <table:table-cell table:formula="of:=[.D3] * 0.875 / 30" office:value-type="currency" office:currency="USD" office:value="1731.20791666667" calcext:value-type="currency">
            <text:p>$1,731</text:p>
          </table:table-cell>
          <table:table-cell table:formula="of:=[.E3] * 0.875 / 30" office:value-type="currency" office:currency="USD" office:value="1783.884375" calcext:value-type="currency">
            <text:p>$1,784</text:p>
          </table:table-cell>
          <table:table-cell table:formula="of:=[.F3] * 0.875 / 30" office:value-type="currency" office:currency="USD" office:value="1836.38145833333" calcext:value-type="currency">
            <text:p>$1,836</text:p>
          </table:table-cell>
          <table:table-cell table:formula="of:=[.G3] * 0.875 / 30" office:value-type="currency" office:currency="USD" office:value="1888.96822916667" calcext:value-type="currency">
            <text:p>$1,889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'cabrillo-ft-schedule-17-18'.B4]*1.025" office:value-type="currency" office:currency="USD" office:value="57880.725" calcext:value-type="currency">
            <text:p>$57,881</text:p>
          </table:table-cell>
          <table:table-cell table:formula="of:=['cabrillo-ft-schedule-17-18'.C4]*1.025" office:value-type="currency" office:currency="USD" office:value="59662.175" calcext:value-type="currency">
            <text:p>$59,662</text:p>
          </table:table-cell>
          <table:table-cell table:formula="of:=['cabrillo-ft-schedule-17-18'.D4]*1.025" office:value-type="currency" office:currency="USD" office:value="61442.6" calcext:value-type="currency">
            <text:p>$61,443</text:p>
          </table:table-cell>
          <table:table-cell table:formula="of:=['cabrillo-ft-schedule-17-18'.E4]*1.025" office:value-type="currency" office:currency="USD" office:value="63226.1" calcext:value-type="currency">
            <text:p>$63,226</text:p>
          </table:table-cell>
          <table:table-cell table:formula="of:=['cabrillo-ft-schedule-17-18'.F4]*1.025" office:value-type="currency" office:currency="USD" office:value="65009.6" calcext:value-type="currency">
            <text:p>$65,010</text:p>
          </table:table-cell>
          <table:table-cell table:formula="of:=['cabrillo-ft-schedule-17-18'.G4]*1.025" office:value-type="currency" office:currency="USD" office:value="66790.025" calcext:value-type="currency">
            <text:p>$66,79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4] * 0.875 / 30" office:value-type="currency" office:currency="USD" office:value="1688.1878125" calcext:value-type="currency">
            <text:p>$1,688</text:p>
          </table:table-cell>
          <table:table-cell table:formula="of:=[.C4] * 0.875 / 30" office:value-type="currency" office:currency="USD" office:value="1740.14677083333" calcext:value-type="currency">
            <text:p>$1,740</text:p>
          </table:table-cell>
          <table:table-cell table:formula="of:=[.D4] * 0.875 / 30" office:value-type="currency" office:currency="USD" office:value="1792.07583333333" calcext:value-type="currency">
            <text:p>$1,792</text:p>
          </table:table-cell>
          <table:table-cell table:formula="of:=[.E4] * 0.875 / 30" office:value-type="currency" office:currency="USD" office:value="1844.09458333333" calcext:value-type="currency">
            <text:p>$1,844</text:p>
          </table:table-cell>
          <table:table-cell table:formula="of:=[.F4] * 0.875 / 30" office:value-type="currency" office:currency="USD" office:value="1896.11333333333" calcext:value-type="currency">
            <text:p>$1,896</text:p>
          </table:table-cell>
          <table:table-cell table:formula="of:=[.G4] * 0.875 / 30" office:value-type="currency" office:currency="USD" office:value="1948.04239583333" calcext:value-type="currency">
            <text:p>$1,948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'cabrillo-ft-schedule-17-18'.B5]*1.025" office:value-type="currency" office:currency="USD" office:value="60554.95" calcext:value-type="currency">
            <text:p>$60,555</text:p>
          </table:table-cell>
          <table:table-cell table:formula="of:=['cabrillo-ft-schedule-17-18'.C5]*1.025" office:value-type="currency" office:currency="USD" office:value="62338.45" calcext:value-type="currency">
            <text:p>$62,338</text:p>
          </table:table-cell>
          <table:table-cell table:formula="of:=['cabrillo-ft-schedule-17-18'.D5]*1.025" office:value-type="currency" office:currency="USD" office:value="64120.925" calcext:value-type="currency">
            <text:p>$64,121</text:p>
          </table:table-cell>
          <table:table-cell table:formula="of:=['cabrillo-ft-schedule-17-18'.E5]*1.025" office:value-type="currency" office:currency="USD" office:value="65900.325" calcext:value-type="currency">
            <text:p>$65,900</text:p>
          </table:table-cell>
          <table:table-cell table:formula="of:=['cabrillo-ft-schedule-17-18'.F5]*1.025" office:value-type="currency" office:currency="USD" office:value="67685.875" calcext:value-type="currency">
            <text:p>$67,686</text:p>
          </table:table-cell>
          <table:table-cell table:formula="of:=['cabrillo-ft-schedule-17-18'.G5]*1.025" office:value-type="currency" office:currency="USD" office:value="69467.325" calcext:value-type="currency">
            <text:p>$69,467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5] * 0.875 / 30" office:value-type="currency" office:currency="USD" office:value="1766.18604166667" calcext:value-type="currency">
            <text:p>$1,766</text:p>
          </table:table-cell>
          <table:table-cell table:formula="of:=[.C5] * 0.875 / 30" office:value-type="currency" office:currency="USD" office:value="1818.20479166667" calcext:value-type="currency">
            <text:p>$1,818</text:p>
          </table:table-cell>
          <table:table-cell table:formula="of:=[.D5] * 0.875 / 30" office:value-type="currency" office:currency="USD" office:value="1870.19364583333" calcext:value-type="currency">
            <text:p>$1,870</text:p>
          </table:table-cell>
          <table:table-cell table:formula="of:=[.E5] * 0.875 / 30" office:value-type="currency" office:currency="USD" office:value="1922.0928125" calcext:value-type="currency">
            <text:p>$1,922</text:p>
          </table:table-cell>
          <table:table-cell table:formula="of:=[.F5] * 0.875 / 30" office:value-type="currency" office:currency="USD" office:value="1974.17135416667" calcext:value-type="currency">
            <text:p>$1,974</text:p>
          </table:table-cell>
          <table:table-cell table:formula="of:=[.G5] * 0.875 / 30" office:value-type="currency" office:currency="USD" office:value="2026.1303125" calcext:value-type="currency">
            <text:p>$2,026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'cabrillo-ft-schedule-17-18'.B6]*1.025" office:value-type="currency" office:currency="USD" office:value="63232.25" calcext:value-type="currency">
            <text:p>$63,232</text:p>
          </table:table-cell>
          <table:table-cell table:formula="of:=['cabrillo-ft-schedule-17-18'.C6]*1.025" office:value-type="currency" office:currency="USD" office:value="65012.675" calcext:value-type="currency">
            <text:p>$65,013</text:p>
          </table:table-cell>
          <table:table-cell table:formula="of:=['cabrillo-ft-schedule-17-18'.D6]*1.025" office:value-type="currency" office:currency="USD" office:value="66797.2" calcext:value-type="currency">
            <text:p>$66,797</text:p>
          </table:table-cell>
          <table:table-cell table:formula="of:=['cabrillo-ft-schedule-17-18'.E6]*1.025" office:value-type="currency" office:currency="USD" office:value="68578.65" calcext:value-type="currency">
            <text:p>$68,579</text:p>
          </table:table-cell>
          <table:table-cell table:formula="of:=['cabrillo-ft-schedule-17-18'.F6]*1.025" office:value-type="currency" office:currency="USD" office:value="70361.125" calcext:value-type="currency">
            <text:p>$70,361</text:p>
          </table:table-cell>
          <table:table-cell table:formula="of:=['cabrillo-ft-schedule-17-18'.G6]*1.025" office:value-type="currency" office:currency="USD" office:value="72142.575" calcext:value-type="currency">
            <text:p>$72,14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6] * 0.875 / 30" office:value-type="currency" office:currency="USD" office:value="1844.27395833333" calcext:value-type="currency">
            <text:p>$1,844</text:p>
          </table:table-cell>
          <table:table-cell table:formula="of:=[.C6] * 0.875 / 30" office:value-type="currency" office:currency="USD" office:value="1896.20302083333" calcext:value-type="currency">
            <text:p>$1,896</text:p>
          </table:table-cell>
          <table:table-cell table:formula="of:=[.D6] * 0.875 / 30" office:value-type="currency" office:currency="USD" office:value="1948.25166666667" calcext:value-type="currency">
            <text:p>$1,948</text:p>
          </table:table-cell>
          <table:table-cell table:formula="of:=[.E6] * 0.875 / 30" office:value-type="currency" office:currency="USD" office:value="2000.210625" calcext:value-type="currency">
            <text:p>$2,000</text:p>
          </table:table-cell>
          <table:table-cell table:formula="of:=[.F6] * 0.875 / 30" office:value-type="currency" office:currency="USD" office:value="2052.19947916667" calcext:value-type="currency">
            <text:p>$2,052</text:p>
          </table:table-cell>
          <table:table-cell table:formula="of:=[.G6] * 0.875 / 30" office:value-type="currency" office:currency="USD" office:value="2104.1584375" calcext:value-type="currency">
            <text:p>$2,104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'cabrillo-ft-schedule-17-18'.B7]*1.025" office:value-type="currency" office:currency="USD" office:value="65908.525" calcext:value-type="currency">
            <text:p>$65,909</text:p>
          </table:table-cell>
          <table:table-cell table:formula="of:=['cabrillo-ft-schedule-17-18'.C7]*1.025" office:value-type="currency" office:currency="USD" office:value="67689.975" calcext:value-type="currency">
            <text:p>$67,690</text:p>
          </table:table-cell>
          <table:table-cell table:formula="of:=['cabrillo-ft-schedule-17-18'.D7]*1.025" office:value-type="currency" office:currency="USD" office:value="69473.475" calcext:value-type="currency">
            <text:p>$69,473</text:p>
          </table:table-cell>
          <table:table-cell table:formula="of:=['cabrillo-ft-schedule-17-18'.E7]*1.025" office:value-type="currency" office:currency="USD" office:value="71259.025" calcext:value-type="currency">
            <text:p>$71,259</text:p>
          </table:table-cell>
          <table:table-cell table:formula="of:=['cabrillo-ft-schedule-17-18'.F7]*1.025" office:value-type="currency" office:currency="USD" office:value="73040.475" calcext:value-type="currency">
            <text:p>$73,040</text:p>
          </table:table-cell>
          <table:table-cell table:formula="of:=['cabrillo-ft-schedule-17-18'.G7]*1.025" office:value-type="currency" office:currency="USD" office:value="74817.825" calcext:value-type="currency">
            <text:p>$74,81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7] * 0.875 / 30" office:value-type="currency" office:currency="USD" office:value="1922.33197916667" calcext:value-type="currency">
            <text:p>$1,922</text:p>
          </table:table-cell>
          <table:table-cell table:formula="of:=[.C7] * 0.875 / 30" office:value-type="currency" office:currency="USD" office:value="1974.2909375" calcext:value-type="currency">
            <text:p>$1,974</text:p>
          </table:table-cell>
          <table:table-cell table:formula="of:=[.D7] * 0.875 / 30" office:value-type="currency" office:currency="USD" office:value="2026.3096875" calcext:value-type="currency">
            <text:p>$2,026</text:p>
          </table:table-cell>
          <table:table-cell table:formula="of:=[.E7] * 0.875 / 30" office:value-type="currency" office:currency="USD" office:value="2078.38822916667" calcext:value-type="currency">
            <text:p>$2,078</text:p>
          </table:table-cell>
          <table:table-cell table:formula="of:=[.F7] * 0.875 / 30" office:value-type="currency" office:currency="USD" office:value="2130.3471875" calcext:value-type="currency">
            <text:p>$2,130</text:p>
          </table:table-cell>
          <table:table-cell table:formula="of:=[.G7] * 0.875 / 30" office:value-type="currency" office:currency="USD" office:value="2182.1865625" calcext:value-type="currency">
            <text:p>$2,182</text:p>
          </table:table-cell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'cabrillo-ft-schedule-17-18'.B8]*1.025" office:value-type="currency" office:currency="USD" office:value="68582.75" calcext:value-type="currency">
            <text:p>$68,583</text:p>
          </table:table-cell>
          <table:table-cell table:formula="of:=['cabrillo-ft-schedule-17-18'.C8]*1.025" office:value-type="currency" office:currency="USD" office:value="70367.275" calcext:value-type="currency">
            <text:p>$70,367</text:p>
          </table:table-cell>
          <table:table-cell table:formula="of:=['cabrillo-ft-schedule-17-18'.D8]*1.025" office:value-type="currency" office:currency="USD" office:value="72151.8" calcext:value-type="currency">
            <text:p>$72,152</text:p>
          </table:table-cell>
          <table:table-cell table:formula="of:=['cabrillo-ft-schedule-17-18'.E8]*1.025" office:value-type="currency" office:currency="USD" office:value="73936.325" calcext:value-type="currency">
            <text:p>$73,936</text:p>
          </table:table-cell>
          <table:table-cell table:formula="of:=['cabrillo-ft-schedule-17-18'.F8]*1.025" office:value-type="currency" office:currency="USD" office:value="75715.725" calcext:value-type="currency">
            <text:p>$75,716</text:p>
          </table:table-cell>
          <table:table-cell table:formula="of:=['cabrillo-ft-schedule-17-18'.G8]*1.025" office:value-type="currency" office:currency="USD" office:value="77497.175" calcext:value-type="currency">
            <text:p>$77,49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8] * 0.875 / 30" office:value-type="currency" office:currency="USD" office:value="2000.33020833333" calcext:value-type="currency">
            <text:p>$2,000</text:p>
          </table:table-cell>
          <table:table-cell table:formula="of:=[.C8] * 0.875 / 30" office:value-type="currency" office:currency="USD" office:value="2052.37885416667" calcext:value-type="currency">
            <text:p>$2,052</text:p>
          </table:table-cell>
          <table:table-cell table:formula="of:=[.D8] * 0.875 / 30" office:value-type="currency" office:currency="USD" office:value="2104.4275" calcext:value-type="currency">
            <text:p>$2,104</text:p>
          </table:table-cell>
          <table:table-cell table:formula="of:=[.E8] * 0.875 / 30" office:value-type="currency" office:currency="USD" office:value="2156.47614583333" calcext:value-type="currency">
            <text:p>$2,156</text:p>
          </table:table-cell>
          <table:table-cell table:formula="of:=[.F8] * 0.875 / 30" office:value-type="currency" office:currency="USD" office:value="2208.3753125" calcext:value-type="currency">
            <text:p>$2,208</text:p>
          </table:table-cell>
          <table:table-cell table:formula="of:=[.G8] * 0.875 / 30" office:value-type="currency" office:currency="USD" office:value="2260.33427083333" calcext:value-type="currency">
            <text:p>$2,260</text:p>
          </table:table-cell>
          <table:table-cell table:number-columns-repeated="1009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'cabrillo-ft-schedule-17-18'.B9]*1.025" office:value-type="currency" office:currency="USD" office:value="71263.125" calcext:value-type="currency">
            <text:p>$71,263</text:p>
          </table:table-cell>
          <table:table-cell table:formula="of:=['cabrillo-ft-schedule-17-18'.C9]*1.025" office:value-type="currency" office:currency="USD" office:value="73046.625" calcext:value-type="currency">
            <text:p>$73,047</text:p>
          </table:table-cell>
          <table:table-cell table:formula="of:=['cabrillo-ft-schedule-17-18'.D9]*1.025" office:value-type="currency" office:currency="USD" office:value="74823.975" calcext:value-type="currency">
            <text:p>$74,824</text:p>
          </table:table-cell>
          <table:table-cell table:formula="of:=['cabrillo-ft-schedule-17-18'.E9]*1.025" office:value-type="currency" office:currency="USD" office:value="76610.55" calcext:value-type="currency">
            <text:p>$76,611</text:p>
          </table:table-cell>
          <table:table-cell table:formula="of:=['cabrillo-ft-schedule-17-18'.F9]*1.025" office:value-type="currency" office:currency="USD" office:value="78389.95" calcext:value-type="currency">
            <text:p>$78,390</text:p>
          </table:table-cell>
          <table:table-cell table:formula="of:=['cabrillo-ft-schedule-17-18'.G9]*1.025" office:value-type="currency" office:currency="USD" office:value="80173.45" calcext:value-type="currency">
            <text:p>$80,173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9] * 0.875 / 30" office:value-type="currency" office:currency="USD" office:value="2078.5078125" calcext:value-type="currency">
            <text:p>$2,079</text:p>
          </table:table-cell>
          <table:table-cell table:formula="of:=[.C9] * 0.875 / 30" office:value-type="currency" office:currency="USD" office:value="2130.5265625" calcext:value-type="currency">
            <text:p>$2,131</text:p>
          </table:table-cell>
          <table:table-cell table:formula="of:=[.D9] * 0.875 / 30" office:value-type="currency" office:currency="USD" office:value="2182.3659375" calcext:value-type="currency">
            <text:p>$2,182</text:p>
          </table:table-cell>
          <table:table-cell table:formula="of:=[.E9] * 0.875 / 30" office:value-type="currency" office:currency="USD" office:value="2234.474375" calcext:value-type="currency">
            <text:p>$2,234</text:p>
          </table:table-cell>
          <table:table-cell table:formula="of:=[.F9] * 0.875 / 30" office:value-type="currency" office:currency="USD" office:value="2286.37354166667" calcext:value-type="currency">
            <text:p>$2,286</text:p>
          </table:table-cell>
          <table:table-cell table:formula="of:=[.G9] * 0.875 / 30" office:value-type="currency" office:currency="USD" office:value="2338.39229166667" calcext:value-type="currency">
            <text:p>$2,338</text:p>
          </table:table-cell>
          <table:table-cell table:number-columns-repeated="1009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'cabrillo-ft-schedule-17-18'.B10]*1.025" office:value-type="currency" office:currency="USD" office:value="73936.325" calcext:value-type="currency">
            <text:p>$73,936</text:p>
          </table:table-cell>
          <table:table-cell table:formula="of:=['cabrillo-ft-schedule-17-18'.C10]*1.025" office:value-type="currency" office:currency="USD" office:value="75719.825" calcext:value-type="currency">
            <text:p>$75,720</text:p>
          </table:table-cell>
          <table:table-cell table:formula="of:=['cabrillo-ft-schedule-17-18'.D10]*1.025" office:value-type="currency" office:currency="USD" office:value="77505.375" calcext:value-type="currency">
            <text:p>$77,505</text:p>
          </table:table-cell>
          <table:table-cell table:formula="of:=['cabrillo-ft-schedule-17-18'.E10]*1.025" office:value-type="currency" office:currency="USD" office:value="79283.75" calcext:value-type="currency">
            <text:p>$79,284</text:p>
          </table:table-cell>
          <table:table-cell table:formula="of:=['cabrillo-ft-schedule-17-18'.F10]*1.025" office:value-type="currency" office:currency="USD" office:value="81071.35" calcext:value-type="currency">
            <text:p>$81,071</text:p>
          </table:table-cell>
          <table:table-cell table:formula="of:=['cabrillo-ft-schedule-17-18'.G10]*1.025" office:value-type="currency" office:currency="USD" office:value="82846.65" calcext:value-type="currency">
            <text:p>$82,847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10] * 0.875 / 30" office:value-type="currency" office:currency="USD" office:value="2156.47614583333" calcext:value-type="currency">
            <text:p>$2,156</text:p>
          </table:table-cell>
          <table:table-cell table:formula="of:=[.C10] * 0.875 / 30" office:value-type="currency" office:currency="USD" office:value="2208.49489583333" calcext:value-type="currency">
            <text:p>$2,208</text:p>
          </table:table-cell>
          <table:table-cell table:formula="of:=[.D10] * 0.875 / 30" office:value-type="currency" office:currency="USD" office:value="2260.5734375" calcext:value-type="currency">
            <text:p>$2,261</text:p>
          </table:table-cell>
          <table:table-cell table:formula="of:=[.E10] * 0.875 / 30" office:value-type="currency" office:currency="USD" office:value="2312.44270833333" calcext:value-type="currency">
            <text:p>$2,312</text:p>
          </table:table-cell>
          <table:table-cell table:formula="of:=[.F10] * 0.875 / 30" office:value-type="currency" office:currency="USD" office:value="2364.58104166667" calcext:value-type="currency">
            <text:p>$2,365</text:p>
          </table:table-cell>
          <table:table-cell table:formula="of:=[.G10] * 0.875 / 30" office:value-type="currency" office:currency="USD" office:value="2416.360625" calcext:value-type="currency">
            <text:p>$2,416</text:p>
          </table:table-cell>
          <table:table-cell table:number-columns-repeated="1009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'cabrillo-ft-schedule-17-18'.B11]*1.025" office:value-type="currency" office:currency="USD" office:value="76613.625" calcext:value-type="currency">
            <text:p>$76,614</text:p>
          </table:table-cell>
          <table:table-cell table:formula="of:=['cabrillo-ft-schedule-17-18'.C11]*1.025" office:value-type="currency" office:currency="USD" office:value="78393.025" calcext:value-type="currency">
            <text:p>$78,393</text:p>
          </table:table-cell>
          <table:table-cell table:formula="of:=['cabrillo-ft-schedule-17-18'.D11]*1.025" office:value-type="currency" office:currency="USD" office:value="80179.6" calcext:value-type="currency">
            <text:p>$80,180</text:p>
          </table:table-cell>
          <table:table-cell table:formula="of:=['cabrillo-ft-schedule-17-18'.E11]*1.025" office:value-type="currency" office:currency="USD" office:value="81962.075" calcext:value-type="currency">
            <text:p>$81,962</text:p>
          </table:table-cell>
          <table:table-cell table:formula="of:=['cabrillo-ft-schedule-17-18'.F11]*1.025" office:value-type="currency" office:currency="USD" office:value="83748.65" calcext:value-type="currency">
            <text:p>$83,749</text:p>
          </table:table-cell>
          <table:table-cell table:formula="of:=['cabrillo-ft-schedule-17-18'.G11]*1.025" office:value-type="currency" office:currency="USD" office:value="85526" calcext:value-type="currency">
            <text:p>$85,52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11] * 0.875 / 30" office:value-type="currency" office:currency="USD" office:value="2234.5640625" calcext:value-type="currency">
            <text:p>$2,235</text:p>
          </table:table-cell>
          <table:table-cell table:formula="of:=[.C11] * 0.875 / 30" office:value-type="currency" office:currency="USD" office:value="2286.46322916667" calcext:value-type="currency">
            <text:p>$2,286</text:p>
          </table:table-cell>
          <table:table-cell table:formula="of:=[.D11] * 0.875 / 30" office:value-type="currency" office:currency="USD" office:value="2338.57166666667" calcext:value-type="currency">
            <text:p>$2,339</text:p>
          </table:table-cell>
          <table:table-cell table:formula="of:=[.E11] * 0.875 / 30" office:value-type="currency" office:currency="USD" office:value="2390.56052083333" calcext:value-type="currency">
            <text:p>$2,391</text:p>
          </table:table-cell>
          <table:table-cell table:formula="of:=[.F11] * 0.875 / 30" office:value-type="currency" office:currency="USD" office:value="2442.66895833333" calcext:value-type="currency">
            <text:p>$2,443</text:p>
          </table:table-cell>
          <table:table-cell table:formula="of:=[.G11] * 0.875 / 30" office:value-type="currency" office:currency="USD" office:value="2494.50833333333" calcext:value-type="currency">
            <text:p>$2,495</text:p>
          </table:table-cell>
          <table:table-cell table:number-columns-repeated="1009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'cabrillo-ft-schedule-17-18'.B12]*1.025" office:value-type="currency" office:currency="USD" office:value="79287.85" calcext:value-type="currency">
            <text:p>$79,288</text:p>
          </table:table-cell>
          <table:table-cell table:formula="of:=['cabrillo-ft-schedule-17-18'.C12]*1.025" office:value-type="currency" office:currency="USD" office:value="81073.4" calcext:value-type="currency">
            <text:p>$81,073</text:p>
          </table:table-cell>
          <table:table-cell table:formula="of:=['cabrillo-ft-schedule-17-18'.D12]*1.025" office:value-type="currency" office:currency="USD" office:value="82852.8" calcext:value-type="currency">
            <text:p>$82,853</text:p>
          </table:table-cell>
          <table:table-cell table:formula="of:=['cabrillo-ft-schedule-17-18'.E12]*1.025" office:value-type="currency" office:currency="USD" office:value="84634.25" calcext:value-type="currency">
            <text:p>$84,634</text:p>
          </table:table-cell>
          <table:table-cell table:formula="of:=['cabrillo-ft-schedule-17-18'.F12]*1.025" office:value-type="currency" office:currency="USD" office:value="86420.825" calcext:value-type="currency">
            <text:p>$86,421</text:p>
          </table:table-cell>
          <table:table-cell table:formula="of:=['cabrillo-ft-schedule-17-18'.G12]*1.025" office:value-type="currency" office:currency="USD" office:value="88199.2" calcext:value-type="currency">
            <text:p>$88,19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12] * 0.875 / 30" office:value-type="currency" office:currency="USD" office:value="2312.56229166667" calcext:value-type="currency">
            <text:p>$2,313</text:p>
          </table:table-cell>
          <table:table-cell table:formula="of:=[.C12] * 0.875 / 30" office:value-type="currency" office:currency="USD" office:value="2364.64083333333" calcext:value-type="currency">
            <text:p>$2,365</text:p>
          </table:table-cell>
          <table:table-cell table:formula="of:=[.D12] * 0.875 / 30" office:value-type="currency" office:currency="USD" office:value="2416.54" calcext:value-type="currency">
            <text:p>$2,417</text:p>
          </table:table-cell>
          <table:table-cell table:formula="of:=[.E12] * 0.875 / 30" office:value-type="currency" office:currency="USD" office:value="2468.49895833333" calcext:value-type="currency">
            <text:p>$2,468</text:p>
          </table:table-cell>
          <table:table-cell table:formula="of:=[.F12] * 0.875 / 30" office:value-type="currency" office:currency="USD" office:value="2520.60739583333" calcext:value-type="currency">
            <text:p>$2,521</text:p>
          </table:table-cell>
          <table:table-cell table:formula="of:=[.G12] * 0.875 / 30" office:value-type="currency" office:currency="USD" office:value="2572.47666666667" calcext:value-type="currency">
            <text:p>$2,572</text:p>
          </table:table-cell>
          <table:table-cell table:number-columns-repeated="100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'cabrillo-ft-schedule-17-18'.B13]*1.025" office:value-type="currency" office:currency="USD" office:value="79287.85" calcext:value-type="currency">
            <text:p>$79,288</text:p>
          </table:table-cell>
          <table:table-cell table:formula="of:=['cabrillo-ft-schedule-17-18'.C13]*1.025" office:value-type="currency" office:currency="USD" office:value="81073.4" calcext:value-type="currency">
            <text:p>$81,073</text:p>
          </table:table-cell>
          <table:table-cell table:formula="of:=['cabrillo-ft-schedule-17-18'.D13]*1.025" office:value-type="currency" office:currency="USD" office:value="82852.8" calcext:value-type="currency">
            <text:p>$82,853</text:p>
          </table:table-cell>
          <table:table-cell table:formula="of:=['cabrillo-ft-schedule-17-18'.E13]*1.025" office:value-type="currency" office:currency="USD" office:value="85608" calcext:value-type="currency">
            <text:p>$85,608</text:p>
          </table:table-cell>
          <table:table-cell table:formula="of:=['cabrillo-ft-schedule-17-18'.F13]*1.025" office:value-type="currency" office:currency="USD" office:value="87661.075" calcext:value-type="currency">
            <text:p>$87,661</text:p>
          </table:table-cell>
          <table:table-cell table:formula="of:=['cabrillo-ft-schedule-17-18'.G13]*1.025" office:value-type="currency" office:currency="USD" office:value="89706.975" calcext:value-type="currency">
            <text:p>$89,70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13] * 0.875 / 30" office:value-type="currency" office:currency="USD" office:value="2312.56229166667" calcext:value-type="currency">
            <text:p>$2,313</text:p>
          </table:table-cell>
          <table:table-cell table:formula="of:=[.C13] * 0.875 / 30" office:value-type="currency" office:currency="USD" office:value="2364.64083333333" calcext:value-type="currency">
            <text:p>$2,365</text:p>
          </table:table-cell>
          <table:table-cell table:formula="of:=[.D13] * 0.875 / 30" office:value-type="currency" office:currency="USD" office:value="2416.54" calcext:value-type="currency">
            <text:p>$2,417</text:p>
          </table:table-cell>
          <table:table-cell table:formula="of:=[.E13] * 0.875 / 30" office:value-type="currency" office:currency="USD" office:value="2496.9" calcext:value-type="currency">
            <text:p>$2,497</text:p>
          </table:table-cell>
          <table:table-cell table:formula="of:=[.F13] * 0.875 / 30" office:value-type="currency" office:currency="USD" office:value="2556.78135416667" calcext:value-type="currency">
            <text:p>$2,557</text:p>
          </table:table-cell>
          <table:table-cell table:formula="of:=[.G13] * 0.875 / 30" office:value-type="currency" office:currency="USD" office:value="2616.4534375" calcext:value-type="currency">
            <text:p>$2,616</text:p>
          </table:table-cell>
          <table:table-cell table:number-columns-repeated="1009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'cabrillo-ft-schedule-17-18'.B14]*1.025" office:value-type="currency" office:currency="USD" office:value="79287.85" calcext:value-type="currency">
            <text:p>$79,288</text:p>
          </table:table-cell>
          <table:table-cell table:formula="of:=['cabrillo-ft-schedule-17-18'.C14]*1.025" office:value-type="currency" office:currency="USD" office:value="81073.4" calcext:value-type="currency">
            <text:p>$81,073</text:p>
          </table:table-cell>
          <table:table-cell table:formula="of:=['cabrillo-ft-schedule-17-18'.D14]*1.025" office:value-type="currency" office:currency="USD" office:value="82852.8" calcext:value-type="currency">
            <text:p>$82,853</text:p>
          </table:table-cell>
          <table:table-cell table:formula="of:=['cabrillo-ft-schedule-17-18'.E14]*1.025" office:value-type="currency" office:currency="USD" office:value="86581.75" calcext:value-type="currency">
            <text:p>$86,582</text:p>
          </table:table-cell>
          <table:table-cell table:formula="of:=['cabrillo-ft-schedule-17-18'.F14]*1.025" office:value-type="currency" office:currency="USD" office:value="88902.35" calcext:value-type="currency">
            <text:p>$88,902</text:p>
          </table:table-cell>
          <table:table-cell table:formula="of:=['cabrillo-ft-schedule-17-18'.G14]*1.025" office:value-type="currency" office:currency="USD" office:value="91214.75" calcext:value-type="currency">
            <text:p>$91,21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14] * 0.875 / 30" office:value-type="currency" office:currency="USD" office:value="2312.56229166667" calcext:value-type="currency">
            <text:p>$2,313</text:p>
          </table:table-cell>
          <table:table-cell table:formula="of:=[.C14] * 0.875 / 30" office:value-type="currency" office:currency="USD" office:value="2364.64083333333" calcext:value-type="currency">
            <text:p>$2,365</text:p>
          </table:table-cell>
          <table:table-cell table:formula="of:=[.D14] * 0.875 / 30" office:value-type="currency" office:currency="USD" office:value="2416.54" calcext:value-type="currency">
            <text:p>$2,417</text:p>
          </table:table-cell>
          <table:table-cell table:formula="of:=[.E14] * 0.875 / 30" office:value-type="currency" office:currency="USD" office:value="2525.30104166667" calcext:value-type="currency">
            <text:p>$2,525</text:p>
          </table:table-cell>
          <table:table-cell table:formula="of:=[.F14] * 0.875 / 30" office:value-type="currency" office:currency="USD" office:value="2592.98520833333" calcext:value-type="currency">
            <text:p>$2,593</text:p>
          </table:table-cell>
          <table:table-cell table:formula="of:=[.G14] * 0.875 / 30" office:value-type="currency" office:currency="USD" office:value="2660.43020833333" calcext:value-type="currency">
            <text:p>$2,660</text:p>
          </table:table-cell>
          <table:table-cell table:number-columns-repeated="1009"/>
        </table:table-row>
        <table:table-row table:style-name="ro2"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3">
          <table:table-cell table:style-name="ce2" office:value-type="string" calcext:value-type="string" table:number-columns-spanned="7" table:number-rows-spanned="1">
            <text:p>Cabrillo Part-Time, 2018-2019 Option A</text:p>
            <text:p><text:span text:style-name="T1">(teaching, grading, office hours)</text:span></text:p>
          </table:table-cell>
          <table:covered-table-cell table:number-columns-repeated="6" table:style-name="Default"/>
          <table:table-cell/>
          <table:table-cell table:style-name="ce2" office:value-type="string" calcext:value-type="string" table:number-columns-spanned="7" table:number-rows-spanned="1">
            <text:p>PT/FT “Pro Rata” Ratio Per TU, 2018-2019 Option A</text:p>
            <text:p>(teaching, grading, office hours)</text:p>
          </table:table-cell>
          <table:covered-table-cell table:number-columns-repeated="6" table:style-name="Default"/>
          <table:table-cell table:number-columns-repeated="1009"/>
        </table:table-row>
        <table:table-row table:style-name="ro2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'cabrillo-ft-schedule-17-18'.B18]*1.032" office:value-type="currency" office:currency="USD" office:value="1262.136" calcext:value-type="currency">
            <text:p>$1,262</text:p>
          </table:table-cell>
          <table:table-cell table:formula="of:=['cabrillo-ft-schedule-17-18'.C18]*1.032" office:value-type="currency" office:currency="USD" office:value="1302.384" calcext:value-type="currency">
            <text:p>$1,302</text:p>
          </table:table-cell>
          <table:table-cell table:formula="of:=['cabrillo-ft-schedule-17-18'.D18]*1.032" office:value-type="currency" office:currency="USD" office:value="1341.6" calcext:value-type="currency">
            <text:p>$1,342</text:p>
          </table:table-cell>
          <table:table-cell table:formula="of:=['cabrillo-ft-schedule-17-18'.E18]*1.032" office:value-type="currency" office:currency="USD" office:value="1380.816" calcext:value-type="currency">
            <text:p>$1,381</text:p>
          </table:table-cell>
          <table:table-cell table:formula="of:=['cabrillo-ft-schedule-17-18'.F18]*1.032" office:value-type="currency" office:currency="USD" office:value="1421.064" calcext:value-type="currency">
            <text:p>$1,421</text:p>
          </table:table-cell>
          <table:table-cell table:formula="of:=['cabrillo-ft-schedule-17-18'.G18]*1.032" office:value-type="currency" office:currency="USD" office:value="1421.064" calcext:value-type="currency">
            <text:p>$1,4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table:formula="of:=[.B18]/[.J3]" office:value-type="percentage" office:value="0.776105107764" calcext:value-type="percentage">
            <text:p>77.61%</text:p>
          </table:table-cell>
          <table:table-cell table:style-name="ce6" table:formula="of:=[.C18]/[.K3]" office:value-type="percentage" office:value="0.775837725267551" calcext:value-type="percentage">
            <text:p>77.58%</text:p>
          </table:table-cell>
          <table:table-cell table:style-name="ce6" table:formula="of:=[.D18]/[.L3]" office:value-type="percentage" office:value="0.774950245481298" calcext:value-type="percentage">
            <text:p>77.50%</text:p>
          </table:table-cell>
          <table:table-cell table:style-name="ce6" table:formula="of:=[.E18]/[.M3]" office:value-type="percentage" office:value="0.774050167909565" calcext:value-type="percentage">
            <text:p>77.41%</text:p>
          </table:table-cell>
          <table:table-cell table:style-name="ce6" table:formula="of:=[.F18]/[.N3]" office:value-type="percentage" office:value="0.773839222538074" calcext:value-type="percentage">
            <text:p>77.38%</text:p>
          </table:table-cell>
          <table:table-cell table:style-name="ce6" table:formula="of:=[.G18]/[.O3]" office:value-type="percentage" office:value="0.752296400785372" calcext:value-type="percentage">
            <text:p>75.23%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'cabrillo-ft-schedule-17-18'.B19]*1.032" office:value-type="currency" office:currency="USD" office:value="1308.576" calcext:value-type="currency">
            <text:p>$1,309</text:p>
          </table:table-cell>
          <table:table-cell table:formula="of:=['cabrillo-ft-schedule-17-18'.C19]*1.032" office:value-type="currency" office:currency="USD" office:value="1347.792" calcext:value-type="currency">
            <text:p>$1,348</text:p>
          </table:table-cell>
          <table:table-cell table:formula="of:=['cabrillo-ft-schedule-17-18'.D19]*1.032" office:value-type="currency" office:currency="USD" office:value="1387.008" calcext:value-type="currency">
            <text:p>$1,387</text:p>
          </table:table-cell>
          <table:table-cell table:formula="of:=['cabrillo-ft-schedule-17-18'.E19]*1.032" office:value-type="currency" office:currency="USD" office:value="1426.224" calcext:value-type="currency">
            <text:p>$1,426</text:p>
          </table:table-cell>
          <table:table-cell table:formula="of:=['cabrillo-ft-schedule-17-18'.F19]*1.032" office:value-type="currency" office:currency="USD" office:value="1465.44" calcext:value-type="currency">
            <text:p>$1,465</text:p>
          </table:table-cell>
          <table:table-cell table:formula="of:=['cabrillo-ft-schedule-17-18'.G19]*1.032" office:value-type="currency" office:currency="USD" office:value="1465.44" calcext:value-type="currency">
            <text:p>$1,4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 table:formula="of:=[.B19]/[.J4]" office:value-type="percentage" office:value="0.775136504546943" calcext:value-type="percentage">
            <text:p>77.51%</text:p>
          </table:table-cell>
          <table:table-cell table:style-name="ce6" table:formula="of:=[.C19]/[.K4]" office:value-type="percentage" office:value="0.774527771214701" calcext:value-type="percentage">
            <text:p>77.45%</text:p>
          </table:table-cell>
          <table:table-cell table:style-name="ce6" table:formula="of:=[.D19]/[.L4]" office:value-type="percentage" office:value="0.773967247479762" calcext:value-type="percentage">
            <text:p>77.40%</text:p>
          </table:table-cell>
          <table:table-cell table:style-name="ce6" table:formula="of:=[.E19]/[.M4]" office:value-type="percentage" office:value="0.773400677432715" calcext:value-type="percentage">
            <text:p>77.34%</text:p>
          </table:table-cell>
          <table:table-cell table:style-name="ce6" table:formula="of:=[.F19]/[.N4]" office:value-type="percentage" office:value="0.772865194415243" calcext:value-type="percentage">
            <text:p>77.29%</text:p>
          </table:table-cell>
          <table:table-cell table:style-name="ce6" table:formula="of:=[.G19]/[.O4]" office:value-type="percentage" office:value="0.752262888700179" calcext:value-type="percentage">
            <text:p>75.23%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'cabrillo-ft-schedule-17-18'.B20]*1.032" office:value-type="currency" office:currency="USD" office:value="1367.4" calcext:value-type="currency">
            <text:p>$1,367</text:p>
          </table:table-cell>
          <table:table-cell table:formula="of:=['cabrillo-ft-schedule-17-18'.C20]*1.032" office:value-type="currency" office:currency="USD" office:value="1406.616" calcext:value-type="currency">
            <text:p>$1,407</text:p>
          </table:table-cell>
          <table:table-cell table:formula="of:=['cabrillo-ft-schedule-17-18'.D20]*1.032" office:value-type="currency" office:currency="USD" office:value="1445.832" calcext:value-type="currency">
            <text:p>$1,446</text:p>
          </table:table-cell>
          <table:table-cell table:formula="of:=['cabrillo-ft-schedule-17-18'.E20]*1.032" office:value-type="currency" office:currency="USD" office:value="1485.048" calcext:value-type="currency">
            <text:p>$1,485</text:p>
          </table:table-cell>
          <table:table-cell table:formula="of:=['cabrillo-ft-schedule-17-18'.F20]*1.032" office:value-type="currency" office:currency="USD" office:value="1524.264" calcext:value-type="currency">
            <text:p>$1,524</text:p>
          </table:table-cell>
          <table:table-cell table:formula="of:=['cabrillo-ft-schedule-17-18'.G20]*1.032" office:value-type="currency" office:currency="USD" office:value="1524.264" calcext:value-type="currency">
            <text:p>$1,524</text:p>
          </table:table-cell>
          <table:table-cell/>
          <table:table-cell office:value-type="float" office:value="3" calcext:value-type="float">
            <text:p>3</text:p>
          </table:table-cell>
          <table:table-cell table:style-name="ce6" table:formula="of:=[.B20]/[.J5]" office:value-type="percentage" office:value="0.774210625461432" calcext:value-type="percentage">
            <text:p>77.42%</text:p>
          </table:table-cell>
          <table:table-cell table:style-name="ce6" table:formula="of:=[.C20]/[.K5]" office:value-type="percentage" office:value="0.773629024874925" calcext:value-type="percentage">
            <text:p>77.36%</text:p>
          </table:table-cell>
          <table:table-cell table:style-name="ce6" table:formula="of:=[.D20]/[.L5]" office:value-type="percentage" office:value="0.773092135790974" calcext:value-type="percentage">
            <text:p>77.31%</text:p>
          </table:table-cell>
          <table:table-cell table:style-name="ce6" table:formula="of:=[.E20]/[.M5]" office:value-type="percentage" office:value="0.772620338800627" calcext:value-type="percentage">
            <text:p>77.26%</text:p>
          </table:table-cell>
          <table:table-cell table:style-name="ce6" table:formula="of:=[.F20]/[.N5]" office:value-type="percentage" office:value="0.77210318991961" calcext:value-type="percentage">
            <text:p>77.21%</text:p>
          </table:table-cell>
          <table:table-cell table:style-name="ce6" table:formula="of:=[.G20]/[.O5]" office:value-type="percentage" office:value="0.752303043193329" calcext:value-type="percentage">
            <text:p>75.23%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'cabrillo-ft-schedule-17-18'.B21]*1.032" office:value-type="currency" office:currency="USD" office:value="1426.224" calcext:value-type="currency">
            <text:p>$1,426</text:p>
          </table:table-cell>
          <table:table-cell table:formula="of:=['cabrillo-ft-schedule-17-18'.C21]*1.032" office:value-type="currency" office:currency="USD" office:value="1465.44" calcext:value-type="currency">
            <text:p>$1,465</text:p>
          </table:table-cell>
          <table:table-cell table:formula="of:=['cabrillo-ft-schedule-17-18'.D21]*1.032" office:value-type="currency" office:currency="USD" office:value="1504.656" calcext:value-type="currency">
            <text:p>$1,505</text:p>
          </table:table-cell>
          <table:table-cell table:formula="of:=['cabrillo-ft-schedule-17-18'.E21]*1.032" office:value-type="currency" office:currency="USD" office:value="1543.872" calcext:value-type="currency">
            <text:p>$1,544</text:p>
          </table:table-cell>
          <table:table-cell table:formula="of:=['cabrillo-ft-schedule-17-18'.F21]*1.032" office:value-type="currency" office:currency="USD" office:value="1582.056" calcext:value-type="currency">
            <text:p>$1,582</text:p>
          </table:table-cell>
          <table:table-cell table:formula="of:=['cabrillo-ft-schedule-17-18'.G21]*1.032" office:value-type="currency" office:currency="USD" office:value="1582.056" calcext:value-type="currency">
            <text:p>$1,582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table:formula="of:=[.B21]/[.J6]" office:value-type="percentage" office:value="0.773325456099199" calcext:value-type="percentage">
            <text:p>77.33%</text:p>
          </table:table-cell>
          <table:table-cell table:style-name="ce6" table:formula="of:=[.C21]/[.K6]" office:value-type="percentage" office:value="0.772828639074721" calcext:value-type="percentage">
            <text:p>77.28%</text:p>
          </table:table-cell>
          <table:table-cell table:style-name="ce6" table:formula="of:=[.D21]/[.L6]" office:value-type="percentage" office:value="0.772310900970186" calcext:value-type="percentage">
            <text:p>77.23%</text:p>
          </table:table-cell>
          <table:table-cell table:style-name="ce6" table:formula="of:=[.E21]/[.M6]" office:value-type="percentage" office:value="0.771854714050427" calcext:value-type="percentage">
            <text:p>77.19%</text:p>
          </table:table-cell>
          <table:table-cell table:style-name="ce6" table:formula="of:=[.F21]/[.N6]" office:value-type="percentage" office:value="0.770907514625441" calcext:value-type="percentage">
            <text:p>77.09%</text:p>
          </table:table-cell>
          <table:table-cell table:style-name="ce6" table:formula="of:=[.G21]/[.O6]" office:value-type="percentage" office:value="0.751871138505938" calcext:value-type="percentage">
            <text:p>75.19%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'cabrillo-ft-schedule-17-18'.B22]*1.032" office:value-type="currency" office:currency="USD" office:value="1485.048" calcext:value-type="currency">
            <text:p>$1,485</text:p>
          </table:table-cell>
          <table:table-cell table:formula="of:=['cabrillo-ft-schedule-17-18'.C22]*1.032" office:value-type="currency" office:currency="USD" office:value="1524.264" calcext:value-type="currency">
            <text:p>$1,524</text:p>
          </table:table-cell>
          <table:table-cell table:formula="of:=['cabrillo-ft-schedule-17-18'.D22]*1.032" office:value-type="currency" office:currency="USD" office:value="1563.48" calcext:value-type="currency">
            <text:p>$1,563</text:p>
          </table:table-cell>
          <table:table-cell table:formula="of:=['cabrillo-ft-schedule-17-18'.E22]*1.032" office:value-type="currency" office:currency="USD" office:value="1601.664" calcext:value-type="currency">
            <text:p>$1,602</text:p>
          </table:table-cell>
          <table:table-cell table:formula="of:=['cabrillo-ft-schedule-17-18'.F22]*1.032" office:value-type="currency" office:currency="USD" office:value="1640.88" calcext:value-type="currency">
            <text:p>$1,641</text:p>
          </table:table-cell>
          <table:table-cell table:formula="of:=['cabrillo-ft-schedule-17-18'.G22]*1.032" office:value-type="currency" office:currency="USD" office:value="1640.88" calcext:value-type="currency">
            <text:p>$1,641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 table:formula="of:=[.B22]/[.J7]" office:value-type="percentage" office:value="0.772524213348295" calcext:value-type="percentage">
            <text:p>77.25%</text:p>
          </table:table-cell>
          <table:table-cell table:style-name="ce6" table:formula="of:=[.C22]/[.K7]" office:value-type="percentage" office:value="0.772056423421637" calcext:value-type="percentage">
            <text:p>77.21%</text:p>
          </table:table-cell>
          <table:table-cell table:style-name="ce6" table:formula="of:=[.D22]/[.L7]" office:value-type="percentage" office:value="0.771589856005167" calcext:value-type="percentage">
            <text:p>77.16%</text:p>
          </table:table-cell>
          <table:table-cell table:style-name="ce6" table:formula="of:=[.E22]/[.M7]" office:value-type="percentage" office:value="0.770627920964598" calcext:value-type="percentage">
            <text:p>77.06%</text:p>
          </table:table-cell>
          <table:table-cell table:style-name="ce6" table:formula="of:=[.F22]/[.N7]" office:value-type="percentage" office:value="0.770240648861373" calcext:value-type="percentage">
            <text:p>77.02%</text:p>
          </table:table-cell>
          <table:table-cell table:style-name="ce6" table:formula="of:=[.G22]/[.O7]" office:value-type="percentage" office:value="0.751943041075343" calcext:value-type="percentage">
            <text:p>75.19%</text:p>
          </table:table-cell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'cabrillo-ft-schedule-17-18'.B23]*1.032" office:value-type="currency" office:currency="USD" office:value="1543.872" calcext:value-type="currency">
            <text:p>$1,544</text:p>
          </table:table-cell>
          <table:table-cell table:formula="of:=['cabrillo-ft-schedule-17-18'.C23]*1.032" office:value-type="currency" office:currency="USD" office:value="1583.088" calcext:value-type="currency">
            <text:p>$1,583</text:p>
          </table:table-cell>
          <table:table-cell table:formula="of:=['cabrillo-ft-schedule-17-18'.D23]*1.032" office:value-type="currency" office:currency="USD" office:value="1622.304" calcext:value-type="currency">
            <text:p>$1,622</text:p>
          </table:table-cell>
          <table:table-cell table:formula="of:=['cabrillo-ft-schedule-17-18'.E23]*1.032" office:value-type="currency" office:currency="USD" office:value="1660.488" calcext:value-type="currency">
            <text:p>$1,660</text:p>
          </table:table-cell>
          <table:table-cell table:formula="of:=['cabrillo-ft-schedule-17-18'.F23]*1.032" office:value-type="currency" office:currency="USD" office:value="1699.704" calcext:value-type="currency">
            <text:p>$1,700</text:p>
          </table:table-cell>
          <table:table-cell table:formula="of:=['cabrillo-ft-schedule-17-18'.G23]*1.032" office:value-type="currency" office:currency="USD" office:value="1699.704" calcext:value-type="currency">
            <text:p>$1,700</text:p>
          </table:table-cell>
          <table:table-cell/>
          <table:table-cell office:value-type="float" office:value="6" calcext:value-type="float">
            <text:p>6</text:p>
          </table:table-cell>
          <table:table-cell table:style-name="ce6" table:formula="of:=[.B23]/[.J8]" office:value-type="percentage" office:value="0.771808571189028" calcext:value-type="percentage">
            <text:p>77.18%</text:p>
          </table:table-cell>
          <table:table-cell table:style-name="ce6" table:formula="of:=[.C23]/[.K8]" office:value-type="percentage" office:value="0.771342969542914" calcext:value-type="percentage">
            <text:p>77.13%</text:p>
          </table:table-cell>
          <table:table-cell table:style-name="ce6" table:formula="of:=[.D23]/[.L8]" office:value-type="percentage" office:value="0.770900399277238" calcext:value-type="percentage">
            <text:p>77.09%</text:p>
          </table:table-cell>
          <table:table-cell table:style-name="ce6" table:formula="of:=[.E23]/[.M8]" office:value-type="percentage" office:value="0.770000634232999" calcext:value-type="percentage">
            <text:p>77.00%</text:p>
          </table:table-cell>
          <table:table-cell table:style-name="ce6" table:formula="of:=[.F23]/[.N8]" office:value-type="percentage" office:value="0.769662652167508" calcext:value-type="percentage">
            <text:p>76.97%</text:p>
          </table:table-cell>
          <table:table-cell table:style-name="ce6" table:formula="of:=[.G23]/[.O8]" office:value-type="percentage" office:value="0.751970193936563" calcext:value-type="percentage">
            <text:p>75.20%</text:p>
          </table:table-cell>
          <table:table-cell table:number-columns-repeated="1009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'cabrillo-ft-schedule-17-18'.B24]*1.032" office:value-type="currency" office:currency="USD" office:value="1602.696" calcext:value-type="currency">
            <text:p>$1,603</text:p>
          </table:table-cell>
          <table:table-cell table:formula="of:=['cabrillo-ft-schedule-17-18'.C24]*1.032" office:value-type="currency" office:currency="USD" office:value="1640.88" calcext:value-type="currency">
            <text:p>$1,641</text:p>
          </table:table-cell>
          <table:table-cell table:formula="of:=['cabrillo-ft-schedule-17-18'.D24]*1.032" office:value-type="currency" office:currency="USD" office:value="1680.096" calcext:value-type="currency">
            <text:p>$1,680</text:p>
          </table:table-cell>
          <table:table-cell table:formula="of:=['cabrillo-ft-schedule-17-18'.E24]*1.032" office:value-type="currency" office:currency="USD" office:value="1719.312" calcext:value-type="currency">
            <text:p>$1,719</text:p>
          </table:table-cell>
          <table:table-cell table:formula="of:=['cabrillo-ft-schedule-17-18'.F24]*1.032" office:value-type="currency" office:currency="USD" office:value="1758.528" calcext:value-type="currency">
            <text:p>$1,759</text:p>
          </table:table-cell>
          <table:table-cell table:formula="of:=['cabrillo-ft-schedule-17-18'.G24]*1.032" office:value-type="currency" office:currency="USD" office:value="1758.528" calcext:value-type="currency">
            <text:p>$1,759</text:p>
          </table:table-cell>
          <table:table-cell/>
          <table:table-cell office:value-type="float" office:value="7" calcext:value-type="float">
            <text:p>7</text:p>
          </table:table-cell>
          <table:table-cell table:style-name="ce6" table:formula="of:=[.B24]/[.J9]" office:value-type="percentage" office:value="0.771080094268349" calcext:value-type="percentage">
            <text:p>77.11%</text:p>
          </table:table-cell>
          <table:table-cell table:style-name="ce6" table:formula="of:=[.C24]/[.K9]" office:value-type="percentage" office:value="0.770175800143304" calcext:value-type="percentage">
            <text:p>77.02%</text:p>
          </table:table-cell>
          <table:table-cell table:style-name="ce6" table:formula="of:=[.D24]/[.L9]" office:value-type="percentage" office:value="0.769850725366721" calcext:value-type="percentage">
            <text:p>76.99%</text:p>
          </table:table-cell>
          <table:table-cell table:style-name="ce6" table:formula="of:=[.E24]/[.M9]" office:value-type="percentage" office:value="0.769448072099731" calcext:value-type="percentage">
            <text:p>76.94%</text:p>
          </table:table-cell>
          <table:table-cell table:style-name="ce6" table:formula="of:=[.F24]/[.N9]" office:value-type="percentage" office:value="0.769134162879662" calcext:value-type="percentage">
            <text:p>76.91%</text:p>
          </table:table-cell>
          <table:table-cell table:style-name="ce6" table:formula="of:=[.G24]/[.O9]" office:value-type="percentage" office:value="0.752024374296336" calcext:value-type="percentage">
            <text:p>75.20%</text:p>
          </table:table-cell>
          <table:table-cell table:number-columns-repeated="1009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'cabrillo-ft-schedule-17-18'.B25]*1.032" office:value-type="currency" office:currency="USD" office:value="1660.488" calcext:value-type="currency">
            <text:p>$1,660</text:p>
          </table:table-cell>
          <table:table-cell table:formula="of:=['cabrillo-ft-schedule-17-18'.C25]*1.032" office:value-type="currency" office:currency="USD" office:value="1699.704" calcext:value-type="currency">
            <text:p>$1,700</text:p>
          </table:table-cell>
          <table:table-cell table:formula="of:=['cabrillo-ft-schedule-17-18'.D25]*1.032" office:value-type="currency" office:currency="USD" office:value="1738.92" calcext:value-type="currency">
            <text:p>$1,739</text:p>
          </table:table-cell>
          <table:table-cell table:formula="of:=['cabrillo-ft-schedule-17-18'.E25]*1.032" office:value-type="currency" office:currency="USD" office:value="1778.136" calcext:value-type="currency">
            <text:p>$1,778</text:p>
          </table:table-cell>
          <table:table-cell table:formula="of:=['cabrillo-ft-schedule-17-18'.F25]*1.032" office:value-type="currency" office:currency="USD" office:value="1817.352" calcext:value-type="currency">
            <text:p>$1,817</text:p>
          </table:table-cell>
          <table:table-cell table:formula="of:=['cabrillo-ft-schedule-17-18'.G25]*1.032" office:value-type="currency" office:currency="USD" office:value="1817.352" calcext:value-type="currency">
            <text:p>$1,817</text:p>
          </table:table-cell>
          <table:table-cell/>
          <table:table-cell office:value-type="float" office:value="8" calcext:value-type="float">
            <text:p>8</text:p>
          </table:table-cell>
          <table:table-cell table:style-name="ce6" table:formula="of:=[.B25]/[.J10]" office:value-type="percentage" office:value="0.770000634232999" calcext:value-type="percentage">
            <text:p>77.00%</text:p>
          </table:table-cell>
          <table:table-cell table:style-name="ce6" table:formula="of:=[.C25]/[.K10]" office:value-type="percentage" office:value="0.769620977257749" calcext:value-type="percentage">
            <text:p>76.96%</text:p>
          </table:table-cell>
          <table:table-cell table:style-name="ce6" table:formula="of:=[.D25]/[.L10]" office:value-type="percentage" office:value="0.769238446826614" calcext:value-type="percentage">
            <text:p>76.92%</text:p>
          </table:table-cell>
          <table:table-cell table:style-name="ce6" table:formula="of:=[.E25]/[.M10]" office:value-type="percentage" office:value="0.768942726058528" calcext:value-type="percentage">
            <text:p>76.89%</text:p>
          </table:table-cell>
          <table:table-cell table:style-name="ce6" table:formula="of:=[.F25]/[.N10]" office:value-type="percentage" office:value="0.768572515797152" calcext:value-type="percentage">
            <text:p>76.86%</text:p>
          </table:table-cell>
          <table:table-cell table:style-name="ce6" table:formula="of:=[.G25]/[.O10]" office:value-type="percentage" office:value="0.752102968901838" calcext:value-type="percentage">
            <text:p>75.21%</text:p>
          </table:table-cell>
          <table:table-cell table:number-columns-repeated="1009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'cabrillo-ft-schedule-17-18'.B26]*1.032" office:value-type="currency" office:currency="USD" office:value="1719.312" calcext:value-type="currency">
            <text:p>$1,719</text:p>
          </table:table-cell>
          <table:table-cell table:formula="of:=['cabrillo-ft-schedule-17-18'.C26]*1.032" office:value-type="currency" office:currency="USD" office:value="1758.528" calcext:value-type="currency">
            <text:p>$1,759</text:p>
          </table:table-cell>
          <table:table-cell table:formula="of:=['cabrillo-ft-schedule-17-18'.D26]*1.032" office:value-type="currency" office:currency="USD" office:value="1797.744" calcext:value-type="currency">
            <text:p>$1,798</text:p>
          </table:table-cell>
          <table:table-cell table:formula="of:=['cabrillo-ft-schedule-17-18'.E26]*1.032" office:value-type="currency" office:currency="USD" office:value="1836.96" calcext:value-type="currency">
            <text:p>$1,837</text:p>
          </table:table-cell>
          <table:table-cell table:formula="of:=['cabrillo-ft-schedule-17-18'.F26]*1.032" office:value-type="currency" office:currency="USD" office:value="1876.176" calcext:value-type="currency">
            <text:p>$1,876</text:p>
          </table:table-cell>
          <table:table-cell table:formula="of:=['cabrillo-ft-schedule-17-18'.G26]*1.032" office:value-type="currency" office:currency="USD" office:value="1876.176" calcext:value-type="currency">
            <text:p>$1,876</text:p>
          </table:table-cell>
          <table:table-cell/>
          <table:table-cell office:value-type="float" office:value="9" calcext:value-type="float">
            <text:p>9</text:p>
          </table:table-cell>
          <table:table-cell table:style-name="ce6" table:formula="of:=[.B26]/[.J11]" office:value-type="percentage" office:value="0.769417189174902" calcext:value-type="percentage">
            <text:p>76.94%</text:p>
          </table:table-cell>
          <table:table-cell table:style-name="ce6" table:formula="of:=[.C26]/[.K11]" office:value-type="percentage" office:value="0.76910399326252" calcext:value-type="percentage">
            <text:p>76.91%</text:p>
          </table:table-cell>
          <table:table-cell table:style-name="ce6" table:formula="of:=[.D26]/[.L11]" office:value-type="percentage" office:value="0.768735902185308" calcext:value-type="percentage">
            <text:p>76.87%</text:p>
          </table:table-cell>
          <table:table-cell table:style-name="ce6" table:formula="of:=[.E26]/[.M11]" office:value-type="percentage" office:value="0.768422294265802" calcext:value-type="percentage">
            <text:p>76.84%</text:p>
          </table:table-cell>
          <table:table-cell table:style-name="ce6" table:formula="of:=[.F26]/[.N11]" office:value-type="percentage" office:value="0.768084432235198" calcext:value-type="percentage">
            <text:p>76.81%</text:p>
          </table:table-cell>
          <table:table-cell table:style-name="ce6" table:formula="of:=[.G26]/[.O11]" office:value-type="percentage" office:value="0.752122562562429" calcext:value-type="percentage">
            <text:p>75.21%</text:p>
          </table:table-cell>
          <table:table-cell table:number-columns-repeated="1009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'cabrillo-ft-schedule-17-18'.B27]*1.032" office:value-type="currency" office:currency="USD" office:value="1778.136" calcext:value-type="currency">
            <text:p>$1,778</text:p>
          </table:table-cell>
          <table:table-cell table:formula="of:=['cabrillo-ft-schedule-17-18'.C27]*1.032" office:value-type="currency" office:currency="USD" office:value="1817.352" calcext:value-type="currency">
            <text:p>$1,817</text:p>
          </table:table-cell>
          <table:table-cell table:formula="of:=['cabrillo-ft-schedule-17-18'.D27]*1.032" office:value-type="currency" office:currency="USD" office:value="1856.568" calcext:value-type="currency">
            <text:p>$1,857</text:p>
          </table:table-cell>
          <table:table-cell table:formula="of:=['cabrillo-ft-schedule-17-18'.E27]*1.032" office:value-type="currency" office:currency="USD" office:value="1895.784" calcext:value-type="currency">
            <text:p>$1,896</text:p>
          </table:table-cell>
          <table:table-cell table:formula="of:=['cabrillo-ft-schedule-17-18'.F27]*1.032" office:value-type="currency" office:currency="USD" office:value="1935" calcext:value-type="currency">
            <text:p>$1,935</text:p>
          </table:table-cell>
          <table:table-cell table:formula="of:=['cabrillo-ft-schedule-17-18'.G27]*1.032" office:value-type="currency" office:currency="USD" office:value="1935" calcext:value-type="currency">
            <text:p>$1,93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6" table:formula="of:=[.B27]/[.J12]" office:value-type="percentage" office:value="0.76890296378503" calcext:value-type="percentage">
            <text:p>76.89%</text:p>
          </table:table-cell>
          <table:table-cell table:style-name="ce6" table:formula="of:=[.C27]/[.K12]" office:value-type="percentage" office:value="0.768553081881005" calcext:value-type="percentage">
            <text:p>76.86%</text:p>
          </table:table-cell>
          <table:table-cell table:style-name="ce6" table:formula="of:=[.D27]/[.L12]" office:value-type="percentage" office:value="0.768275302705521" calcext:value-type="percentage">
            <text:p>76.83%</text:p>
          </table:table-cell>
          <table:table-cell table:style-name="ce6" table:formula="of:=[.E27]/[.M12]" office:value-type="percentage" office:value="0.767990601575941" calcext:value-type="percentage">
            <text:p>76.80%</text:p>
          </table:table-cell>
          <table:table-cell table:style-name="ce6" table:formula="of:=[.F27]/[.N12]" office:value-type="percentage" office:value="0.767672110777201" calcext:value-type="percentage">
            <text:p>76.77%</text:p>
          </table:table-cell>
          <table:table-cell table:style-name="ce6" table:formula="of:=[.G27]/[.O12]" office:value-type="percentage" office:value="0.75219341153726" calcext:value-type="percentage">
            <text:p>75.22%</text:p>
          </table:table-cell>
          <table:table-cell table:number-columns-repeated="100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'cabrillo-ft-schedule-17-18'.B28]*1.032" office:value-type="currency" office:currency="USD" office:value="1778.136" calcext:value-type="currency">
            <text:p>$1,778</text:p>
          </table:table-cell>
          <table:table-cell table:formula="of:=['cabrillo-ft-schedule-17-18'.C28]*1.032" office:value-type="currency" office:currency="USD" office:value="1817.352" calcext:value-type="currency">
            <text:p>$1,817</text:p>
          </table:table-cell>
          <table:table-cell table:formula="of:=['cabrillo-ft-schedule-17-18'.D28]*1.032" office:value-type="currency" office:currency="USD" office:value="1878.24" calcext:value-type="currency">
            <text:p>$1,878</text:p>
          </table:table-cell>
          <table:table-cell table:formula="of:=['cabrillo-ft-schedule-17-18'.E28]*1.032" office:value-type="currency" office:currency="USD" office:value="1922.616" calcext:value-type="currency">
            <text:p>$1,923</text:p>
          </table:table-cell>
          <table:table-cell table:formula="of:=['cabrillo-ft-schedule-17-18'.F28]*1.032" office:value-type="currency" office:currency="USD" office:value="1968.024" calcext:value-type="currency">
            <text:p>$1,968</text:p>
          </table:table-cell>
          <table:table-cell table:formula="of:=['cabrillo-ft-schedule-17-18'.G28]*1.032" office:value-type="currency" office:currency="USD" office:value="1968.024" calcext:value-type="currency">
            <text:p>$1,96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6" table:formula="of:=[.B28]/[.J13]" office:value-type="percentage" office:value="0.76890296378503" calcext:value-type="percentage">
            <text:p>76.89%</text:p>
          </table:table-cell>
          <table:table-cell table:style-name="ce6" table:formula="of:=[.C28]/[.K13]" office:value-type="percentage" office:value="0.768553081881005" calcext:value-type="percentage">
            <text:p>76.86%</text:p>
          </table:table-cell>
          <table:table-cell table:style-name="ce6" table:formula="of:=[.D28]/[.L13]" office:value-type="percentage" office:value="0.777243496900527" calcext:value-type="percentage">
            <text:p>77.72%</text:p>
          </table:table-cell>
          <table:table-cell table:style-name="ce6" table:formula="of:=[.E28]/[.M13]" office:value-type="percentage" office:value="0.770001201489847" calcext:value-type="percentage">
            <text:p>77.00%</text:p>
          </table:table-cell>
          <table:table-cell table:style-name="ce6" table:formula="of:=[.F28]/[.N13]" office:value-type="percentage" office:value="0.769727140254994" calcext:value-type="percentage">
            <text:p>76.97%</text:p>
          </table:table-cell>
          <table:table-cell table:style-name="ce6" table:formula="of:=[.G28]/[.O13]" office:value-type="percentage" office:value="0.752172376467143" calcext:value-type="percentage">
            <text:p>75.22%</text:p>
          </table:table-cell>
          <table:table-cell table:number-columns-repeated="1009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'cabrillo-ft-schedule-17-18'.B29]*1.032" office:value-type="currency" office:currency="USD" office:value="1778.136" calcext:value-type="currency">
            <text:p>$1,778</text:p>
          </table:table-cell>
          <table:table-cell table:formula="of:=['cabrillo-ft-schedule-17-18'.C29]*1.032" office:value-type="currency" office:currency="USD" office:value="1817.352" calcext:value-type="currency">
            <text:p>$1,817</text:p>
          </table:table-cell>
          <table:table-cell table:formula="of:=['cabrillo-ft-schedule-17-18'.D29]*1.032" office:value-type="currency" office:currency="USD" office:value="1898.88" calcext:value-type="currency">
            <text:p>$1,899</text:p>
          </table:table-cell>
          <table:table-cell table:formula="of:=['cabrillo-ft-schedule-17-18'.E29]*1.032" office:value-type="currency" office:currency="USD" office:value="1950.48" calcext:value-type="currency">
            <text:p>$1,950</text:p>
          </table:table-cell>
          <table:table-cell table:formula="of:=['cabrillo-ft-schedule-17-18'.F29]*1.032" office:value-type="currency" office:currency="USD" office:value="2001.048" calcext:value-type="currency">
            <text:p>$2,001</text:p>
          </table:table-cell>
          <table:table-cell table:formula="of:=['cabrillo-ft-schedule-17-18'.G29]*1.032" office:value-type="currency" office:currency="USD" office:value="2001.048" calcext:value-type="currency">
            <text:p>$2,00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6" table:formula="of:=[.B29]/[.J14]" office:value-type="percentage" office:value="0.76890296378503" calcext:value-type="percentage">
            <text:p>76.89%</text:p>
          </table:table-cell>
          <table:table-cell table:style-name="ce6" table:formula="of:=[.C29]/[.K14]" office:value-type="percentage" office:value="0.768553081881005" calcext:value-type="percentage">
            <text:p>76.86%</text:p>
          </table:table-cell>
          <table:table-cell table:style-name="ce6" table:formula="of:=[.D29]/[.L14]" office:value-type="percentage" office:value="0.785784634229105" calcext:value-type="percentage">
            <text:p>78.58%</text:p>
          </table:table-cell>
          <table:table-cell table:style-name="ce6" table:formula="of:=[.E29]/[.M14]" office:value-type="percentage" office:value="0.772375240740687" calcext:value-type="percentage">
            <text:p>77.24%</text:p>
          </table:table-cell>
          <table:table-cell table:style-name="ce6" table:formula="of:=[.F29]/[.N14]" office:value-type="percentage" office:value="0.771715933268356" calcext:value-type="percentage">
            <text:p>77.17%</text:p>
          </table:table-cell>
          <table:table-cell table:style-name="ce6" table:formula="of:=[.G29]/[.O14]" office:value-type="percentage" office:value="0.752152036814222" calcext:value-type="percentage">
            <text:p>75.22%</text:p>
          </table:table-cell>
          <table:table-cell table:number-columns-repeated="1009"/>
        </table:table-row>
        <table:table-row table:style-name="ro2"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3">
          <table:table-cell table:style-name="ce2" office:value-type="string" calcext:value-type="string" table:number-columns-spanned="7" table:number-rows-spanned="1">
            <text:p>Cabrillo Part-Time, 2018-2019 Option A, Raise Per TU</text:p>
            <text:p><text:span text:style-name="T1">(teaching, grading, office hours)</text:span></text:p>
          </table:table-cell>
          <table:covered-table-cell table:number-columns-repeated="6" table:style-name="Default"/>
          <table:table-cell/>
          <table:table-cell table:style-name="ce7" office:value-type="string" calcext:value-type="string" table:number-columns-spanned="7" table:number-rows-spanned="1">
            <text:p><text:span text:style-name="T2">Cabrillo Full-Time, 2018-2019 Option A, Raise Per TU</text:span></text:p>
            <text:p><text:span text:style-name="T2">(teaching, grading, office hours)</text:span></text:p>
          </table:table-cell>
          <table:covered-table-cell table:number-columns-repeated="6" table:style-name="Default"/>
          <table:table-cell table:number-columns-repeated="1009"/>
        </table:table-row>
        <table:table-row table:style-name="ro2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18]-['cabrillo-ft-schedule-17-18'.B18]" office:value-type="currency" office:currency="USD" office:value="39.136" calcext:value-type="currency">
            <text:p>$39</text:p>
          </table:table-cell>
          <table:table-cell table:formula="of:=[.C18]-['cabrillo-ft-schedule-17-18'.C18]" office:value-type="currency" office:currency="USD" office:value="40.384" calcext:value-type="currency">
            <text:p>$40</text:p>
          </table:table-cell>
          <table:table-cell table:formula="of:=[.D18]-['cabrillo-ft-schedule-17-18'.D18]" office:value-type="currency" office:currency="USD" office:value="41.6000000000001" calcext:value-type="currency">
            <text:p>$42</text:p>
          </table:table-cell>
          <table:table-cell table:formula="of:=[.E18]-['cabrillo-ft-schedule-17-18'.E18]" office:value-type="currency" office:currency="USD" office:value="42.816" calcext:value-type="currency">
            <text:p>$43</text:p>
          </table:table-cell>
          <table:table-cell table:formula="of:=[.F18]-['cabrillo-ft-schedule-17-18'.F18]" office:value-type="currency" office:currency="USD" office:value="44.0640000000001" calcext:value-type="currency">
            <text:p>$44</text:p>
          </table:table-cell>
          <table:table-cell table:formula="of:=[.G18]-['cabrillo-ft-schedule-17-18'.G18]" office:value-type="currency" office:currency="USD" office:value="44.0640000000001" calcext:value-type="currency">
            <text:p>$4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3]-['cabrillo-ft-schedule-17-18'.J3]" office:value-type="currency" office:currency="USD" office:value="39.6644791666665" calcext:value-type="currency">
            <text:p>$40</text:p>
          </table:table-cell>
          <table:table-cell table:formula="of:=[.K3]-['cabrillo-ft-schedule-17-18'.K3]" office:value-type="currency" office:currency="USD" office:value="40.9434374999998" calcext:value-type="currency">
            <text:p>$41</text:p>
          </table:table-cell>
          <table:table-cell table:formula="of:=[.L3]-['cabrillo-ft-schedule-17-18'.L3]" office:value-type="currency" office:currency="USD" office:value="42.2245833333332" calcext:value-type="currency">
            <text:p>$42</text:p>
          </table:table-cell>
          <table:table-cell table:formula="of:=[.M3]-['cabrillo-ft-schedule-17-18'.M3]" office:value-type="currency" office:currency="USD" office:value="43.5093749999999" calcext:value-type="currency">
            <text:p>$44</text:p>
          </table:table-cell>
          <table:table-cell table:formula="of:=[.N3]-['cabrillo-ft-schedule-17-18'.N3]" office:value-type="currency" office:currency="USD" office:value="44.7897916666664" calcext:value-type="currency">
            <text:p>$45</text:p>
          </table:table-cell>
          <table:table-cell table:formula="of:=[.O3]-['cabrillo-ft-schedule-17-18'.O3]" office:value-type="currency" office:currency="USD" office:value="46.0723958333331" calcext:value-type="currency">
            <text:p>$46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19]-['cabrillo-ft-schedule-17-18'.B19]" office:value-type="currency" office:currency="USD" office:value="40.576" calcext:value-type="currency">
            <text:p>$41</text:p>
          </table:table-cell>
          <table:table-cell table:formula="of:=[.C19]-['cabrillo-ft-schedule-17-18'.C19]" office:value-type="currency" office:currency="USD" office:value="41.7920000000001" calcext:value-type="currency">
            <text:p>$42</text:p>
          </table:table-cell>
          <table:table-cell table:formula="of:=[.D19]-['cabrillo-ft-schedule-17-18'.D19]" office:value-type="currency" office:currency="USD" office:value="43.008" calcext:value-type="currency">
            <text:p>$43</text:p>
          </table:table-cell>
          <table:table-cell table:formula="of:=[.E19]-['cabrillo-ft-schedule-17-18'.E19]" office:value-type="currency" office:currency="USD" office:value="44.2239999999999" calcext:value-type="currency">
            <text:p>$44</text:p>
          </table:table-cell>
          <table:table-cell table:formula="of:=[.F19]-['cabrillo-ft-schedule-17-18'.F19]" office:value-type="currency" office:currency="USD" office:value="45.4400000000001" calcext:value-type="currency">
            <text:p>$45</text:p>
          </table:table-cell>
          <table:table-cell table:formula="of:=[.G19]-['cabrillo-ft-schedule-17-18'.G19]" office:value-type="currency" office:currency="USD" office:value="45.4400000000001" calcext:value-type="currency">
            <text:p>$4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4]-['cabrillo-ft-schedule-17-18'.J4]" office:value-type="currency" office:currency="USD" office:value="41.1753125" calcext:value-type="currency">
            <text:p>$41</text:p>
          </table:table-cell>
          <table:table-cell table:formula="of:=[.K4]-['cabrillo-ft-schedule-17-18'.K4]" office:value-type="currency" office:currency="USD" office:value="42.4426041666666" calcext:value-type="currency">
            <text:p>$42</text:p>
          </table:table-cell>
          <table:table-cell table:formula="of:=[.L4]-['cabrillo-ft-schedule-17-18'.L4]" office:value-type="currency" office:currency="USD" office:value="43.7091666666665" calcext:value-type="currency">
            <text:p>$44</text:p>
          </table:table-cell>
          <table:table-cell table:formula="of:=[.M4]-['cabrillo-ft-schedule-17-18'.M4]" office:value-type="currency" office:currency="USD" office:value="44.9779166666665" calcext:value-type="currency">
            <text:p>$45</text:p>
          </table:table-cell>
          <table:table-cell table:formula="of:=[.N4]-['cabrillo-ft-schedule-17-18'.N4]" office:value-type="currency" office:currency="USD" office:value="46.2466666666667" calcext:value-type="currency">
            <text:p>$46</text:p>
          </table:table-cell>
          <table:table-cell table:formula="of:=[.O4]-['cabrillo-ft-schedule-17-18'.O4]" office:value-type="currency" office:currency="USD" office:value="47.5132291666664" calcext:value-type="currency">
            <text:p>$48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20]-['cabrillo-ft-schedule-17-18'.B20]" office:value-type="currency" office:currency="USD" office:value="42.4000000000001" calcext:value-type="currency">
            <text:p>$42</text:p>
          </table:table-cell>
          <table:table-cell table:formula="of:=[.C20]-['cabrillo-ft-schedule-17-18'.C20]" office:value-type="currency" office:currency="USD" office:value="43.616" calcext:value-type="currency">
            <text:p>$44</text:p>
          </table:table-cell>
          <table:table-cell table:formula="of:=[.D20]-['cabrillo-ft-schedule-17-18'.D20]" office:value-type="currency" office:currency="USD" office:value="44.8320000000001" calcext:value-type="currency">
            <text:p>$45</text:p>
          </table:table-cell>
          <table:table-cell table:formula="of:=[.E20]-['cabrillo-ft-schedule-17-18'.E20]" office:value-type="currency" office:currency="USD" office:value="46.048" calcext:value-type="currency">
            <text:p>$46</text:p>
          </table:table-cell>
          <table:table-cell table:formula="of:=[.F20]-['cabrillo-ft-schedule-17-18'.F20]" office:value-type="currency" office:currency="USD" office:value="47.2640000000001" calcext:value-type="currency">
            <text:p>$47</text:p>
          </table:table-cell>
          <table:table-cell table:formula="of:=[.G20]-['cabrillo-ft-schedule-17-18'.G20]" office:value-type="currency" office:currency="USD" office:value="47.2640000000001" calcext:value-type="currency">
            <text:p>$47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5]-['cabrillo-ft-schedule-17-18'.J5]" office:value-type="currency" office:currency="USD" office:value="43.0777083333332" calcext:value-type="currency">
            <text:p>$43</text:p>
          </table:table-cell>
          <table:table-cell table:formula="of:=[.K5]-['cabrillo-ft-schedule-17-18'.K5]" office:value-type="currency" office:currency="USD" office:value="44.3464583333332" calcext:value-type="currency">
            <text:p>$44</text:p>
          </table:table-cell>
          <table:table-cell table:formula="of:=[.L5]-['cabrillo-ft-schedule-17-18'.L5]" office:value-type="currency" office:currency="USD" office:value="45.6144791666666" calcext:value-type="currency">
            <text:p>$46</text:p>
          </table:table-cell>
          <table:table-cell table:formula="of:=[.M5]-['cabrillo-ft-schedule-17-18'.M5]" office:value-type="currency" office:currency="USD" office:value="46.8803124999997" calcext:value-type="currency">
            <text:p>$47</text:p>
          </table:table-cell>
          <table:table-cell table:formula="of:=[.N5]-['cabrillo-ft-schedule-17-18'.N5]" office:value-type="currency" office:currency="USD" office:value="48.1505208333333" calcext:value-type="currency">
            <text:p>$48</text:p>
          </table:table-cell>
          <table:table-cell table:formula="of:=[.O5]-['cabrillo-ft-schedule-17-18'.O5]" office:value-type="currency" office:currency="USD" office:value="49.4178124999999" calcext:value-type="currency">
            <text:p>$49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21]-['cabrillo-ft-schedule-17-18'.B21]" office:value-type="currency" office:currency="USD" office:value="44.2239999999999" calcext:value-type="currency">
            <text:p>$44</text:p>
          </table:table-cell>
          <table:table-cell table:formula="of:=[.C21]-['cabrillo-ft-schedule-17-18'.C21]" office:value-type="currency" office:currency="USD" office:value="45.4400000000001" calcext:value-type="currency">
            <text:p>$45</text:p>
          </table:table-cell>
          <table:table-cell table:formula="of:=[.D21]-['cabrillo-ft-schedule-17-18'.D21]" office:value-type="currency" office:currency="USD" office:value="46.656" calcext:value-type="currency">
            <text:p>$47</text:p>
          </table:table-cell>
          <table:table-cell table:formula="of:=[.E21]-['cabrillo-ft-schedule-17-18'.E21]" office:value-type="currency" office:currency="USD" office:value="47.8720000000001" calcext:value-type="currency">
            <text:p>$48</text:p>
          </table:table-cell>
          <table:table-cell table:formula="of:=[.F21]-['cabrillo-ft-schedule-17-18'.F21]" office:value-type="currency" office:currency="USD" office:value="49.056" calcext:value-type="currency">
            <text:p>$49</text:p>
          </table:table-cell>
          <table:table-cell table:formula="of:=[.G21]-['cabrillo-ft-schedule-17-18'.G21]" office:value-type="currency" office:currency="USD" office:value="49.056" calcext:value-type="currency">
            <text:p>$4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6]-['cabrillo-ft-schedule-17-18'.J6]" office:value-type="currency" office:currency="USD" office:value="44.9822916666662" calcext:value-type="currency">
            <text:p>$45</text:p>
          </table:table-cell>
          <table:table-cell table:formula="of:=[.K6]-['cabrillo-ft-schedule-17-18'.K6]" office:value-type="currency" office:currency="USD" office:value="46.2488541666667" calcext:value-type="currency">
            <text:p>$46</text:p>
          </table:table-cell>
          <table:table-cell table:formula="of:=[.L6]-['cabrillo-ft-schedule-17-18'.L6]" office:value-type="currency" office:currency="USD" office:value="47.5183333333332" calcext:value-type="currency">
            <text:p>$48</text:p>
          </table:table-cell>
          <table:table-cell table:formula="of:=[.M6]-['cabrillo-ft-schedule-17-18'.M6]" office:value-type="currency" office:currency="USD" office:value="48.7856249999998" calcext:value-type="currency">
            <text:p>$49</text:p>
          </table:table-cell>
          <table:table-cell table:formula="of:=[.N6]-['cabrillo-ft-schedule-17-18'.N6]" office:value-type="currency" office:currency="USD" office:value="50.0536458333334" calcext:value-type="currency">
            <text:p>$50</text:p>
          </table:table-cell>
          <table:table-cell table:formula="of:=[.O6]-['cabrillo-ft-schedule-17-18'.O6]" office:value-type="currency" office:currency="USD" office:value="51.3209374999997" calcext:value-type="currency">
            <text:p>$51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22]-['cabrillo-ft-schedule-17-18'.B22]" office:value-type="currency" office:currency="USD" office:value="46.048" calcext:value-type="currency">
            <text:p>$46</text:p>
          </table:table-cell>
          <table:table-cell table:formula="of:=[.C22]-['cabrillo-ft-schedule-17-18'.C22]" office:value-type="currency" office:currency="USD" office:value="47.2640000000001" calcext:value-type="currency">
            <text:p>$47</text:p>
          </table:table-cell>
          <table:table-cell table:formula="of:=[.D22]-['cabrillo-ft-schedule-17-18'.D22]" office:value-type="currency" office:currency="USD" office:value="48.48" calcext:value-type="currency">
            <text:p>$48</text:p>
          </table:table-cell>
          <table:table-cell table:formula="of:=[.E22]-['cabrillo-ft-schedule-17-18'.E22]" office:value-type="currency" office:currency="USD" office:value="49.664" calcext:value-type="currency">
            <text:p>$50</text:p>
          </table:table-cell>
          <table:table-cell table:formula="of:=[.F22]-['cabrillo-ft-schedule-17-18'.F22]" office:value-type="currency" office:currency="USD" office:value="50.8800000000001" calcext:value-type="currency">
            <text:p>$51</text:p>
          </table:table-cell>
          <table:table-cell table:formula="of:=[.G22]-['cabrillo-ft-schedule-17-18'.G22]" office:value-type="currency" office:currency="USD" office:value="50.8800000000001" calcext:value-type="currency">
            <text:p>$5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J7]-['cabrillo-ft-schedule-17-18'.J7]" office:value-type="currency" office:currency="USD" office:value="46.8861458333329" calcext:value-type="currency">
            <text:p>$47</text:p>
          </table:table-cell>
          <table:table-cell table:formula="of:=[.K7]-['cabrillo-ft-schedule-17-18'.K7]" office:value-type="currency" office:currency="USD" office:value="48.1534374999997" calcext:value-type="currency">
            <text:p>$48</text:p>
          </table:table-cell>
          <table:table-cell table:formula="of:=[.L7]-['cabrillo-ft-schedule-17-18'.L7]" office:value-type="currency" office:currency="USD" office:value="49.4221874999998" calcext:value-type="currency">
            <text:p>$49</text:p>
          </table:table-cell>
          <table:table-cell table:formula="of:=[.M7]-['cabrillo-ft-schedule-17-18'.M7]" office:value-type="currency" office:currency="USD" office:value="50.692395833333" calcext:value-type="currency">
            <text:p>$51</text:p>
          </table:table-cell>
          <table:table-cell table:formula="of:=[.N7]-['cabrillo-ft-schedule-17-18'.N7]" office:value-type="currency" office:currency="USD" office:value="51.9596875000002" calcext:value-type="currency">
            <text:p>$52</text:p>
          </table:table-cell>
          <table:table-cell table:formula="of:=[.O7]-['cabrillo-ft-schedule-17-18'.O7]" office:value-type="currency" office:currency="USD" office:value="53.2240625" calcext:value-type="currency">
            <text:p>$53</text:p>
          </table:table-cell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23]-['cabrillo-ft-schedule-17-18'.B23]" office:value-type="currency" office:currency="USD" office:value="47.8720000000001" calcext:value-type="currency">
            <text:p>$48</text:p>
          </table:table-cell>
          <table:table-cell table:formula="of:=[.C23]-['cabrillo-ft-schedule-17-18'.C23]" office:value-type="currency" office:currency="USD" office:value="49.088" calcext:value-type="currency">
            <text:p>$49</text:p>
          </table:table-cell>
          <table:table-cell table:formula="of:=[.D23]-['cabrillo-ft-schedule-17-18'.D23]" office:value-type="currency" office:currency="USD" office:value="50.3040000000001" calcext:value-type="currency">
            <text:p>$50</text:p>
          </table:table-cell>
          <table:table-cell table:formula="of:=[.E23]-['cabrillo-ft-schedule-17-18'.E23]" office:value-type="currency" office:currency="USD" office:value="51.4880000000001" calcext:value-type="currency">
            <text:p>$51</text:p>
          </table:table-cell>
          <table:table-cell table:formula="of:=[.F23]-['cabrillo-ft-schedule-17-18'.F23]" office:value-type="currency" office:currency="USD" office:value="52.704" calcext:value-type="currency">
            <text:p>$53</text:p>
          </table:table-cell>
          <table:table-cell table:formula="of:=[.G23]-['cabrillo-ft-schedule-17-18'.G23]" office:value-type="currency" office:currency="USD" office:value="52.704" calcext:value-type="currency">
            <text:p>$5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J8]-['cabrillo-ft-schedule-17-18'.J8]" office:value-type="currency" office:currency="USD" office:value="48.7885416666666" calcext:value-type="currency">
            <text:p>$49</text:p>
          </table:table-cell>
          <table:table-cell table:formula="of:=[.K8]-['cabrillo-ft-schedule-17-18'.K8]" office:value-type="currency" office:currency="USD" office:value="50.0580208333329" calcext:value-type="currency">
            <text:p>$50</text:p>
          </table:table-cell>
          <table:table-cell table:formula="of:=[.L8]-['cabrillo-ft-schedule-17-18'.L8]" office:value-type="currency" office:currency="USD" office:value="51.3274999999999" calcext:value-type="currency">
            <text:p>$51</text:p>
          </table:table-cell>
          <table:table-cell table:formula="of:=[.M8]-['cabrillo-ft-schedule-17-18'.M8]" office:value-type="currency" office:currency="USD" office:value="52.5969791666666" calcext:value-type="currency">
            <text:p>$53</text:p>
          </table:table-cell>
          <table:table-cell table:formula="of:=[.N8]-['cabrillo-ft-schedule-17-18'.N8]" office:value-type="currency" office:currency="USD" office:value="53.8628125" calcext:value-type="currency">
            <text:p>$54</text:p>
          </table:table-cell>
          <table:table-cell table:formula="of:=[.O8]-['cabrillo-ft-schedule-17-18'.O8]" office:value-type="currency" office:currency="USD" office:value="55.1301041666657" calcext:value-type="currency">
            <text:p>$55</text:p>
          </table:table-cell>
          <table:table-cell table:number-columns-repeated="1009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24]-['cabrillo-ft-schedule-17-18'.B24]" office:value-type="currency" office:currency="USD" office:value="49.6960000000001" calcext:value-type="currency">
            <text:p>$50</text:p>
          </table:table-cell>
          <table:table-cell table:formula="of:=[.C24]-['cabrillo-ft-schedule-17-18'.C24]" office:value-type="currency" office:currency="USD" office:value="50.8800000000001" calcext:value-type="currency">
            <text:p>$51</text:p>
          </table:table-cell>
          <table:table-cell table:formula="of:=[.D24]-['cabrillo-ft-schedule-17-18'.D24]" office:value-type="currency" office:currency="USD" office:value="52.096" calcext:value-type="currency">
            <text:p>$52</text:p>
          </table:table-cell>
          <table:table-cell table:formula="of:=[.E24]-['cabrillo-ft-schedule-17-18'.E24]" office:value-type="currency" office:currency="USD" office:value="53.3120000000001" calcext:value-type="currency">
            <text:p>$53</text:p>
          </table:table-cell>
          <table:table-cell table:formula="of:=[.F24]-['cabrillo-ft-schedule-17-18'.F24]" office:value-type="currency" office:currency="USD" office:value="54.528" calcext:value-type="currency">
            <text:p>$55</text:p>
          </table:table-cell>
          <table:table-cell table:formula="of:=[.G24]-['cabrillo-ft-schedule-17-18'.G24]" office:value-type="currency" office:currency="USD" office:value="54.528" calcext:value-type="currency">
            <text:p>$5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J9]-['cabrillo-ft-schedule-17-18'.J9]" office:value-type="currency" office:currency="USD" office:value="50.6953125" calcext:value-type="currency">
            <text:p>$51</text:p>
          </table:table-cell>
          <table:table-cell table:formula="of:=[.K9]-['cabrillo-ft-schedule-17-18'.K9]" office:value-type="currency" office:currency="USD" office:value="51.9640625000002" calcext:value-type="currency">
            <text:p>$52</text:p>
          </table:table-cell>
          <table:table-cell table:formula="of:=[.L9]-['cabrillo-ft-schedule-17-18'.L9]" office:value-type="currency" office:currency="USD" office:value="53.2284374999999" calcext:value-type="currency">
            <text:p>$53</text:p>
          </table:table-cell>
          <table:table-cell table:formula="of:=[.M9]-['cabrillo-ft-schedule-17-18'.M9]" office:value-type="currency" office:currency="USD" office:value="54.4993749999994" calcext:value-type="currency">
            <text:p>$54</text:p>
          </table:table-cell>
          <table:table-cell table:formula="of:=[.N9]-['cabrillo-ft-schedule-17-18'.N9]" office:value-type="currency" office:currency="USD" office:value="55.7652083333337" calcext:value-type="currency">
            <text:p>$56</text:p>
          </table:table-cell>
          <table:table-cell table:formula="of:=[.O9]-['cabrillo-ft-schedule-17-18'.O9]" office:value-type="currency" office:currency="USD" office:value="57.0339583333334" calcext:value-type="currency">
            <text:p>$57</text:p>
          </table:table-cell>
          <table:table-cell table:number-columns-repeated="1009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25]-['cabrillo-ft-schedule-17-18'.B25]" office:value-type="currency" office:currency="USD" office:value="51.4880000000001" calcext:value-type="currency">
            <text:p>$51</text:p>
          </table:table-cell>
          <table:table-cell table:formula="of:=[.C25]-['cabrillo-ft-schedule-17-18'.C25]" office:value-type="currency" office:currency="USD" office:value="52.704" calcext:value-type="currency">
            <text:p>$53</text:p>
          </table:table-cell>
          <table:table-cell table:formula="of:=[.D25]-['cabrillo-ft-schedule-17-18'.D25]" office:value-type="currency" office:currency="USD" office:value="53.9200000000001" calcext:value-type="currency">
            <text:p>$54</text:p>
          </table:table-cell>
          <table:table-cell table:formula="of:=[.E25]-['cabrillo-ft-schedule-17-18'.E25]" office:value-type="currency" office:currency="USD" office:value="55.136" calcext:value-type="currency">
            <text:p>$55</text:p>
          </table:table-cell>
          <table:table-cell table:formula="of:=[.F25]-['cabrillo-ft-schedule-17-18'.F25]" office:value-type="currency" office:currency="USD" office:value="56.3520000000001" calcext:value-type="currency">
            <text:p>$56</text:p>
          </table:table-cell>
          <table:table-cell table:formula="of:=[.G25]-['cabrillo-ft-schedule-17-18'.G25]" office:value-type="currency" office:currency="USD" office:value="56.3520000000001" calcext:value-type="currency">
            <text:p>$5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J10]-['cabrillo-ft-schedule-17-18'.J10]" office:value-type="currency" office:currency="USD" office:value="52.5969791666666" calcext:value-type="currency">
            <text:p>$53</text:p>
          </table:table-cell>
          <table:table-cell table:formula="of:=[.K10]-['cabrillo-ft-schedule-17-18'.K10]" office:value-type="currency" office:currency="USD" office:value="53.8657291666668" calcext:value-type="currency">
            <text:p>$54</text:p>
          </table:table-cell>
          <table:table-cell table:formula="of:=[.L10]-['cabrillo-ft-schedule-17-18'.L10]" office:value-type="currency" office:currency="USD" office:value="55.1359375000002" calcext:value-type="currency">
            <text:p>$55</text:p>
          </table:table-cell>
          <table:table-cell table:formula="of:=[.M10]-['cabrillo-ft-schedule-17-18'.M10]" office:value-type="currency" office:currency="USD" office:value="56.401041666667" calcext:value-type="currency">
            <text:p>$56</text:p>
          </table:table-cell>
          <table:table-cell table:formula="of:=[.N10]-['cabrillo-ft-schedule-17-18'.N10]" office:value-type="currency" office:currency="USD" office:value="57.672708333333" calcext:value-type="currency">
            <text:p>$58</text:p>
          </table:table-cell>
          <table:table-cell table:formula="of:=[.O10]-['cabrillo-ft-schedule-17-18'.O10]" office:value-type="currency" office:currency="USD" office:value="58.9356249999996" calcext:value-type="currency">
            <text:p>$59</text:p>
          </table:table-cell>
          <table:table-cell table:number-columns-repeated="1009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26]-['cabrillo-ft-schedule-17-18'.B26]" office:value-type="currency" office:currency="USD" office:value="53.3120000000001" calcext:value-type="currency">
            <text:p>$53</text:p>
          </table:table-cell>
          <table:table-cell table:formula="of:=[.C26]-['cabrillo-ft-schedule-17-18'.C26]" office:value-type="currency" office:currency="USD" office:value="54.528" calcext:value-type="currency">
            <text:p>$55</text:p>
          </table:table-cell>
          <table:table-cell table:formula="of:=[.D26]-['cabrillo-ft-schedule-17-18'.D26]" office:value-type="currency" office:currency="USD" office:value="55.7440000000001" calcext:value-type="currency">
            <text:p>$56</text:p>
          </table:table-cell>
          <table:table-cell table:formula="of:=[.E26]-['cabrillo-ft-schedule-17-18'.E26]" office:value-type="currency" office:currency="USD" office:value="56.96" calcext:value-type="currency">
            <text:p>$57</text:p>
          </table:table-cell>
          <table:table-cell table:formula="of:=[.F26]-['cabrillo-ft-schedule-17-18'.F26]" office:value-type="currency" office:currency="USD" office:value="58.1760000000002" calcext:value-type="currency">
            <text:p>$58</text:p>
          </table:table-cell>
          <table:table-cell table:formula="of:=[.G26]-['cabrillo-ft-schedule-17-18'.G26]" office:value-type="currency" office:currency="USD" office:value="58.1760000000002" calcext:value-type="currency">
            <text:p>$5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J11]-['cabrillo-ft-schedule-17-18'.J11]" office:value-type="currency" office:currency="USD" office:value="54.5015625000001" calcext:value-type="currency">
            <text:p>$55</text:p>
          </table:table-cell>
          <table:table-cell table:formula="of:=[.K11]-['cabrillo-ft-schedule-17-18'.K11]" office:value-type="currency" office:currency="USD" office:value="55.767395833333" calcext:value-type="currency">
            <text:p>$56</text:p>
          </table:table-cell>
          <table:table-cell table:formula="of:=[.L11]-['cabrillo-ft-schedule-17-18'.L11]" office:value-type="currency" office:currency="USD" office:value="57.038333333333" calcext:value-type="currency">
            <text:p>$57</text:p>
          </table:table-cell>
          <table:table-cell table:formula="of:=[.M11]-['cabrillo-ft-schedule-17-18'.M11]" office:value-type="currency" office:currency="USD" office:value="58.306354166667" calcext:value-type="currency">
            <text:p>$58</text:p>
          </table:table-cell>
          <table:table-cell table:formula="of:=[.N11]-['cabrillo-ft-schedule-17-18'.N11]" office:value-type="currency" office:currency="USD" office:value="59.5772916666665" calcext:value-type="currency">
            <text:p>$60</text:p>
          </table:table-cell>
          <table:table-cell table:formula="of:=[.O11]-['cabrillo-ft-schedule-17-18'.O11]" office:value-type="currency" office:currency="USD" office:value="60.8416666666662" calcext:value-type="currency">
            <text:p>$61</text:p>
          </table:table-cell>
          <table:table-cell table:number-columns-repeated="1009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27]-['cabrillo-ft-schedule-17-18'.B27]" office:value-type="currency" office:currency="USD" office:value="55.136" calcext:value-type="currency">
            <text:p>$55</text:p>
          </table:table-cell>
          <table:table-cell table:formula="of:=[.C27]-['cabrillo-ft-schedule-17-18'.C27]" office:value-type="currency" office:currency="USD" office:value="56.3520000000001" calcext:value-type="currency">
            <text:p>$56</text:p>
          </table:table-cell>
          <table:table-cell table:formula="of:=[.D27]-['cabrillo-ft-schedule-17-18'.D27]" office:value-type="currency" office:currency="USD" office:value="57.568" calcext:value-type="currency">
            <text:p>$58</text:p>
          </table:table-cell>
          <table:table-cell table:formula="of:=[.E27]-['cabrillo-ft-schedule-17-18'.E27]" office:value-type="currency" office:currency="USD" office:value="58.7840000000001" calcext:value-type="currency">
            <text:p>$59</text:p>
          </table:table-cell>
          <table:table-cell table:formula="of:=[.F27]-['cabrillo-ft-schedule-17-18'.F27]" office:value-type="currency" office:currency="USD" office:value="60" calcext:value-type="currency">
            <text:p>$60</text:p>
          </table:table-cell>
          <table:table-cell table:formula="of:=[.G27]-['cabrillo-ft-schedule-17-18'.G27]" office:value-type="currency" office:currency="USD" office:value="60" calcext:value-type="currency">
            <text:p>$6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J12]-['cabrillo-ft-schedule-17-18'.J12]" office:value-type="currency" office:currency="USD" office:value="56.4039583333333" calcext:value-type="currency">
            <text:p>$56</text:p>
          </table:table-cell>
          <table:table-cell table:formula="of:=[.K12]-['cabrillo-ft-schedule-17-18'.K12]" office:value-type="currency" office:currency="USD" office:value="57.6741666666662" calcext:value-type="currency">
            <text:p>$58</text:p>
          </table:table-cell>
          <table:table-cell table:formula="of:=[.L12]-['cabrillo-ft-schedule-17-18'.L12]" office:value-type="currency" office:currency="USD" office:value="58.9399999999996" calcext:value-type="currency">
            <text:p>$59</text:p>
          </table:table-cell>
          <table:table-cell table:formula="of:=[.M12]-['cabrillo-ft-schedule-17-18'.M12]" office:value-type="currency" office:currency="USD" office:value="60.2072916666662" calcext:value-type="currency">
            <text:p>$60</text:p>
          </table:table-cell>
          <table:table-cell table:formula="of:=[.N12]-['cabrillo-ft-schedule-17-18'.N12]" office:value-type="currency" office:currency="USD" office:value="61.478229166667" calcext:value-type="currency">
            <text:p>$61</text:p>
          </table:table-cell>
          <table:table-cell table:formula="of:=[.O12]-['cabrillo-ft-schedule-17-18'.O12]" office:value-type="currency" office:currency="USD" office:value="62.7433333333338" calcext:value-type="currency">
            <text:p>$63</text:p>
          </table:table-cell>
          <table:table-cell table:number-columns-repeated="100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28]-['cabrillo-ft-schedule-17-18'.B28]" office:value-type="currency" office:currency="USD" office:value="55.136" calcext:value-type="currency">
            <text:p>$55</text:p>
          </table:table-cell>
          <table:table-cell table:formula="of:=[.C28]-['cabrillo-ft-schedule-17-18'.C28]" office:value-type="currency" office:currency="USD" office:value="56.3520000000001" calcext:value-type="currency">
            <text:p>$56</text:p>
          </table:table-cell>
          <table:table-cell table:formula="of:=[.D28]-['cabrillo-ft-schedule-17-18'.D28]" office:value-type="currency" office:currency="USD" office:value="58.24" calcext:value-type="currency">
            <text:p>$58</text:p>
          </table:table-cell>
          <table:table-cell table:formula="of:=[.E28]-['cabrillo-ft-schedule-17-18'.E28]" office:value-type="currency" office:currency="USD" office:value="59.616" calcext:value-type="currency">
            <text:p>$60</text:p>
          </table:table-cell>
          <table:table-cell table:formula="of:=[.F28]-['cabrillo-ft-schedule-17-18'.F28]" office:value-type="currency" office:currency="USD" office:value="61.0240000000001" calcext:value-type="currency">
            <text:p>$61</text:p>
          </table:table-cell>
          <table:table-cell table:formula="of:=[.G28]-['cabrillo-ft-schedule-17-18'.G28]" office:value-type="currency" office:currency="USD" office:value="61.0240000000001" calcext:value-type="currency">
            <text:p>$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J13]-['cabrillo-ft-schedule-17-18'.J13]" office:value-type="currency" office:currency="USD" office:value="56.4039583333333" calcext:value-type="currency">
            <text:p>$56</text:p>
          </table:table-cell>
          <table:table-cell table:formula="of:=[.K13]-['cabrillo-ft-schedule-17-18'.K13]" office:value-type="currency" office:currency="USD" office:value="57.6741666666662" calcext:value-type="currency">
            <text:p>$58</text:p>
          </table:table-cell>
          <table:table-cell table:formula="of:=[.L13]-['cabrillo-ft-schedule-17-18'.L13]" office:value-type="currency" office:currency="USD" office:value="58.9399999999996" calcext:value-type="currency">
            <text:p>$59</text:p>
          </table:table-cell>
          <table:table-cell table:formula="of:=[.M13]-['cabrillo-ft-schedule-17-18'.M13]" office:value-type="currency" office:currency="USD" office:value="60.8999999999996" calcext:value-type="currency">
            <text:p>$61</text:p>
          </table:table-cell>
          <table:table-cell table:formula="of:=[.N13]-['cabrillo-ft-schedule-17-18'.N13]" office:value-type="currency" office:currency="USD" office:value="62.3605208333338" calcext:value-type="currency">
            <text:p>$62</text:p>
          </table:table-cell>
          <table:table-cell table:formula="of:=[.O13]-['cabrillo-ft-schedule-17-18'.O13]" office:value-type="currency" office:currency="USD" office:value="63.8159375" calcext:value-type="currency">
            <text:p>$64</text:p>
          </table:table-cell>
          <table:table-cell table:number-columns-repeated="1009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29]-['cabrillo-ft-schedule-17-18'.B29]" office:value-type="currency" office:currency="USD" office:value="55.136" calcext:value-type="currency">
            <text:p>$55</text:p>
          </table:table-cell>
          <table:table-cell table:formula="of:=[.C29]-['cabrillo-ft-schedule-17-18'.C29]" office:value-type="currency" office:currency="USD" office:value="56.3520000000001" calcext:value-type="currency">
            <text:p>$56</text:p>
          </table:table-cell>
          <table:table-cell table:formula="of:=[.D29]-['cabrillo-ft-schedule-17-18'.D29]" office:value-type="currency" office:currency="USD" office:value="58.8800000000001" calcext:value-type="currency">
            <text:p>$59</text:p>
          </table:table-cell>
          <table:table-cell table:formula="of:=[.E29]-['cabrillo-ft-schedule-17-18'.E29]" office:value-type="currency" office:currency="USD" office:value="60.48" calcext:value-type="currency">
            <text:p>$60</text:p>
          </table:table-cell>
          <table:table-cell table:formula="of:=[.F29]-['cabrillo-ft-schedule-17-18'.F29]" office:value-type="currency" office:currency="USD" office:value="62.048" calcext:value-type="currency">
            <text:p>$62</text:p>
          </table:table-cell>
          <table:table-cell table:formula="of:=[.G29]-['cabrillo-ft-schedule-17-18'.G29]" office:value-type="currency" office:currency="USD" office:value="62.048" calcext:value-type="currency">
            <text:p>$6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J14]-['cabrillo-ft-schedule-17-18'.J14]" office:value-type="currency" office:currency="USD" office:value="56.4039583333333" calcext:value-type="currency">
            <text:p>$56</text:p>
          </table:table-cell>
          <table:table-cell table:formula="of:=[.K14]-['cabrillo-ft-schedule-17-18'.K14]" office:value-type="currency" office:currency="USD" office:value="57.6741666666662" calcext:value-type="currency">
            <text:p>$58</text:p>
          </table:table-cell>
          <table:table-cell table:formula="of:=[.L14]-['cabrillo-ft-schedule-17-18'.L14]" office:value-type="currency" office:currency="USD" office:value="58.9399999999996" calcext:value-type="currency">
            <text:p>$59</text:p>
          </table:table-cell>
          <table:table-cell table:formula="of:=[.M14]-['cabrillo-ft-schedule-17-18'.M14]" office:value-type="currency" office:currency="USD" office:value="61.5927083333327" calcext:value-type="currency">
            <text:p>$62</text:p>
          </table:table-cell>
          <table:table-cell table:formula="of:=[.N14]-['cabrillo-ft-schedule-17-18'.N14]" office:value-type="currency" office:currency="USD" office:value="63.2435416666663" calcext:value-type="currency">
            <text:p>$63</text:p>
          </table:table-cell>
          <table:table-cell table:formula="of:=[.O14]-['cabrillo-ft-schedule-17-18'.O14]" office:value-type="currency" office:currency="USD" office:value="64.8885416666662" calcext:value-type="currency">
            <text:p>$65</text:p>
          </table:table-cell>
          <table:table-cell table:number-columns-repeated="1009"/>
        </table:table-row>
      </table:table>
      <table:table table:name="Option B" table:style-name="ta1">
        <table:table-column table:style-name="co1" table:default-cell-style-name="Default"/>
        <table:table-column table:style-name="co1" table:number-columns-repeated="6" table:default-cell-style-name="ce4"/>
        <table:table-column table:style-name="co1" table:number-columns-repeated="2" table:default-cell-style-name="Default"/>
        <table:table-column table:style-name="co1" table:number-columns-repeated="6" table:default-cell-style-name="ce4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abrillo Full-Time, 2018-2019 Option B</text:p>
            <text:p>(teaching, grading, office hours, governance)</text:p>
          </table:table-cell>
          <table:covered-table-cell table:number-columns-repeated="6" table:style-name="ce3"/>
          <table:table-cell table:style-name="ce3"/>
          <table:table-cell table:style-name="ce5" office:value-type="string" calcext:value-type="string" table:number-columns-spanned="7" table:number-rows-spanned="1">
            <text:p>Cabrillo Full-Time Per TU, 2018-2019 Option B</text:p>
            <text:p>(teaching, grading, office hours)</text:p>
          </table:table-cell>
          <table:covered-table-cell table:number-columns-repeated="6" table:style-name="ce3"/>
          <table:table-cell table:style-name="ce3" table:number-columns-repeated="1009"/>
        </table:table-row>
        <table:table-row table:style-name="ro2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'cabrillo-ft-schedule-17-18'.B3]*1.024" office:value-type="currency" office:currency="USD" office:value="55702.528" calcext:value-type="currency">
            <text:p>$55,703</text:p>
          </table:table-cell>
          <table:table-cell table:formula="of:=['cabrillo-ft-schedule-17-18'.C3]*1.024" office:value-type="currency" office:currency="USD" office:value="57498.624" calcext:value-type="currency">
            <text:p>$57,499</text:p>
          </table:table-cell>
          <table:table-cell table:formula="of:=['cabrillo-ft-schedule-17-18'.D3]*1.024" office:value-type="currency" office:currency="USD" office:value="59297.792" calcext:value-type="currency">
            <text:p>$59,298</text:p>
          </table:table-cell>
          <table:table-cell table:formula="of:=['cabrillo-ft-schedule-17-18'.E3]*1.024" office:value-type="currency" office:currency="USD" office:value="61102.08" calcext:value-type="currency">
            <text:p>$61,102</text:p>
          </table:table-cell>
          <table:table-cell table:formula="of:=['cabrillo-ft-schedule-17-18'.F3]*1.024" office:value-type="currency" office:currency="USD" office:value="62900.224" calcext:value-type="currency">
            <text:p>$62,900</text:p>
          </table:table-cell>
          <table:table-cell table:formula="of:=['cabrillo-ft-schedule-17-18'.G3]*1.024" office:value-type="currency" office:currency="USD" office:value="64701.44" calcext:value-type="currency">
            <text:p>$64,70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] * 0.875 / 30" office:value-type="currency" office:currency="USD" office:value="1624.65706666667" calcext:value-type="currency">
            <text:p>$1,625</text:p>
          </table:table-cell>
          <table:table-cell table:formula="of:=[.C3] * 0.875 / 30" office:value-type="currency" office:currency="USD" office:value="1677.0432" calcext:value-type="currency">
            <text:p>$1,677</text:p>
          </table:table-cell>
          <table:table-cell table:formula="of:=[.D3] * 0.875 / 30" office:value-type="currency" office:currency="USD" office:value="1729.51893333333" calcext:value-type="currency">
            <text:p>$1,730</text:p>
          </table:table-cell>
          <table:table-cell table:formula="of:=[.E3] * 0.875 / 30" office:value-type="currency" office:currency="USD" office:value="1782.144" calcext:value-type="currency">
            <text:p>$1,782</text:p>
          </table:table-cell>
          <table:table-cell table:formula="of:=[.F3] * 0.875 / 30" office:value-type="currency" office:currency="USD" office:value="1834.58986666667" calcext:value-type="currency">
            <text:p>$1,835</text:p>
          </table:table-cell>
          <table:table-cell table:formula="of:=[.G3] * 0.875 / 30" office:value-type="currency" office:currency="USD" office:value="1887.12533333333" calcext:value-type="currency">
            <text:p>$1,887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'cabrillo-ft-schedule-17-18'.B4]*1.024" office:value-type="currency" office:currency="USD" office:value="57824.256" calcext:value-type="currency">
            <text:p>$57,824</text:p>
          </table:table-cell>
          <table:table-cell table:formula="of:=['cabrillo-ft-schedule-17-18'.C4]*1.024" office:value-type="currency" office:currency="USD" office:value="59603.968" calcext:value-type="currency">
            <text:p>$59,604</text:p>
          </table:table-cell>
          <table:table-cell table:formula="of:=['cabrillo-ft-schedule-17-18'.D4]*1.024" office:value-type="currency" office:currency="USD" office:value="61382.656" calcext:value-type="currency">
            <text:p>$61,383</text:p>
          </table:table-cell>
          <table:table-cell table:formula="of:=['cabrillo-ft-schedule-17-18'.E4]*1.024" office:value-type="currency" office:currency="USD" office:value="63164.416" calcext:value-type="currency">
            <text:p>$63,164</text:p>
          </table:table-cell>
          <table:table-cell table:formula="of:=['cabrillo-ft-schedule-17-18'.F4]*1.024" office:value-type="currency" office:currency="USD" office:value="64946.176" calcext:value-type="currency">
            <text:p>$64,946</text:p>
          </table:table-cell>
          <table:table-cell table:formula="of:=['cabrillo-ft-schedule-17-18'.G4]*1.024" office:value-type="currency" office:currency="USD" office:value="66724.864" calcext:value-type="currency">
            <text:p>$66,72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4] * 0.875 / 30" office:value-type="currency" office:currency="USD" office:value="1686.5408" calcext:value-type="currency">
            <text:p>$1,687</text:p>
          </table:table-cell>
          <table:table-cell table:formula="of:=[.C4] * 0.875 / 30" office:value-type="currency" office:currency="USD" office:value="1738.44906666667" calcext:value-type="currency">
            <text:p>$1,738</text:p>
          </table:table-cell>
          <table:table-cell table:formula="of:=[.D4] * 0.875 / 30" office:value-type="currency" office:currency="USD" office:value="1790.32746666667" calcext:value-type="currency">
            <text:p>$1,790</text:p>
          </table:table-cell>
          <table:table-cell table:formula="of:=[.E4] * 0.875 / 30" office:value-type="currency" office:currency="USD" office:value="1842.29546666667" calcext:value-type="currency">
            <text:p>$1,842</text:p>
          </table:table-cell>
          <table:table-cell table:formula="of:=[.F4] * 0.875 / 30" office:value-type="currency" office:currency="USD" office:value="1894.26346666667" calcext:value-type="currency">
            <text:p>$1,894</text:p>
          </table:table-cell>
          <table:table-cell table:formula="of:=[.G4] * 0.875 / 30" office:value-type="currency" office:currency="USD" office:value="1946.14186666667" calcext:value-type="currency">
            <text:p>$1,946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'cabrillo-ft-schedule-17-18'.B5]*1.024" office:value-type="currency" office:currency="USD" office:value="60495.872" calcext:value-type="currency">
            <text:p>$60,496</text:p>
          </table:table-cell>
          <table:table-cell table:formula="of:=['cabrillo-ft-schedule-17-18'.C5]*1.024" office:value-type="currency" office:currency="USD" office:value="62277.632" calcext:value-type="currency">
            <text:p>$62,278</text:p>
          </table:table-cell>
          <table:table-cell table:formula="of:=['cabrillo-ft-schedule-17-18'.D5]*1.024" office:value-type="currency" office:currency="USD" office:value="64058.368" calcext:value-type="currency">
            <text:p>$64,058</text:p>
          </table:table-cell>
          <table:table-cell table:formula="of:=['cabrillo-ft-schedule-17-18'.E5]*1.024" office:value-type="currency" office:currency="USD" office:value="65836.032" calcext:value-type="currency">
            <text:p>$65,836</text:p>
          </table:table-cell>
          <table:table-cell table:formula="of:=['cabrillo-ft-schedule-17-18'.F5]*1.024" office:value-type="currency" office:currency="USD" office:value="67619.84" calcext:value-type="currency">
            <text:p>$67,620</text:p>
          </table:table-cell>
          <table:table-cell table:formula="of:=['cabrillo-ft-schedule-17-18'.G5]*1.024" office:value-type="currency" office:currency="USD" office:value="69399.552" calcext:value-type="currency">
            <text:p>$69,4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5] * 0.875 / 30" office:value-type="currency" office:currency="USD" office:value="1764.46293333333" calcext:value-type="currency">
            <text:p>$1,764</text:p>
          </table:table-cell>
          <table:table-cell table:formula="of:=[.C5] * 0.875 / 30" office:value-type="currency" office:currency="USD" office:value="1816.43093333333" calcext:value-type="currency">
            <text:p>$1,816</text:p>
          </table:table-cell>
          <table:table-cell table:formula="of:=[.D5] * 0.875 / 30" office:value-type="currency" office:currency="USD" office:value="1868.36906666667" calcext:value-type="currency">
            <text:p>$1,868</text:p>
          </table:table-cell>
          <table:table-cell table:formula="of:=[.E5] * 0.875 / 30" office:value-type="currency" office:currency="USD" office:value="1920.2176" calcext:value-type="currency">
            <text:p>$1,920</text:p>
          </table:table-cell>
          <table:table-cell table:formula="of:=[.F5] * 0.875 / 30" office:value-type="currency" office:currency="USD" office:value="1972.24533333333" calcext:value-type="currency">
            <text:p>$1,972</text:p>
          </table:table-cell>
          <table:table-cell table:formula="of:=[.G5] * 0.875 / 30" office:value-type="currency" office:currency="USD" office:value="2024.1536" calcext:value-type="currency">
            <text:p>$2,024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'cabrillo-ft-schedule-17-18'.B6]*1.024" office:value-type="currency" office:currency="USD" office:value="63170.56" calcext:value-type="currency">
            <text:p>$63,171</text:p>
          </table:table-cell>
          <table:table-cell table:formula="of:=['cabrillo-ft-schedule-17-18'.C6]*1.024" office:value-type="currency" office:currency="USD" office:value="64949.248" calcext:value-type="currency">
            <text:p>$64,949</text:p>
          </table:table-cell>
          <table:table-cell table:formula="of:=['cabrillo-ft-schedule-17-18'.D6]*1.024" office:value-type="currency" office:currency="USD" office:value="66732.032" calcext:value-type="currency">
            <text:p>$66,732</text:p>
          </table:table-cell>
          <table:table-cell table:formula="of:=['cabrillo-ft-schedule-17-18'.E6]*1.024" office:value-type="currency" office:currency="USD" office:value="68511.744" calcext:value-type="currency">
            <text:p>$68,512</text:p>
          </table:table-cell>
          <table:table-cell table:formula="of:=['cabrillo-ft-schedule-17-18'.F6]*1.024" office:value-type="currency" office:currency="USD" office:value="70292.48" calcext:value-type="currency">
            <text:p>$70,292</text:p>
          </table:table-cell>
          <table:table-cell table:formula="of:=['cabrillo-ft-schedule-17-18'.G6]*1.024" office:value-type="currency" office:currency="USD" office:value="72072.192" calcext:value-type="currency">
            <text:p>$72,07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6] * 0.875 / 30" office:value-type="currency" office:currency="USD" office:value="1842.47466666667" calcext:value-type="currency">
            <text:p>$1,842</text:p>
          </table:table-cell>
          <table:table-cell table:formula="of:=[.C6] * 0.875 / 30" office:value-type="currency" office:currency="USD" office:value="1894.35306666667" calcext:value-type="currency">
            <text:p>$1,894</text:p>
          </table:table-cell>
          <table:table-cell table:formula="of:=[.D6] * 0.875 / 30" office:value-type="currency" office:currency="USD" office:value="1946.35093333333" calcext:value-type="currency">
            <text:p>$1,946</text:p>
          </table:table-cell>
          <table:table-cell table:formula="of:=[.E6] * 0.875 / 30" office:value-type="currency" office:currency="USD" office:value="1998.2592" calcext:value-type="currency">
            <text:p>$1,998</text:p>
          </table:table-cell>
          <table:table-cell table:formula="of:=[.F6] * 0.875 / 30" office:value-type="currency" office:currency="USD" office:value="2050.19733333333" calcext:value-type="currency">
            <text:p>$2,050</text:p>
          </table:table-cell>
          <table:table-cell table:formula="of:=[.G6] * 0.875 / 30" office:value-type="currency" office:currency="USD" office:value="2102.1056" calcext:value-type="currency">
            <text:p>$2,102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'cabrillo-ft-schedule-17-18'.B7]*1.024" office:value-type="currency" office:currency="USD" office:value="65844.224" calcext:value-type="currency">
            <text:p>$65,844</text:p>
          </table:table-cell>
          <table:table-cell table:formula="of:=['cabrillo-ft-schedule-17-18'.C7]*1.024" office:value-type="currency" office:currency="USD" office:value="67623.936" calcext:value-type="currency">
            <text:p>$67,624</text:p>
          </table:table-cell>
          <table:table-cell table:formula="of:=['cabrillo-ft-schedule-17-18'.D7]*1.024" office:value-type="currency" office:currency="USD" office:value="69405.696" calcext:value-type="currency">
            <text:p>$69,406</text:p>
          </table:table-cell>
          <table:table-cell table:formula="of:=['cabrillo-ft-schedule-17-18'.E7]*1.024" office:value-type="currency" office:currency="USD" office:value="71189.504" calcext:value-type="currency">
            <text:p>$71,190</text:p>
          </table:table-cell>
          <table:table-cell table:formula="of:=['cabrillo-ft-schedule-17-18'.F7]*1.024" office:value-type="currency" office:currency="USD" office:value="72969.216" calcext:value-type="currency">
            <text:p>$72,969</text:p>
          </table:table-cell>
          <table:table-cell table:formula="of:=['cabrillo-ft-schedule-17-18'.G7]*1.024" office:value-type="currency" office:currency="USD" office:value="74744.832" calcext:value-type="currency">
            <text:p>$74,74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7] * 0.875 / 30" office:value-type="currency" office:currency="USD" office:value="1920.45653333333" calcext:value-type="currency">
            <text:p>$1,920</text:p>
          </table:table-cell>
          <table:table-cell table:formula="of:=[.C7] * 0.875 / 30" office:value-type="currency" office:currency="USD" office:value="1972.3648" calcext:value-type="currency">
            <text:p>$1,972</text:p>
          </table:table-cell>
          <table:table-cell table:formula="of:=[.D7] * 0.875 / 30" office:value-type="currency" office:currency="USD" office:value="2024.3328" calcext:value-type="currency">
            <text:p>$2,024</text:p>
          </table:table-cell>
          <table:table-cell table:formula="of:=[.E7] * 0.875 / 30" office:value-type="currency" office:currency="USD" office:value="2076.36053333333" calcext:value-type="currency">
            <text:p>$2,076</text:p>
          </table:table-cell>
          <table:table-cell table:formula="of:=[.F7] * 0.875 / 30" office:value-type="currency" office:currency="USD" office:value="2128.2688" calcext:value-type="currency">
            <text:p>$2,128</text:p>
          </table:table-cell>
          <table:table-cell table:formula="of:=[.G7] * 0.875 / 30" office:value-type="currency" office:currency="USD" office:value="2180.0576" calcext:value-type="currency">
            <text:p>$2,180</text:p>
          </table:table-cell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'cabrillo-ft-schedule-17-18'.B8]*1.024" office:value-type="currency" office:currency="USD" office:value="68515.84" calcext:value-type="currency">
            <text:p>$68,516</text:p>
          </table:table-cell>
          <table:table-cell table:formula="of:=['cabrillo-ft-schedule-17-18'.C8]*1.024" office:value-type="currency" office:currency="USD" office:value="70298.624" calcext:value-type="currency">
            <text:p>$70,299</text:p>
          </table:table-cell>
          <table:table-cell table:formula="of:=['cabrillo-ft-schedule-17-18'.D8]*1.024" office:value-type="currency" office:currency="USD" office:value="72081.408" calcext:value-type="currency">
            <text:p>$72,081</text:p>
          </table:table-cell>
          <table:table-cell table:formula="of:=['cabrillo-ft-schedule-17-18'.E8]*1.024" office:value-type="currency" office:currency="USD" office:value="73864.192" calcext:value-type="currency">
            <text:p>$73,864</text:p>
          </table:table-cell>
          <table:table-cell table:formula="of:=['cabrillo-ft-schedule-17-18'.F8]*1.024" office:value-type="currency" office:currency="USD" office:value="75641.856" calcext:value-type="currency">
            <text:p>$75,642</text:p>
          </table:table-cell>
          <table:table-cell table:formula="of:=['cabrillo-ft-schedule-17-18'.G8]*1.024" office:value-type="currency" office:currency="USD" office:value="77421.568" calcext:value-type="currency">
            <text:p>$77,42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8] * 0.875 / 30" office:value-type="currency" office:currency="USD" office:value="1998.37866666667" calcext:value-type="currency">
            <text:p>$1,998</text:p>
          </table:table-cell>
          <table:table-cell table:formula="of:=[.C8] * 0.875 / 30" office:value-type="currency" office:currency="USD" office:value="2050.37653333333" calcext:value-type="currency">
            <text:p>$2,050</text:p>
          </table:table-cell>
          <table:table-cell table:formula="of:=[.D8] * 0.875 / 30" office:value-type="currency" office:currency="USD" office:value="2102.3744" calcext:value-type="currency">
            <text:p>$2,102</text:p>
          </table:table-cell>
          <table:table-cell table:formula="of:=[.E8] * 0.875 / 30" office:value-type="currency" office:currency="USD" office:value="2154.37226666667" calcext:value-type="currency">
            <text:p>$2,154</text:p>
          </table:table-cell>
          <table:table-cell table:formula="of:=[.F8] * 0.875 / 30" office:value-type="currency" office:currency="USD" office:value="2206.2208" calcext:value-type="currency">
            <text:p>$2,206</text:p>
          </table:table-cell>
          <table:table-cell table:formula="of:=[.G8] * 0.875 / 30" office:value-type="currency" office:currency="USD" office:value="2258.12906666667" calcext:value-type="currency">
            <text:p>$2,258</text:p>
          </table:table-cell>
          <table:table-cell table:number-columns-repeated="1009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'cabrillo-ft-schedule-17-18'.B9]*1.024" office:value-type="currency" office:currency="USD" office:value="71193.6" calcext:value-type="currency">
            <text:p>$71,194</text:p>
          </table:table-cell>
          <table:table-cell table:formula="of:=['cabrillo-ft-schedule-17-18'.C9]*1.024" office:value-type="currency" office:currency="USD" office:value="72975.36" calcext:value-type="currency">
            <text:p>$72,975</text:p>
          </table:table-cell>
          <table:table-cell table:formula="of:=['cabrillo-ft-schedule-17-18'.D9]*1.024" office:value-type="currency" office:currency="USD" office:value="74750.976" calcext:value-type="currency">
            <text:p>$74,751</text:p>
          </table:table-cell>
          <table:table-cell table:formula="of:=['cabrillo-ft-schedule-17-18'.E9]*1.024" office:value-type="currency" office:currency="USD" office:value="76535.808" calcext:value-type="currency">
            <text:p>$76,536</text:p>
          </table:table-cell>
          <table:table-cell table:formula="of:=['cabrillo-ft-schedule-17-18'.F9]*1.024" office:value-type="currency" office:currency="USD" office:value="78313.472" calcext:value-type="currency">
            <text:p>$78,313</text:p>
          </table:table-cell>
          <table:table-cell table:formula="of:=['cabrillo-ft-schedule-17-18'.G9]*1.024" office:value-type="currency" office:currency="USD" office:value="80095.232" calcext:value-type="currency">
            <text:p>$80,09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9] * 0.875 / 30" office:value-type="currency" office:currency="USD" office:value="2076.48" calcext:value-type="currency">
            <text:p>$2,076</text:p>
          </table:table-cell>
          <table:table-cell table:formula="of:=[.C9] * 0.875 / 30" office:value-type="currency" office:currency="USD" office:value="2128.448" calcext:value-type="currency">
            <text:p>$2,128</text:p>
          </table:table-cell>
          <table:table-cell table:formula="of:=[.D9] * 0.875 / 30" office:value-type="currency" office:currency="USD" office:value="2180.2368" calcext:value-type="currency">
            <text:p>$2,180</text:p>
          </table:table-cell>
          <table:table-cell table:formula="of:=[.E9] * 0.875 / 30" office:value-type="currency" office:currency="USD" office:value="2232.2944" calcext:value-type="currency">
            <text:p>$2,232</text:p>
          </table:table-cell>
          <table:table-cell table:formula="of:=[.F9] * 0.875 / 30" office:value-type="currency" office:currency="USD" office:value="2284.14293333333" calcext:value-type="currency">
            <text:p>$2,284</text:p>
          </table:table-cell>
          <table:table-cell table:formula="of:=[.G9] * 0.875 / 30" office:value-type="currency" office:currency="USD" office:value="2336.11093333333" calcext:value-type="currency">
            <text:p>$2,336</text:p>
          </table:table-cell>
          <table:table-cell table:number-columns-repeated="1009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'cabrillo-ft-schedule-17-18'.B10]*1.024" office:value-type="currency" office:currency="USD" office:value="73864.192" calcext:value-type="currency">
            <text:p>$73,864</text:p>
          </table:table-cell>
          <table:table-cell table:formula="of:=['cabrillo-ft-schedule-17-18'.C10]*1.024" office:value-type="currency" office:currency="USD" office:value="75645.952" calcext:value-type="currency">
            <text:p>$75,646</text:p>
          </table:table-cell>
          <table:table-cell table:formula="of:=['cabrillo-ft-schedule-17-18'.D10]*1.024" office:value-type="currency" office:currency="USD" office:value="77429.76" calcext:value-type="currency">
            <text:p>$77,430</text:p>
          </table:table-cell>
          <table:table-cell table:formula="of:=['cabrillo-ft-schedule-17-18'.E10]*1.024" office:value-type="currency" office:currency="USD" office:value="79206.4" calcext:value-type="currency">
            <text:p>$79,206</text:p>
          </table:table-cell>
          <table:table-cell table:formula="of:=['cabrillo-ft-schedule-17-18'.F10]*1.024" office:value-type="currency" office:currency="USD" office:value="80992.256" calcext:value-type="currency">
            <text:p>$80,992</text:p>
          </table:table-cell>
          <table:table-cell table:formula="of:=['cabrillo-ft-schedule-17-18'.G10]*1.024" office:value-type="currency" office:currency="USD" office:value="82765.824" calcext:value-type="currency">
            <text:p>$82,76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10] * 0.875 / 30" office:value-type="currency" office:currency="USD" office:value="2154.37226666667" calcext:value-type="currency">
            <text:p>$2,154</text:p>
          </table:table-cell>
          <table:table-cell table:formula="of:=[.C10] * 0.875 / 30" office:value-type="currency" office:currency="USD" office:value="2206.34026666667" calcext:value-type="currency">
            <text:p>$2,206</text:p>
          </table:table-cell>
          <table:table-cell table:formula="of:=[.D10] * 0.875 / 30" office:value-type="currency" office:currency="USD" office:value="2258.368" calcext:value-type="currency">
            <text:p>$2,258</text:p>
          </table:table-cell>
          <table:table-cell table:formula="of:=[.E10] * 0.875 / 30" office:value-type="currency" office:currency="USD" office:value="2310.18666666667" calcext:value-type="currency">
            <text:p>$2,310</text:p>
          </table:table-cell>
          <table:table-cell table:formula="of:=[.F10] * 0.875 / 30" office:value-type="currency" office:currency="USD" office:value="2362.27413333333" calcext:value-type="currency">
            <text:p>$2,362</text:p>
          </table:table-cell>
          <table:table-cell table:formula="of:=[.G10] * 0.875 / 30" office:value-type="currency" office:currency="USD" office:value="2414.0032" calcext:value-type="currency">
            <text:p>$2,414</text:p>
          </table:table-cell>
          <table:table-cell table:number-columns-repeated="1009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'cabrillo-ft-schedule-17-18'.B11]*1.024" office:value-type="currency" office:currency="USD" office:value="76538.88" calcext:value-type="currency">
            <text:p>$76,539</text:p>
          </table:table-cell>
          <table:table-cell table:formula="of:=['cabrillo-ft-schedule-17-18'.C11]*1.024" office:value-type="currency" office:currency="USD" office:value="78316.544" calcext:value-type="currency">
            <text:p>$78,317</text:p>
          </table:table-cell>
          <table:table-cell table:formula="of:=['cabrillo-ft-schedule-17-18'.D11]*1.024" office:value-type="currency" office:currency="USD" office:value="80101.376" calcext:value-type="currency">
            <text:p>$80,101</text:p>
          </table:table-cell>
          <table:table-cell table:formula="of:=['cabrillo-ft-schedule-17-18'.E11]*1.024" office:value-type="currency" office:currency="USD" office:value="81882.112" calcext:value-type="currency">
            <text:p>$81,882</text:p>
          </table:table-cell>
          <table:table-cell table:formula="of:=['cabrillo-ft-schedule-17-18'.F11]*1.024" office:value-type="currency" office:currency="USD" office:value="83666.944" calcext:value-type="currency">
            <text:p>$83,667</text:p>
          </table:table-cell>
          <table:table-cell table:formula="of:=['cabrillo-ft-schedule-17-18'.G11]*1.024" office:value-type="currency" office:currency="USD" office:value="85442.56" calcext:value-type="currency">
            <text:p>$85,443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11] * 0.875 / 30" office:value-type="currency" office:currency="USD" office:value="2232.384" calcext:value-type="currency">
            <text:p>$2,232</text:p>
          </table:table-cell>
          <table:table-cell table:formula="of:=[.C11] * 0.875 / 30" office:value-type="currency" office:currency="USD" office:value="2284.23253333333" calcext:value-type="currency">
            <text:p>$2,284</text:p>
          </table:table-cell>
          <table:table-cell table:formula="of:=[.D11] * 0.875 / 30" office:value-type="currency" office:currency="USD" office:value="2336.29013333333" calcext:value-type="currency">
            <text:p>$2,336</text:p>
          </table:table-cell>
          <table:table-cell table:formula="of:=[.E11] * 0.875 / 30" office:value-type="currency" office:currency="USD" office:value="2388.22826666667" calcext:value-type="currency">
            <text:p>$2,388</text:p>
          </table:table-cell>
          <table:table-cell table:formula="of:=[.F11] * 0.875 / 30" office:value-type="currency" office:currency="USD" office:value="2440.28586666667" calcext:value-type="currency">
            <text:p>$2,440</text:p>
          </table:table-cell>
          <table:table-cell table:formula="of:=[.G11] * 0.875 / 30" office:value-type="currency" office:currency="USD" office:value="2492.07466666667" calcext:value-type="currency">
            <text:p>$2,492</text:p>
          </table:table-cell>
          <table:table-cell table:number-columns-repeated="1009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'cabrillo-ft-schedule-17-18'.B12]*1.024" office:value-type="currency" office:currency="USD" office:value="79210.496" calcext:value-type="currency">
            <text:p>$79,210</text:p>
          </table:table-cell>
          <table:table-cell table:formula="of:=['cabrillo-ft-schedule-17-18'.C12]*1.024" office:value-type="currency" office:currency="USD" office:value="80994.304" calcext:value-type="currency">
            <text:p>$80,994</text:p>
          </table:table-cell>
          <table:table-cell table:formula="of:=['cabrillo-ft-schedule-17-18'.D12]*1.024" office:value-type="currency" office:currency="USD" office:value="82771.968" calcext:value-type="currency">
            <text:p>$82,772</text:p>
          </table:table-cell>
          <table:table-cell table:formula="of:=['cabrillo-ft-schedule-17-18'.E12]*1.024" office:value-type="currency" office:currency="USD" office:value="84551.68" calcext:value-type="currency">
            <text:p>$84,552</text:p>
          </table:table-cell>
          <table:table-cell table:formula="of:=['cabrillo-ft-schedule-17-18'.F12]*1.024" office:value-type="currency" office:currency="USD" office:value="86336.512" calcext:value-type="currency">
            <text:p>$86,337</text:p>
          </table:table-cell>
          <table:table-cell table:formula="of:=['cabrillo-ft-schedule-17-18'.G12]*1.024" office:value-type="currency" office:currency="USD" office:value="88113.152" calcext:value-type="currency">
            <text:p>$88,11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12] * 0.875 / 30" office:value-type="currency" office:currency="USD" office:value="2310.30613333333" calcext:value-type="currency">
            <text:p>$2,310</text:p>
          </table:table-cell>
          <table:table-cell table:formula="of:=[.C12] * 0.875 / 30" office:value-type="currency" office:currency="USD" office:value="2362.33386666667" calcext:value-type="currency">
            <text:p>$2,362</text:p>
          </table:table-cell>
          <table:table-cell table:formula="of:=[.D12] * 0.875 / 30" office:value-type="currency" office:currency="USD" office:value="2414.1824" calcext:value-type="currency">
            <text:p>$2,414</text:p>
          </table:table-cell>
          <table:table-cell table:formula="of:=[.E12] * 0.875 / 30" office:value-type="currency" office:currency="USD" office:value="2466.09066666667" calcext:value-type="currency">
            <text:p>$2,466</text:p>
          </table:table-cell>
          <table:table-cell table:formula="of:=[.F12] * 0.875 / 30" office:value-type="currency" office:currency="USD" office:value="2518.14826666667" calcext:value-type="currency">
            <text:p>$2,518</text:p>
          </table:table-cell>
          <table:table-cell table:formula="of:=[.G12] * 0.875 / 30" office:value-type="currency" office:currency="USD" office:value="2569.96693333333" calcext:value-type="currency">
            <text:p>$2,570</text:p>
          </table:table-cell>
          <table:table-cell table:number-columns-repeated="100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'cabrillo-ft-schedule-17-18'.B13]*1.024" office:value-type="currency" office:currency="USD" office:value="79210.496" calcext:value-type="currency">
            <text:p>$79,210</text:p>
          </table:table-cell>
          <table:table-cell table:formula="of:=['cabrillo-ft-schedule-17-18'.C13]*1.024" office:value-type="currency" office:currency="USD" office:value="80994.304" calcext:value-type="currency">
            <text:p>$80,994</text:p>
          </table:table-cell>
          <table:table-cell table:formula="of:=['cabrillo-ft-schedule-17-18'.D13]*1.024" office:value-type="currency" office:currency="USD" office:value="82771.968" calcext:value-type="currency">
            <text:p>$82,772</text:p>
          </table:table-cell>
          <table:table-cell table:formula="of:=['cabrillo-ft-schedule-17-18'.E13]*1.024" office:value-type="currency" office:currency="USD" office:value="85524.48" calcext:value-type="currency">
            <text:p>$85,524</text:p>
          </table:table-cell>
          <table:table-cell table:formula="of:=['cabrillo-ft-schedule-17-18'.F13]*1.024" office:value-type="currency" office:currency="USD" office:value="87575.552" calcext:value-type="currency">
            <text:p>$87,576</text:p>
          </table:table-cell>
          <table:table-cell table:formula="of:=['cabrillo-ft-schedule-17-18'.G13]*1.024" office:value-type="currency" office:currency="USD" office:value="89619.456" calcext:value-type="currency">
            <text:p>$89,61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13] * 0.875 / 30" office:value-type="currency" office:currency="USD" office:value="2310.30613333333" calcext:value-type="currency">
            <text:p>$2,310</text:p>
          </table:table-cell>
          <table:table-cell table:formula="of:=[.C13] * 0.875 / 30" office:value-type="currency" office:currency="USD" office:value="2362.33386666667" calcext:value-type="currency">
            <text:p>$2,362</text:p>
          </table:table-cell>
          <table:table-cell table:formula="of:=[.D13] * 0.875 / 30" office:value-type="currency" office:currency="USD" office:value="2414.1824" calcext:value-type="currency">
            <text:p>$2,414</text:p>
          </table:table-cell>
          <table:table-cell table:formula="of:=[.E13] * 0.875 / 30" office:value-type="currency" office:currency="USD" office:value="2494.464" calcext:value-type="currency">
            <text:p>$2,494</text:p>
          </table:table-cell>
          <table:table-cell table:formula="of:=[.F13] * 0.875 / 30" office:value-type="currency" office:currency="USD" office:value="2554.28693333333" calcext:value-type="currency">
            <text:p>$2,554</text:p>
          </table:table-cell>
          <table:table-cell table:formula="of:=[.G13] * 0.875 / 30" office:value-type="currency" office:currency="USD" office:value="2613.9008" calcext:value-type="currency">
            <text:p>$2,614</text:p>
          </table:table-cell>
          <table:table-cell table:number-columns-repeated="1009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'cabrillo-ft-schedule-17-18'.B14]*1.024" office:value-type="currency" office:currency="USD" office:value="79210.496" calcext:value-type="currency">
            <text:p>$79,210</text:p>
          </table:table-cell>
          <table:table-cell table:formula="of:=['cabrillo-ft-schedule-17-18'.C14]*1.024" office:value-type="currency" office:currency="USD" office:value="80994.304" calcext:value-type="currency">
            <text:p>$80,994</text:p>
          </table:table-cell>
          <table:table-cell table:formula="of:=['cabrillo-ft-schedule-17-18'.D14]*1.024" office:value-type="currency" office:currency="USD" office:value="82771.968" calcext:value-type="currency">
            <text:p>$82,772</text:p>
          </table:table-cell>
          <table:table-cell table:formula="of:=['cabrillo-ft-schedule-17-18'.E14]*1.024" office:value-type="currency" office:currency="USD" office:value="86497.28" calcext:value-type="currency">
            <text:p>$86,497</text:p>
          </table:table-cell>
          <table:table-cell table:formula="of:=['cabrillo-ft-schedule-17-18'.F14]*1.024" office:value-type="currency" office:currency="USD" office:value="88815.616" calcext:value-type="currency">
            <text:p>$88,816</text:p>
          </table:table-cell>
          <table:table-cell table:formula="of:=['cabrillo-ft-schedule-17-18'.G14]*1.024" office:value-type="currency" office:currency="USD" office:value="91125.76" calcext:value-type="currency">
            <text:p>$91,12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14] * 0.875 / 30" office:value-type="currency" office:currency="USD" office:value="2310.30613333333" calcext:value-type="currency">
            <text:p>$2,310</text:p>
          </table:table-cell>
          <table:table-cell table:formula="of:=[.C14] * 0.875 / 30" office:value-type="currency" office:currency="USD" office:value="2362.33386666667" calcext:value-type="currency">
            <text:p>$2,362</text:p>
          </table:table-cell>
          <table:table-cell table:formula="of:=[.D14] * 0.875 / 30" office:value-type="currency" office:currency="USD" office:value="2414.1824" calcext:value-type="currency">
            <text:p>$2,414</text:p>
          </table:table-cell>
          <table:table-cell table:formula="of:=[.E14] * 0.875 / 30" office:value-type="currency" office:currency="USD" office:value="2522.83733333333" calcext:value-type="currency">
            <text:p>$2,523</text:p>
          </table:table-cell>
          <table:table-cell table:formula="of:=[.F14] * 0.875 / 30" office:value-type="currency" office:currency="USD" office:value="2590.45546666667" calcext:value-type="currency">
            <text:p>$2,590</text:p>
          </table:table-cell>
          <table:table-cell table:formula="of:=[.G14] * 0.875 / 30" office:value-type="currency" office:currency="USD" office:value="2657.83466666667" calcext:value-type="currency">
            <text:p>$2,658</text:p>
          </table:table-cell>
          <table:table-cell table:number-columns-repeated="1009"/>
        </table:table-row>
        <table:table-row table:style-name="ro2"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3">
          <table:table-cell table:style-name="ce2" office:value-type="string" calcext:value-type="string" table:number-columns-spanned="7" table:number-rows-spanned="1">
            <text:p>Cabrillo Part-Time, 2018-2019 Option B</text:p>
            <text:p><text:span text:style-name="T1">(teaching, grading, office hours)</text:span></text:p>
          </table:table-cell>
          <table:covered-table-cell table:number-columns-repeated="6" table:style-name="Default"/>
          <table:table-cell/>
          <table:table-cell table:style-name="ce2" office:value-type="string" calcext:value-type="string" table:number-columns-spanned="7" table:number-rows-spanned="1">
            <text:p>PT/FT “Pro Rata” Ratio Per TU, 2018-2019 Option B</text:p>
            <text:p>(teaching, grading, office hours)</text:p>
          </table:table-cell>
          <table:covered-table-cell table:number-columns-repeated="6" table:style-name="Default"/>
          <table:table-cell table:number-columns-repeated="1009"/>
        </table:table-row>
        <table:table-row table:style-name="ro2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'cabrillo-ft-schedule-17-18'.B18]*1.0304" office:value-type="currency" office:currency="USD" office:value="1260.1792" calcext:value-type="currency">
            <text:p>$1,260</text:p>
          </table:table-cell>
          <table:table-cell table:formula="of:=['cabrillo-ft-schedule-17-18'.C18]*1.0304" office:value-type="currency" office:currency="USD" office:value="1300.3648" calcext:value-type="currency">
            <text:p>$1,300</text:p>
          </table:table-cell>
          <table:table-cell table:formula="of:=['cabrillo-ft-schedule-17-18'.D18]*1.0304" office:value-type="currency" office:currency="USD" office:value="1339.52" calcext:value-type="currency">
            <text:p>$1,340</text:p>
          </table:table-cell>
          <table:table-cell table:formula="of:=['cabrillo-ft-schedule-17-18'.E18]*1.0304" office:value-type="currency" office:currency="USD" office:value="1378.6752" calcext:value-type="currency">
            <text:p>$1,379</text:p>
          </table:table-cell>
          <table:table-cell table:formula="of:=['cabrillo-ft-schedule-17-18'.F18]*1.0304" office:value-type="currency" office:currency="USD" office:value="1418.8608" calcext:value-type="currency">
            <text:p>$1,419</text:p>
          </table:table-cell>
          <table:table-cell table:formula="of:=['cabrillo-ft-schedule-17-18'.G18]*1.0304" office:value-type="currency" office:currency="USD" office:value="1418.8608" calcext:value-type="currency">
            <text:p>$1,4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table:formula="of:=[.B18]/[.J3]" office:value-type="percentage" office:value="0.775658584113095" calcext:value-type="percentage">
            <text:p>77.57%</text:p>
          </table:table-cell>
          <table:table-cell table:style-name="ce6" table:formula="of:=[.C18]/[.K3]" office:value-type="percentage" office:value="0.775391355452263" calcext:value-type="percentage">
            <text:p>77.54%</text:p>
          </table:table-cell>
          <table:table-cell table:style-name="ce6" table:formula="of:=[.D18]/[.L3]" office:value-type="percentage" office:value="0.774504386267873" calcext:value-type="percentage">
            <text:p>77.45%</text:p>
          </table:table-cell>
          <table:table-cell table:style-name="ce6" table:formula="of:=[.E18]/[.M3]" office:value-type="percentage" office:value="0.773604826546003" calcext:value-type="percentage">
            <text:p>77.36%</text:p>
          </table:table-cell>
          <table:table-cell table:style-name="ce6" table:formula="of:=[.F18]/[.N3]" office:value-type="percentage" office:value="0.773394002539641" calcext:value-type="percentage">
            <text:p>77.34%</text:p>
          </table:table-cell>
          <table:table-cell table:style-name="ce6" table:formula="of:=[.G18]/[.O3]" office:value-type="percentage" office:value="0.751863575215636" calcext:value-type="percentage">
            <text:p>75.19%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'cabrillo-ft-schedule-17-18'.B19]*1.0304" office:value-type="currency" office:currency="USD" office:value="1306.5472" calcext:value-type="currency">
            <text:p>$1,307</text:p>
          </table:table-cell>
          <table:table-cell table:formula="of:=['cabrillo-ft-schedule-17-18'.C19]*1.0304" office:value-type="currency" office:currency="USD" office:value="1345.7024" calcext:value-type="currency">
            <text:p>$1,346</text:p>
          </table:table-cell>
          <table:table-cell table:formula="of:=['cabrillo-ft-schedule-17-18'.D19]*1.0304" office:value-type="currency" office:currency="USD" office:value="1384.8576" calcext:value-type="currency">
            <text:p>$1,385</text:p>
          </table:table-cell>
          <table:table-cell table:formula="of:=['cabrillo-ft-schedule-17-18'.E19]*1.0304" office:value-type="currency" office:currency="USD" office:value="1424.0128" calcext:value-type="currency">
            <text:p>$1,424</text:p>
          </table:table-cell>
          <table:table-cell table:formula="of:=['cabrillo-ft-schedule-17-18'.F19]*1.0304" office:value-type="currency" office:currency="USD" office:value="1463.168" calcext:value-type="currency">
            <text:p>$1,463</text:p>
          </table:table-cell>
          <table:table-cell table:formula="of:=['cabrillo-ft-schedule-17-18'.G19]*1.0304" office:value-type="currency" office:currency="USD" office:value="1463.168" calcext:value-type="currency">
            <text:p>$1,463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 table:formula="of:=[.B19]/[.J4]" office:value-type="percentage" office:value="0.774690538171386" calcext:value-type="percentage">
            <text:p>77.47%</text:p>
          </table:table-cell>
          <table:table-cell table:style-name="ce6" table:formula="of:=[.C19]/[.K4]" office:value-type="percentage" office:value="0.77408215506726" calcext:value-type="percentage">
            <text:p>77.41%</text:p>
          </table:table-cell>
          <table:table-cell table:style-name="ce6" table:formula="of:=[.D19]/[.L4]" office:value-type="percentage" office:value="0.773521953823569" calcext:value-type="percentage">
            <text:p>77.35%</text:p>
          </table:table-cell>
          <table:table-cell table:style-name="ce6" table:formula="of:=[.E19]/[.M4]" office:value-type="percentage" office:value="0.77295570974645" calcext:value-type="percentage">
            <text:p>77.30%</text:p>
          </table:table-cell>
          <table:table-cell table:style-name="ce6" table:formula="of:=[.F19]/[.N4]" office:value-type="percentage" office:value="0.77242053481332" calcext:value-type="percentage">
            <text:p>77.24%</text:p>
          </table:table-cell>
          <table:table-cell table:style-name="ce6" table:formula="of:=[.G19]/[.O4]" office:value-type="percentage" office:value="0.751830082411258" calcext:value-type="percentage">
            <text:p>75.18%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'cabrillo-ft-schedule-17-18'.B20]*1.0304" office:value-type="currency" office:currency="USD" office:value="1365.28" calcext:value-type="currency">
            <text:p>$1,365</text:p>
          </table:table-cell>
          <table:table-cell table:formula="of:=['cabrillo-ft-schedule-17-18'.C20]*1.0304" office:value-type="currency" office:currency="USD" office:value="1404.4352" calcext:value-type="currency">
            <text:p>$1,404</text:p>
          </table:table-cell>
          <table:table-cell table:formula="of:=['cabrillo-ft-schedule-17-18'.D20]*1.0304" office:value-type="currency" office:currency="USD" office:value="1443.5904" calcext:value-type="currency">
            <text:p>$1,444</text:p>
          </table:table-cell>
          <table:table-cell table:formula="of:=['cabrillo-ft-schedule-17-18'.E20]*1.0304" office:value-type="currency" office:currency="USD" office:value="1482.7456" calcext:value-type="currency">
            <text:p>$1,483</text:p>
          </table:table-cell>
          <table:table-cell table:formula="of:=['cabrillo-ft-schedule-17-18'.F20]*1.0304" office:value-type="currency" office:currency="USD" office:value="1521.9008" calcext:value-type="currency">
            <text:p>$1,522</text:p>
          </table:table-cell>
          <table:table-cell table:formula="of:=['cabrillo-ft-schedule-17-18'.G20]*1.0304" office:value-type="currency" office:currency="USD" office:value="1521.9008" calcext:value-type="currency">
            <text:p>$1,522</text:p>
          </table:table-cell>
          <table:table-cell/>
          <table:table-cell office:value-type="float" office:value="3" calcext:value-type="float">
            <text:p>3</text:p>
          </table:table-cell>
          <table:table-cell table:style-name="ce6" table:formula="of:=[.B20]/[.J5]" office:value-type="percentage" office:value="0.773765191780358" calcext:value-type="percentage">
            <text:p>77.38%</text:p>
          </table:table-cell>
          <table:table-cell table:style-name="ce6" table:formula="of:=[.C20]/[.K5]" office:value-type="percentage" office:value="0.773183925811437" calcext:value-type="percentage">
            <text:p>77.32%</text:p>
          </table:table-cell>
          <table:table-cell table:style-name="ce6" table:formula="of:=[.D20]/[.L5]" office:value-type="percentage" office:value="0.772647345620794" calcext:value-type="percentage">
            <text:p>77.26%</text:p>
          </table:table-cell>
          <table:table-cell table:style-name="ce6" table:formula="of:=[.E20]/[.M5]" office:value-type="percentage" office:value="0.772175820073725" calcext:value-type="percentage">
            <text:p>77.22%</text:p>
          </table:table-cell>
          <table:table-cell table:style-name="ce6" table:formula="of:=[.F20]/[.N5]" office:value-type="percentage" office:value="0.771658968728704" calcext:value-type="percentage">
            <text:p>77.17%</text:p>
          </table:table-cell>
          <table:table-cell table:style-name="ce6" table:formula="of:=[.G20]/[.O5]" office:value-type="percentage" office:value="0.751870213801957" calcext:value-type="percentage">
            <text:p>75.19%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'cabrillo-ft-schedule-17-18'.B21]*1.0304" office:value-type="currency" office:currency="USD" office:value="1424.0128" calcext:value-type="currency">
            <text:p>$1,424</text:p>
          </table:table-cell>
          <table:table-cell table:formula="of:=['cabrillo-ft-schedule-17-18'.C21]*1.0304" office:value-type="currency" office:currency="USD" office:value="1463.168" calcext:value-type="currency">
            <text:p>$1,463</text:p>
          </table:table-cell>
          <table:table-cell table:formula="of:=['cabrillo-ft-schedule-17-18'.D21]*1.0304" office:value-type="currency" office:currency="USD" office:value="1502.3232" calcext:value-type="currency">
            <text:p>$1,502</text:p>
          </table:table-cell>
          <table:table-cell table:formula="of:=['cabrillo-ft-schedule-17-18'.E21]*1.0304" office:value-type="currency" office:currency="USD" office:value="1541.4784" calcext:value-type="currency">
            <text:p>$1,541</text:p>
          </table:table-cell>
          <table:table-cell table:formula="of:=['cabrillo-ft-schedule-17-18'.F21]*1.0304" office:value-type="currency" office:currency="USD" office:value="1579.6032" calcext:value-type="currency">
            <text:p>$1,580</text:p>
          </table:table-cell>
          <table:table-cell table:formula="of:=['cabrillo-ft-schedule-17-18'.G21]*1.0304" office:value-type="currency" office:currency="USD" office:value="1579.6032" calcext:value-type="currency">
            <text:p>$1,580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table:formula="of:=[.B21]/[.J6]" office:value-type="percentage" office:value="0.772880531690712" calcext:value-type="percentage">
            <text:p>77.29%</text:p>
          </table:table-cell>
          <table:table-cell table:style-name="ce6" table:formula="of:=[.C21]/[.K6]" office:value-type="percentage" office:value="0.772384000504517" calcext:value-type="percentage">
            <text:p>77.24%</text:p>
          </table:table-cell>
          <table:table-cell table:style-name="ce6" table:formula="of:=[.D21]/[.L6]" office:value-type="percentage" office:value="0.771866560274981" calcext:value-type="percentage">
            <text:p>77.19%</text:p>
          </table:table-cell>
          <table:table-cell table:style-name="ce6" table:formula="of:=[.E21]/[.M6]" office:value-type="percentage" office:value="0.771410635817415" calcext:value-type="percentage">
            <text:p>77.14%</text:p>
          </table:table-cell>
          <table:table-cell table:style-name="ce6" table:formula="of:=[.F21]/[.N6]" office:value-type="percentage" office:value="0.77046398135334" calcext:value-type="percentage">
            <text:p>77.05%</text:p>
          </table:table-cell>
          <table:table-cell table:style-name="ce6" table:formula="of:=[.G21]/[.O6]" office:value-type="percentage" office:value="0.75143855760624" calcext:value-type="percentage">
            <text:p>75.14%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'cabrillo-ft-schedule-17-18'.B22]*1.0304" office:value-type="currency" office:currency="USD" office:value="1482.7456" calcext:value-type="currency">
            <text:p>$1,483</text:p>
          </table:table-cell>
          <table:table-cell table:formula="of:=['cabrillo-ft-schedule-17-18'.C22]*1.0304" office:value-type="currency" office:currency="USD" office:value="1521.9008" calcext:value-type="currency">
            <text:p>$1,522</text:p>
          </table:table-cell>
          <table:table-cell table:formula="of:=['cabrillo-ft-schedule-17-18'.D22]*1.0304" office:value-type="currency" office:currency="USD" office:value="1561.056" calcext:value-type="currency">
            <text:p>$1,561</text:p>
          </table:table-cell>
          <table:table-cell table:formula="of:=['cabrillo-ft-schedule-17-18'.E22]*1.0304" office:value-type="currency" office:currency="USD" office:value="1599.1808" calcext:value-type="currency">
            <text:p>$1,599</text:p>
          </table:table-cell>
          <table:table-cell table:formula="of:=['cabrillo-ft-schedule-17-18'.F22]*1.0304" office:value-type="currency" office:currency="USD" office:value="1638.336" calcext:value-type="currency">
            <text:p>$1,638</text:p>
          </table:table-cell>
          <table:table-cell table:formula="of:=['cabrillo-ft-schedule-17-18'.G22]*1.0304" office:value-type="currency" office:currency="USD" office:value="1638.336" calcext:value-type="currency">
            <text:p>$1,638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 table:formula="of:=[.B22]/[.J7]" office:value-type="percentage" office:value="0.772079749926129" calcext:value-type="percentage">
            <text:p>77.21%</text:p>
          </table:table-cell>
          <table:table-cell table:style-name="ce6" table:formula="of:=[.C22]/[.K7]" office:value-type="percentage" office:value="0.771612229137328" calcext:value-type="percentage">
            <text:p>77.16%</text:p>
          </table:table-cell>
          <table:table-cell table:style-name="ce6" table:formula="of:=[.D22]/[.L7]" office:value-type="percentage" office:value="0.771145930155358" calcext:value-type="percentage">
            <text:p>77.11%</text:p>
          </table:table-cell>
          <table:table-cell table:style-name="ce6" table:formula="of:=[.E22]/[.M7]" office:value-type="percentage" office:value="0.770184548553674" calcext:value-type="percentage">
            <text:p>77.02%</text:p>
          </table:table-cell>
          <table:table-cell table:style-name="ce6" table:formula="of:=[.F22]/[.N7]" office:value-type="percentage" office:value="0.769797499263251" calcext:value-type="percentage">
            <text:p>76.98%</text:p>
          </table:table-cell>
          <table:table-cell table:style-name="ce6" table:formula="of:=[.G22]/[.O7]" office:value-type="percentage" office:value="0.751510418807283" calcext:value-type="percentage">
            <text:p>75.15%</text:p>
          </table:table-cell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'cabrillo-ft-schedule-17-18'.B23]*1.0304" office:value-type="currency" office:currency="USD" office:value="1541.4784" calcext:value-type="currency">
            <text:p>$1,541</text:p>
          </table:table-cell>
          <table:table-cell table:formula="of:=['cabrillo-ft-schedule-17-18'.C23]*1.0304" office:value-type="currency" office:currency="USD" office:value="1580.6336" calcext:value-type="currency">
            <text:p>$1,581</text:p>
          </table:table-cell>
          <table:table-cell table:formula="of:=['cabrillo-ft-schedule-17-18'.D23]*1.0304" office:value-type="currency" office:currency="USD" office:value="1619.7888" calcext:value-type="currency">
            <text:p>$1,620</text:p>
          </table:table-cell>
          <table:table-cell table:formula="of:=['cabrillo-ft-schedule-17-18'.E23]*1.0304" office:value-type="currency" office:currency="USD" office:value="1657.9136" calcext:value-type="currency">
            <text:p>$1,658</text:p>
          </table:table-cell>
          <table:table-cell table:formula="of:=['cabrillo-ft-schedule-17-18'.F23]*1.0304" office:value-type="currency" office:currency="USD" office:value="1697.0688" calcext:value-type="currency">
            <text:p>$1,697</text:p>
          </table:table-cell>
          <table:table-cell table:formula="of:=['cabrillo-ft-schedule-17-18'.G23]*1.0304" office:value-type="currency" office:currency="USD" office:value="1697.0688" calcext:value-type="currency">
            <text:p>$1,697</text:p>
          </table:table-cell>
          <table:table-cell/>
          <table:table-cell office:value-type="float" office:value="6" calcext:value-type="float">
            <text:p>6</text:p>
          </table:table-cell>
          <table:table-cell table:style-name="ce6" table:formula="of:=[.B23]/[.J8]" office:value-type="percentage" office:value="0.771364519503811" calcext:value-type="percentage">
            <text:p>77.14%</text:p>
          </table:table-cell>
          <table:table-cell table:style-name="ce6" table:formula="of:=[.C23]/[.K8]" office:value-type="percentage" office:value="0.770899185736552" calcext:value-type="percentage">
            <text:p>77.09%</text:p>
          </table:table-cell>
          <table:table-cell table:style-name="ce6" table:formula="of:=[.D23]/[.L8]" office:value-type="percentage" office:value="0.770456870098875" calcext:value-type="percentage">
            <text:p>77.05%</text:p>
          </table:table-cell>
          <table:table-cell table:style-name="ce6" table:formula="of:=[.E23]/[.M8]" office:value-type="percentage" office:value="0.769557622724689" calcext:value-type="percentage">
            <text:p>76.96%</text:p>
          </table:table-cell>
          <table:table-cell table:style-name="ce6" table:formula="of:=[.F23]/[.N8]" office:value-type="percentage" office:value="0.769219835113512" calcext:value-type="percentage">
            <text:p>76.92%</text:p>
          </table:table-cell>
          <table:table-cell table:style-name="ce6" table:formula="of:=[.G23]/[.O8]" office:value-type="percentage" office:value="0.751537556046398" calcext:value-type="percentage">
            <text:p>75.15%</text:p>
          </table:table-cell>
          <table:table-cell table:number-columns-repeated="1009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'cabrillo-ft-schedule-17-18'.B24]*1.0304" office:value-type="currency" office:currency="USD" office:value="1600.2112" calcext:value-type="currency">
            <text:p>$1,600</text:p>
          </table:table-cell>
          <table:table-cell table:formula="of:=['cabrillo-ft-schedule-17-18'.C24]*1.0304" office:value-type="currency" office:currency="USD" office:value="1638.336" calcext:value-type="currency">
            <text:p>$1,638</text:p>
          </table:table-cell>
          <table:table-cell table:formula="of:=['cabrillo-ft-schedule-17-18'.D24]*1.0304" office:value-type="currency" office:currency="USD" office:value="1677.4912" calcext:value-type="currency">
            <text:p>$1,677</text:p>
          </table:table-cell>
          <table:table-cell table:formula="of:=['cabrillo-ft-schedule-17-18'.E24]*1.0304" office:value-type="currency" office:currency="USD" office:value="1716.6464" calcext:value-type="currency">
            <text:p>$1,717</text:p>
          </table:table-cell>
          <table:table-cell table:formula="of:=['cabrillo-ft-schedule-17-18'.F24]*1.0304" office:value-type="currency" office:currency="USD" office:value="1755.8016" calcext:value-type="currency">
            <text:p>$1,756</text:p>
          </table:table-cell>
          <table:table-cell table:formula="of:=['cabrillo-ft-schedule-17-18'.G24]*1.0304" office:value-type="currency" office:currency="USD" office:value="1755.8016" calcext:value-type="currency">
            <text:p>$1,756</text:p>
          </table:table-cell>
          <table:table-cell/>
          <table:table-cell office:value-type="float" office:value="7" calcext:value-type="float">
            <text:p>7</text:p>
          </table:table-cell>
          <table:table-cell table:style-name="ce6" table:formula="of:=[.B24]/[.J9]" office:value-type="percentage" office:value="0.770636461704423" calcext:value-type="percentage">
            <text:p>77.06%</text:p>
          </table:table-cell>
          <table:table-cell table:style-name="ce6" table:formula="of:=[.C24]/[.K9]" office:value-type="percentage" office:value="0.769732687855188" calcext:value-type="percentage">
            <text:p>76.97%</text:p>
          </table:table-cell>
          <table:table-cell table:style-name="ce6" table:formula="of:=[.D24]/[.L9]" office:value-type="percentage" office:value="0.769407800106851" calcext:value-type="percentage">
            <text:p>76.94%</text:p>
          </table:table-cell>
          <table:table-cell table:style-name="ce6" table:formula="of:=[.E24]/[.M9]" office:value-type="percentage" office:value="0.769005378502047" calcext:value-type="percentage">
            <text:p>76.90%</text:p>
          </table:table-cell>
          <table:table-cell table:style-name="ce6" table:formula="of:=[.F24]/[.N9]" office:value-type="percentage" office:value="0.768691649886242" calcext:value-type="percentage">
            <text:p>76.87%</text:p>
          </table:table-cell>
          <table:table-cell table:style-name="ce6" table:formula="of:=[.G24]/[.O9]" office:value-type="percentage" office:value="0.751591705234089" calcext:value-type="percentage">
            <text:p>75.16%</text:p>
          </table:table-cell>
          <table:table-cell table:number-columns-repeated="1009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'cabrillo-ft-schedule-17-18'.B25]*1.0304" office:value-type="currency" office:currency="USD" office:value="1657.9136" calcext:value-type="currency">
            <text:p>$1,658</text:p>
          </table:table-cell>
          <table:table-cell table:formula="of:=['cabrillo-ft-schedule-17-18'.C25]*1.0304" office:value-type="currency" office:currency="USD" office:value="1697.0688" calcext:value-type="currency">
            <text:p>$1,697</text:p>
          </table:table-cell>
          <table:table-cell table:formula="of:=['cabrillo-ft-schedule-17-18'.D25]*1.0304" office:value-type="currency" office:currency="USD" office:value="1736.224" calcext:value-type="currency">
            <text:p>$1,736</text:p>
          </table:table-cell>
          <table:table-cell table:formula="of:=['cabrillo-ft-schedule-17-18'.E25]*1.0304" office:value-type="currency" office:currency="USD" office:value="1775.3792" calcext:value-type="currency">
            <text:p>$1,775</text:p>
          </table:table-cell>
          <table:table-cell table:formula="of:=['cabrillo-ft-schedule-17-18'.F25]*1.0304" office:value-type="currency" office:currency="USD" office:value="1814.5344" calcext:value-type="currency">
            <text:p>$1,815</text:p>
          </table:table-cell>
          <table:table-cell table:formula="of:=['cabrillo-ft-schedule-17-18'.G25]*1.0304" office:value-type="currency" office:currency="USD" office:value="1814.5344" calcext:value-type="currency">
            <text:p>$1,815</text:p>
          </table:table-cell>
          <table:table-cell/>
          <table:table-cell office:value-type="float" office:value="8" calcext:value-type="float">
            <text:p>8</text:p>
          </table:table-cell>
          <table:table-cell table:style-name="ce6" table:formula="of:=[.B25]/[.J10]" office:value-type="percentage" office:value="0.769557622724689" calcext:value-type="percentage">
            <text:p>76.96%</text:p>
          </table:table-cell>
          <table:table-cell table:style-name="ce6" table:formula="of:=[.C25]/[.K10]" office:value-type="percentage" office:value="0.769178184180959" calcext:value-type="percentage">
            <text:p>76.92%</text:p>
          </table:table-cell>
          <table:table-cell table:style-name="ce6" table:formula="of:=[.D25]/[.L10]" office:value-type="percentage" office:value="0.768795873834557" calcext:value-type="percentage">
            <text:p>76.88%</text:p>
          </table:table-cell>
          <table:table-cell table:style-name="ce6" table:formula="of:=[.E25]/[.M10]" office:value-type="percentage" office:value="0.768500323206206" calcext:value-type="percentage">
            <text:p>76.85%</text:p>
          </table:table-cell>
          <table:table-cell table:style-name="ce6" table:formula="of:=[.F25]/[.N10]" office:value-type="percentage" office:value="0.768130325941285" calcext:value-type="percentage">
            <text:p>76.81%</text:p>
          </table:table-cell>
          <table:table-cell table:style-name="ce6" table:formula="of:=[.G25]/[.O10]" office:value-type="percentage" office:value="0.751670254621038" calcext:value-type="percentage">
            <text:p>75.17%</text:p>
          </table:table-cell>
          <table:table-cell table:number-columns-repeated="1009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'cabrillo-ft-schedule-17-18'.B26]*1.0304" office:value-type="currency" office:currency="USD" office:value="1716.6464" calcext:value-type="currency">
            <text:p>$1,717</text:p>
          </table:table-cell>
          <table:table-cell table:formula="of:=['cabrillo-ft-schedule-17-18'.C26]*1.0304" office:value-type="currency" office:currency="USD" office:value="1755.8016" calcext:value-type="currency">
            <text:p>$1,756</text:p>
          </table:table-cell>
          <table:table-cell table:formula="of:=['cabrillo-ft-schedule-17-18'.D26]*1.0304" office:value-type="currency" office:currency="USD" office:value="1794.9568" calcext:value-type="currency">
            <text:p>$1,795</text:p>
          </table:table-cell>
          <table:table-cell table:formula="of:=['cabrillo-ft-schedule-17-18'.E26]*1.0304" office:value-type="currency" office:currency="USD" office:value="1834.112" calcext:value-type="currency">
            <text:p>$1,834</text:p>
          </table:table-cell>
          <table:table-cell table:formula="of:=['cabrillo-ft-schedule-17-18'.F26]*1.0304" office:value-type="currency" office:currency="USD" office:value="1873.2672" calcext:value-type="currency">
            <text:p>$1,873</text:p>
          </table:table-cell>
          <table:table-cell table:formula="of:=['cabrillo-ft-schedule-17-18'.G26]*1.0304" office:value-type="currency" office:currency="USD" office:value="1873.2672" calcext:value-type="currency">
            <text:p>$1,873</text:p>
          </table:table-cell>
          <table:table-cell/>
          <table:table-cell office:value-type="float" office:value="9" calcext:value-type="float">
            <text:p>9</text:p>
          </table:table-cell>
          <table:table-cell table:style-name="ce6" table:formula="of:=[.B26]/[.J11]" office:value-type="percentage" office:value="0.768974513345374" calcext:value-type="percentage">
            <text:p>76.90%</text:p>
          </table:table-cell>
          <table:table-cell table:style-name="ce6" table:formula="of:=[.C26]/[.K11]" office:value-type="percentage" office:value="0.768661497626862" calcext:value-type="percentage">
            <text:p>76.87%</text:p>
          </table:table-cell>
          <table:table-cell table:style-name="ce6" table:formula="of:=[.D26]/[.L11]" office:value-type="percentage" office:value="0.768293618326856" calcext:value-type="percentage">
            <text:p>76.83%</text:p>
          </table:table-cell>
          <table:table-cell table:style-name="ce6" table:formula="of:=[.E26]/[.M11]" office:value-type="percentage" office:value="0.767980190838263" calcext:value-type="percentage">
            <text:p>76.80%</text:p>
          </table:table-cell>
          <table:table-cell table:style-name="ce6" table:formula="of:=[.F26]/[.N11]" office:value-type="percentage" office:value="0.767642523192911" calcext:value-type="percentage">
            <text:p>76.76%</text:p>
          </table:table-cell>
          <table:table-cell table:style-name="ce6" table:formula="of:=[.G26]/[.O11]" office:value-type="percentage" office:value="0.751689837008629" calcext:value-type="percentage">
            <text:p>75.17%</text:p>
          </table:table-cell>
          <table:table-cell table:number-columns-repeated="1009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'cabrillo-ft-schedule-17-18'.B27]*1.0304" office:value-type="currency" office:currency="USD" office:value="1775.3792" calcext:value-type="currency">
            <text:p>$1,775</text:p>
          </table:table-cell>
          <table:table-cell table:formula="of:=['cabrillo-ft-schedule-17-18'.C27]*1.0304" office:value-type="currency" office:currency="USD" office:value="1814.5344" calcext:value-type="currency">
            <text:p>$1,815</text:p>
          </table:table-cell>
          <table:table-cell table:formula="of:=['cabrillo-ft-schedule-17-18'.D27]*1.0304" office:value-type="currency" office:currency="USD" office:value="1853.6896" calcext:value-type="currency">
            <text:p>$1,854</text:p>
          </table:table-cell>
          <table:table-cell table:formula="of:=['cabrillo-ft-schedule-17-18'.E27]*1.0304" office:value-type="currency" office:currency="USD" office:value="1892.8448" calcext:value-type="currency">
            <text:p>$1,893</text:p>
          </table:table-cell>
          <table:table-cell table:formula="of:=['cabrillo-ft-schedule-17-18'.F27]*1.0304" office:value-type="currency" office:currency="USD" office:value="1932" calcext:value-type="currency">
            <text:p>$1,932</text:p>
          </table:table-cell>
          <table:table-cell table:formula="of:=['cabrillo-ft-schedule-17-18'.G27]*1.0304" office:value-type="currency" office:currency="USD" office:value="1932" calcext:value-type="currency">
            <text:p>$1,932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6" table:formula="of:=[.B27]/[.J12]" office:value-type="percentage" office:value="0.768460583809499" calcext:value-type="percentage">
            <text:p>76.85%</text:p>
          </table:table-cell>
          <table:table-cell table:style-name="ce6" table:formula="of:=[.C27]/[.K12]" office:value-type="percentage" office:value="0.76811090320623" calcext:value-type="percentage">
            <text:p>76.81%</text:p>
          </table:table-cell>
          <table:table-cell table:style-name="ce6" table:formula="of:=[.D27]/[.L12]" office:value-type="percentage" office:value="0.767833283847981" calcext:value-type="percentage">
            <text:p>76.78%</text:p>
          </table:table-cell>
          <table:table-cell table:style-name="ce6" table:formula="of:=[.E27]/[.M12]" office:value-type="percentage" office:value="0.767548746518106" calcext:value-type="percentage">
            <text:p>76.75%</text:p>
          </table:table-cell>
          <table:table-cell table:style-name="ce6" table:formula="of:=[.F27]/[.N12]" office:value-type="percentage" office:value="0.767230438959591" calcext:value-type="percentage">
            <text:p>76.72%</text:p>
          </table:table-cell>
          <table:table-cell table:style-name="ce6" table:formula="of:=[.G27]/[.O12]" office:value-type="percentage" office:value="0.751760645221272" calcext:value-type="percentage">
            <text:p>75.18%</text:p>
          </table:table-cell>
          <table:table-cell table:number-columns-repeated="100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'cabrillo-ft-schedule-17-18'.B28]*1.0304" office:value-type="currency" office:currency="USD" office:value="1775.3792" calcext:value-type="currency">
            <text:p>$1,775</text:p>
          </table:table-cell>
          <table:table-cell table:formula="of:=['cabrillo-ft-schedule-17-18'.C28]*1.0304" office:value-type="currency" office:currency="USD" office:value="1814.5344" calcext:value-type="currency">
            <text:p>$1,815</text:p>
          </table:table-cell>
          <table:table-cell table:formula="of:=['cabrillo-ft-schedule-17-18'.D28]*1.0304" office:value-type="currency" office:currency="USD" office:value="1875.328" calcext:value-type="currency">
            <text:p>$1,875</text:p>
          </table:table-cell>
          <table:table-cell table:formula="of:=['cabrillo-ft-schedule-17-18'.E28]*1.0304" office:value-type="currency" office:currency="USD" office:value="1919.6352" calcext:value-type="currency">
            <text:p>$1,920</text:p>
          </table:table-cell>
          <table:table-cell table:formula="of:=['cabrillo-ft-schedule-17-18'.F28]*1.0304" office:value-type="currency" office:currency="USD" office:value="1964.9728" calcext:value-type="currency">
            <text:p>$1,965</text:p>
          </table:table-cell>
          <table:table-cell table:formula="of:=['cabrillo-ft-schedule-17-18'.G28]*1.0304" office:value-type="currency" office:currency="USD" office:value="1964.9728" calcext:value-type="currency">
            <text:p>$1,965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6" table:formula="of:=[.B28]/[.J13]" office:value-type="percentage" office:value="0.768460583809499" calcext:value-type="percentage">
            <text:p>76.85%</text:p>
          </table:table-cell>
          <table:table-cell table:style-name="ce6" table:formula="of:=[.C28]/[.K13]" office:value-type="percentage" office:value="0.76811090320623" calcext:value-type="percentage">
            <text:p>76.81%</text:p>
          </table:table-cell>
          <table:table-cell table:style-name="ce6" table:formula="of:=[.D28]/[.L13]" office:value-type="percentage" office:value="0.776796318289786" calcext:value-type="percentage">
            <text:p>77.68%</text:p>
          </table:table-cell>
          <table:table-cell table:style-name="ce6" table:formula="of:=[.E28]/[.M13]" office:value-type="percentage" office:value="0.769558189655172" calcext:value-type="percentage">
            <text:p>76.96%</text:p>
          </table:table-cell>
          <table:table-cell table:style-name="ce6" table:formula="of:=[.F28]/[.N13]" office:value-type="percentage" office:value="0.769284286098476" calcext:value-type="percentage">
            <text:p>76.93%</text:p>
          </table:table-cell>
          <table:table-cell table:style-name="ce6" table:formula="of:=[.G28]/[.O13]" office:value-type="percentage" office:value="0.751739622253453" calcext:value-type="percentage">
            <text:p>75.17%</text:p>
          </table:table-cell>
          <table:table-cell table:number-columns-repeated="1009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'cabrillo-ft-schedule-17-18'.B29]*1.0304" office:value-type="currency" office:currency="USD" office:value="1775.3792" calcext:value-type="currency">
            <text:p>$1,775</text:p>
          </table:table-cell>
          <table:table-cell table:formula="of:=['cabrillo-ft-schedule-17-18'.C29]*1.0304" office:value-type="currency" office:currency="USD" office:value="1814.5344" calcext:value-type="currency">
            <text:p>$1,815</text:p>
          </table:table-cell>
          <table:table-cell table:formula="of:=['cabrillo-ft-schedule-17-18'.D29]*1.0304" office:value-type="currency" office:currency="USD" office:value="1895.936" calcext:value-type="currency">
            <text:p>$1,896</text:p>
          </table:table-cell>
          <table:table-cell table:formula="of:=['cabrillo-ft-schedule-17-18'.E29]*1.0304" office:value-type="currency" office:currency="USD" office:value="1947.456" calcext:value-type="currency">
            <text:p>$1,947</text:p>
          </table:table-cell>
          <table:table-cell table:formula="of:=['cabrillo-ft-schedule-17-18'.F29]*1.0304" office:value-type="currency" office:currency="USD" office:value="1997.9456" calcext:value-type="currency">
            <text:p>$1,998</text:p>
          </table:table-cell>
          <table:table-cell table:formula="of:=['cabrillo-ft-schedule-17-18'.G29]*1.0304" office:value-type="currency" office:currency="USD" office:value="1997.9456" calcext:value-type="currency">
            <text:p>$1,998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6" table:formula="of:=[.B29]/[.J14]" office:value-type="percentage" office:value="0.768460583809499" calcext:value-type="percentage">
            <text:p>76.85%</text:p>
          </table:table-cell>
          <table:table-cell table:style-name="ce6" table:formula="of:=[.C29]/[.K14]" office:value-type="percentage" office:value="0.76811090320623" calcext:value-type="percentage">
            <text:p>76.81%</text:p>
          </table:table-cell>
          <table:table-cell table:style-name="ce6" table:formula="of:=[.D29]/[.L14]" office:value-type="percentage" office:value="0.785332541567696" calcext:value-type="percentage">
            <text:p>78.53%</text:p>
          </table:table-cell>
          <table:table-cell table:style-name="ce6" table:formula="of:=[.E29]/[.M14]" office:value-type="percentage" office:value="0.771930863028294" calcext:value-type="percentage">
            <text:p>77.19%</text:p>
          </table:table-cell>
          <table:table-cell table:style-name="ce6" table:formula="of:=[.F29]/[.N14]" office:value-type="percentage" office:value="0.771271934881361" calcext:value-type="percentage">
            <text:p>77.13%</text:p>
          </table:table-cell>
          <table:table-cell table:style-name="ce6" table:formula="of:=[.G29]/[.O14]" office:value-type="percentage" office:value="0.751719294302731" calcext:value-type="percentage">
            <text:p>75.17%</text:p>
          </table:table-cell>
          <table:table-cell table:number-columns-repeated="1009"/>
        </table:table-row>
        <table:table-row table:style-name="ro2"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3">
          <table:table-cell table:style-name="ce2" office:value-type="string" calcext:value-type="string" table:number-columns-spanned="7" table:number-rows-spanned="1">
            <text:p>Cabrillo Part-Time, 2018-2019 Option B, Raise Per TU</text:p>
            <text:p><text:span text:style-name="T1">(teaching, grading, office hours)</text:span></text:p>
          </table:table-cell>
          <table:covered-table-cell table:number-columns-repeated="6" table:style-name="Default"/>
          <table:table-cell/>
          <table:table-cell table:style-name="ce7" office:value-type="string" calcext:value-type="string" table:number-columns-spanned="7" table:number-rows-spanned="1">
            <text:p><text:span text:style-name="T2">Cabrillo Full-Time, 2018-2019 Option B, Raise Per TU</text:span></text:p>
            <text:p><text:span text:style-name="T2">(teaching, grading, office hours)</text:span></text:p>
          </table:table-cell>
          <table:covered-table-cell table:number-columns-repeated="6" table:style-name="Default"/>
          <table:table-cell table:number-columns-repeated="1009"/>
        </table:table-row>
        <table:table-row table:style-name="ro2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18]-['cabrillo-ft-schedule-17-18'.B18]" office:value-type="currency" office:currency="USD" office:value="37.1792" calcext:value-type="currency">
            <text:p>$37</text:p>
          </table:table-cell>
          <table:table-cell table:formula="of:=[.C18]-['cabrillo-ft-schedule-17-18'.C18]" office:value-type="currency" office:currency="USD" office:value="38.3648000000001" calcext:value-type="currency">
            <text:p>$38</text:p>
          </table:table-cell>
          <table:table-cell table:formula="of:=[.D18]-['cabrillo-ft-schedule-17-18'.D18]" office:value-type="currency" office:currency="USD" office:value="39.52" calcext:value-type="currency">
            <text:p>$40</text:p>
          </table:table-cell>
          <table:table-cell table:formula="of:=[.E18]-['cabrillo-ft-schedule-17-18'.E18]" office:value-type="currency" office:currency="USD" office:value="40.6751999999999" calcext:value-type="currency">
            <text:p>$41</text:p>
          </table:table-cell>
          <table:table-cell table:formula="of:=[.F18]-['cabrillo-ft-schedule-17-18'.F18]" office:value-type="currency" office:currency="USD" office:value="41.8607999999999" calcext:value-type="currency">
            <text:p>$42</text:p>
          </table:table-cell>
          <table:table-cell table:formula="of:=[.G18]-['cabrillo-ft-schedule-17-18'.G18]" office:value-type="currency" office:currency="USD" office:value="41.8607999999999" calcext:value-type="currency">
            <text:p>$4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3]-['cabrillo-ft-schedule-17-18'.J3]" office:value-type="currency" office:currency="USD" office:value="38.0779" calcext:value-type="currency">
            <text:p>$38</text:p>
          </table:table-cell>
          <table:table-cell table:formula="of:=[.K3]-['cabrillo-ft-schedule-17-18'.K3]" office:value-type="currency" office:currency="USD" office:value="39.3057000000001" calcext:value-type="currency">
            <text:p>$39</text:p>
          </table:table-cell>
          <table:table-cell table:formula="of:=[.L3]-['cabrillo-ft-schedule-17-18'.L3]" office:value-type="currency" office:currency="USD" office:value="40.5355999999999" calcext:value-type="currency">
            <text:p>$41</text:p>
          </table:table-cell>
          <table:table-cell table:formula="of:=[.M3]-['cabrillo-ft-schedule-17-18'.M3]" office:value-type="currency" office:currency="USD" office:value="41.769" calcext:value-type="currency">
            <text:p>$42</text:p>
          </table:table-cell>
          <table:table-cell table:formula="of:=[.N3]-['cabrillo-ft-schedule-17-18'.N3]" office:value-type="currency" office:currency="USD" office:value="42.9982" calcext:value-type="currency">
            <text:p>$43</text:p>
          </table:table-cell>
          <table:table-cell table:formula="of:=[.O3]-['cabrillo-ft-schedule-17-18'.O3]" office:value-type="currency" office:currency="USD" office:value="44.2295000000001" calcext:value-type="currency">
            <text:p>$44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19]-['cabrillo-ft-schedule-17-18'.B19]" office:value-type="currency" office:currency="USD" office:value="38.5472" calcext:value-type="currency">
            <text:p>$39</text:p>
          </table:table-cell>
          <table:table-cell table:formula="of:=[.C19]-['cabrillo-ft-schedule-17-18'.C19]" office:value-type="currency" office:currency="USD" office:value="39.7023999999999" calcext:value-type="currency">
            <text:p>$40</text:p>
          </table:table-cell>
          <table:table-cell table:formula="of:=[.D19]-['cabrillo-ft-schedule-17-18'.D19]" office:value-type="currency" office:currency="USD" office:value="40.8576000000001" calcext:value-type="currency">
            <text:p>$41</text:p>
          </table:table-cell>
          <table:table-cell table:formula="of:=[.E19]-['cabrillo-ft-schedule-17-18'.E19]" office:value-type="currency" office:currency="USD" office:value="42.0128" calcext:value-type="currency">
            <text:p>$42</text:p>
          </table:table-cell>
          <table:table-cell table:formula="of:=[.F19]-['cabrillo-ft-schedule-17-18'.F19]" office:value-type="currency" office:currency="USD" office:value="43.1679999999999" calcext:value-type="currency">
            <text:p>$43</text:p>
          </table:table-cell>
          <table:table-cell table:formula="of:=[.G19]-['cabrillo-ft-schedule-17-18'.G19]" office:value-type="currency" office:currency="USD" office:value="43.1679999999999" calcext:value-type="currency">
            <text:p>$4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4]-['cabrillo-ft-schedule-17-18'.J4]" office:value-type="currency" office:currency="USD" office:value="39.5282999999999" calcext:value-type="currency">
            <text:p>$40</text:p>
          </table:table-cell>
          <table:table-cell table:formula="of:=[.K4]-['cabrillo-ft-schedule-17-18'.K4]" office:value-type="currency" office:currency="USD" office:value="40.7449000000001" calcext:value-type="currency">
            <text:p>$41</text:p>
          </table:table-cell>
          <table:table-cell table:formula="of:=[.L4]-['cabrillo-ft-schedule-17-18'.L4]" office:value-type="currency" office:currency="USD" office:value="41.9608000000001" calcext:value-type="currency">
            <text:p>$42</text:p>
          </table:table-cell>
          <table:table-cell table:formula="of:=[.M4]-['cabrillo-ft-schedule-17-18'.M4]" office:value-type="currency" office:currency="USD" office:value="43.1788000000001" calcext:value-type="currency">
            <text:p>$43</text:p>
          </table:table-cell>
          <table:table-cell table:formula="of:=[.N4]-['cabrillo-ft-schedule-17-18'.N4]" office:value-type="currency" office:currency="USD" office:value="44.3968000000002" calcext:value-type="currency">
            <text:p>$44</text:p>
          </table:table-cell>
          <table:table-cell table:formula="of:=[.O4]-['cabrillo-ft-schedule-17-18'.O4]" office:value-type="currency" office:currency="USD" office:value="45.6126999999999" calcext:value-type="currency">
            <text:p>$46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20]-['cabrillo-ft-schedule-17-18'.B20]" office:value-type="currency" office:currency="USD" office:value="40.28" calcext:value-type="currency">
            <text:p>$40</text:p>
          </table:table-cell>
          <table:table-cell table:formula="of:=[.C20]-['cabrillo-ft-schedule-17-18'.C20]" office:value-type="currency" office:currency="USD" office:value="41.4351999999999" calcext:value-type="currency">
            <text:p>$41</text:p>
          </table:table-cell>
          <table:table-cell table:formula="of:=[.D20]-['cabrillo-ft-schedule-17-18'.D20]" office:value-type="currency" office:currency="USD" office:value="42.5904" calcext:value-type="currency">
            <text:p>$43</text:p>
          </table:table-cell>
          <table:table-cell table:formula="of:=[.E20]-['cabrillo-ft-schedule-17-18'.E20]" office:value-type="currency" office:currency="USD" office:value="43.7456" calcext:value-type="currency">
            <text:p>$44</text:p>
          </table:table-cell>
          <table:table-cell table:formula="of:=[.F20]-['cabrillo-ft-schedule-17-18'.F20]" office:value-type="currency" office:currency="USD" office:value="44.9007999999999" calcext:value-type="currency">
            <text:p>$45</text:p>
          </table:table-cell>
          <table:table-cell table:formula="of:=[.G20]-['cabrillo-ft-schedule-17-18'.G20]" office:value-type="currency" office:currency="USD" office:value="44.9007999999999" calcext:value-type="currency">
            <text:p>$4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5]-['cabrillo-ft-schedule-17-18'.J5]" office:value-type="currency" office:currency="USD" office:value="41.3546000000001" calcext:value-type="currency">
            <text:p>$41</text:p>
          </table:table-cell>
          <table:table-cell table:formula="of:=[.K5]-['cabrillo-ft-schedule-17-18'.K5]" office:value-type="currency" office:currency="USD" office:value="42.5726" calcext:value-type="currency">
            <text:p>$43</text:p>
          </table:table-cell>
          <table:table-cell table:formula="of:=[.L5]-['cabrillo-ft-schedule-17-18'.L5]" office:value-type="currency" office:currency="USD" office:value="43.7899" calcext:value-type="currency">
            <text:p>$44</text:p>
          </table:table-cell>
          <table:table-cell table:formula="of:=[.M5]-['cabrillo-ft-schedule-17-18'.M5]" office:value-type="currency" office:currency="USD" office:value="45.0051000000001" calcext:value-type="currency">
            <text:p>$45</text:p>
          </table:table-cell>
          <table:table-cell table:formula="of:=[.N5]-['cabrillo-ft-schedule-17-18'.N5]" office:value-type="currency" office:currency="USD" office:value="46.2245" calcext:value-type="currency">
            <text:p>$46</text:p>
          </table:table-cell>
          <table:table-cell table:formula="of:=[.O5]-['cabrillo-ft-schedule-17-18'.O5]" office:value-type="currency" office:currency="USD" office:value="47.4410999999998" calcext:value-type="currency">
            <text:p>$47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21]-['cabrillo-ft-schedule-17-18'.B21]" office:value-type="currency" office:currency="USD" office:value="42.0128" calcext:value-type="currency">
            <text:p>$42</text:p>
          </table:table-cell>
          <table:table-cell table:formula="of:=[.C21]-['cabrillo-ft-schedule-17-18'.C21]" office:value-type="currency" office:currency="USD" office:value="43.1679999999999" calcext:value-type="currency">
            <text:p>$43</text:p>
          </table:table-cell>
          <table:table-cell table:formula="of:=[.D21]-['cabrillo-ft-schedule-17-18'.D21]" office:value-type="currency" office:currency="USD" office:value="44.3232" calcext:value-type="currency">
            <text:p>$44</text:p>
          </table:table-cell>
          <table:table-cell table:formula="of:=[.E21]-['cabrillo-ft-schedule-17-18'.E21]" office:value-type="currency" office:currency="USD" office:value="45.4784" calcext:value-type="currency">
            <text:p>$45</text:p>
          </table:table-cell>
          <table:table-cell table:formula="of:=[.F21]-['cabrillo-ft-schedule-17-18'.F21]" office:value-type="currency" office:currency="USD" office:value="46.6032" calcext:value-type="currency">
            <text:p>$47</text:p>
          </table:table-cell>
          <table:table-cell table:formula="of:=[.G21]-['cabrillo-ft-schedule-17-18'.G21]" office:value-type="currency" office:currency="USD" office:value="46.6032" calcext:value-type="currency">
            <text:p>$4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6]-['cabrillo-ft-schedule-17-18'.J6]" office:value-type="currency" office:currency="USD" office:value="43.183" calcext:value-type="currency">
            <text:p>$43</text:p>
          </table:table-cell>
          <table:table-cell table:formula="of:=[.K6]-['cabrillo-ft-schedule-17-18'.K6]" office:value-type="currency" office:currency="USD" office:value="44.3988999999999" calcext:value-type="currency">
            <text:p>$44</text:p>
          </table:table-cell>
          <table:table-cell table:formula="of:=[.L6]-['cabrillo-ft-schedule-17-18'.L6]" office:value-type="currency" office:currency="USD" office:value="45.6176000000003" calcext:value-type="currency">
            <text:p>$46</text:p>
          </table:table-cell>
          <table:table-cell table:formula="of:=[.M6]-['cabrillo-ft-schedule-17-18'.M6]" office:value-type="currency" office:currency="USD" office:value="46.8342000000002" calcext:value-type="currency">
            <text:p>$47</text:p>
          </table:table-cell>
          <table:table-cell table:formula="of:=[.N6]-['cabrillo-ft-schedule-17-18'.N6]" office:value-type="currency" office:currency="USD" office:value="48.0514999999998" calcext:value-type="currency">
            <text:p>$48</text:p>
          </table:table-cell>
          <table:table-cell table:formula="of:=[.O6]-['cabrillo-ft-schedule-17-18'.O6]" office:value-type="currency" office:currency="USD" office:value="49.2680999999998" calcext:value-type="currency">
            <text:p>$49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22]-['cabrillo-ft-schedule-17-18'.B22]" office:value-type="currency" office:currency="USD" office:value="43.7456" calcext:value-type="currency">
            <text:p>$44</text:p>
          </table:table-cell>
          <table:table-cell table:formula="of:=[.C22]-['cabrillo-ft-schedule-17-18'.C22]" office:value-type="currency" office:currency="USD" office:value="44.9007999999999" calcext:value-type="currency">
            <text:p>$45</text:p>
          </table:table-cell>
          <table:table-cell table:formula="of:=[.D22]-['cabrillo-ft-schedule-17-18'.D22]" office:value-type="currency" office:currency="USD" office:value="46.056" calcext:value-type="currency">
            <text:p>$46</text:p>
          </table:table-cell>
          <table:table-cell table:formula="of:=[.E22]-['cabrillo-ft-schedule-17-18'.E22]" office:value-type="currency" office:currency="USD" office:value="47.1807999999999" calcext:value-type="currency">
            <text:p>$47</text:p>
          </table:table-cell>
          <table:table-cell table:formula="of:=[.F22]-['cabrillo-ft-schedule-17-18'.F22]" office:value-type="currency" office:currency="USD" office:value="48.336" calcext:value-type="currency">
            <text:p>$48</text:p>
          </table:table-cell>
          <table:table-cell table:formula="of:=[.G22]-['cabrillo-ft-schedule-17-18'.G22]" office:value-type="currency" office:currency="USD" office:value="48.336" calcext:value-type="currency">
            <text:p>$4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J7]-['cabrillo-ft-schedule-17-18'.J7]" office:value-type="currency" office:currency="USD" office:value="45.0107" calcext:value-type="currency">
            <text:p>$45</text:p>
          </table:table-cell>
          <table:table-cell table:formula="of:=[.K7]-['cabrillo-ft-schedule-17-18'.K7]" office:value-type="currency" office:currency="USD" office:value="46.2273" calcext:value-type="currency">
            <text:p>$46</text:p>
          </table:table-cell>
          <table:table-cell table:formula="of:=[.L7]-['cabrillo-ft-schedule-17-18'.L7]" office:value-type="currency" office:currency="USD" office:value="47.4452999999999" calcext:value-type="currency">
            <text:p>$47</text:p>
          </table:table-cell>
          <table:table-cell table:formula="of:=[.M7]-['cabrillo-ft-schedule-17-18'.M7]" office:value-type="currency" office:currency="USD" office:value="48.6647" calcext:value-type="currency">
            <text:p>$49</text:p>
          </table:table-cell>
          <table:table-cell table:formula="of:=[.N7]-['cabrillo-ft-schedule-17-18'.N7]" office:value-type="currency" office:currency="USD" office:value="49.8813" calcext:value-type="currency">
            <text:p>$50</text:p>
          </table:table-cell>
          <table:table-cell table:formula="of:=[.O7]-['cabrillo-ft-schedule-17-18'.O7]" office:value-type="currency" office:currency="USD" office:value="51.0950999999996" calcext:value-type="currency">
            <text:p>$51</text:p>
          </table:table-cell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23]-['cabrillo-ft-schedule-17-18'.B23]" office:value-type="currency" office:currency="USD" office:value="45.4784" calcext:value-type="currency">
            <text:p>$45</text:p>
          </table:table-cell>
          <table:table-cell table:formula="of:=[.C23]-['cabrillo-ft-schedule-17-18'.C23]" office:value-type="currency" office:currency="USD" office:value="46.6335999999999" calcext:value-type="currency">
            <text:p>$47</text:p>
          </table:table-cell>
          <table:table-cell table:formula="of:=[.D23]-['cabrillo-ft-schedule-17-18'.D23]" office:value-type="currency" office:currency="USD" office:value="47.7888" calcext:value-type="currency">
            <text:p>$48</text:p>
          </table:table-cell>
          <table:table-cell table:formula="of:=[.E23]-['cabrillo-ft-schedule-17-18'.E23]" office:value-type="currency" office:currency="USD" office:value="48.9135999999999" calcext:value-type="currency">
            <text:p>$49</text:p>
          </table:table-cell>
          <table:table-cell table:formula="of:=[.F23]-['cabrillo-ft-schedule-17-18'.F23]" office:value-type="currency" office:currency="USD" office:value="50.0688" calcext:value-type="currency">
            <text:p>$50</text:p>
          </table:table-cell>
          <table:table-cell table:formula="of:=[.G23]-['cabrillo-ft-schedule-17-18'.G23]" office:value-type="currency" office:currency="USD" office:value="50.0688" calcext:value-type="currency">
            <text:p>$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J8]-['cabrillo-ft-schedule-17-18'.J8]" office:value-type="currency" office:currency="USD" office:value="46.837" calcext:value-type="currency">
            <text:p>$47</text:p>
          </table:table-cell>
          <table:table-cell table:formula="of:=[.K8]-['cabrillo-ft-schedule-17-18'.K8]" office:value-type="currency" office:currency="USD" office:value="48.0556999999997" calcext:value-type="currency">
            <text:p>$48</text:p>
          </table:table-cell>
          <table:table-cell table:formula="of:=[.L8]-['cabrillo-ft-schedule-17-18'.L8]" office:value-type="currency" office:currency="USD" office:value="49.2743999999998" calcext:value-type="currency">
            <text:p>$49</text:p>
          </table:table-cell>
          <table:table-cell table:formula="of:=[.M8]-['cabrillo-ft-schedule-17-18'.M8]" office:value-type="currency" office:currency="USD" office:value="50.4931000000001" calcext:value-type="currency">
            <text:p>$50</text:p>
          </table:table-cell>
          <table:table-cell table:formula="of:=[.N8]-['cabrillo-ft-schedule-17-18'.N8]" office:value-type="currency" office:currency="USD" office:value="51.7083000000002" calcext:value-type="currency">
            <text:p>$52</text:p>
          </table:table-cell>
          <table:table-cell table:formula="of:=[.O8]-['cabrillo-ft-schedule-17-18'.O8]" office:value-type="currency" office:currency="USD" office:value="52.9249" calcext:value-type="currency">
            <text:p>$53</text:p>
          </table:table-cell>
          <table:table-cell table:number-columns-repeated="1009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24]-['cabrillo-ft-schedule-17-18'.B24]" office:value-type="currency" office:currency="USD" office:value="47.2112" calcext:value-type="currency">
            <text:p>$47</text:p>
          </table:table-cell>
          <table:table-cell table:formula="of:=[.C24]-['cabrillo-ft-schedule-17-18'.C24]" office:value-type="currency" office:currency="USD" office:value="48.336" calcext:value-type="currency">
            <text:p>$48</text:p>
          </table:table-cell>
          <table:table-cell table:formula="of:=[.D24]-['cabrillo-ft-schedule-17-18'.D24]" office:value-type="currency" office:currency="USD" office:value="49.4911999999999" calcext:value-type="currency">
            <text:p>$49</text:p>
          </table:table-cell>
          <table:table-cell table:formula="of:=[.E24]-['cabrillo-ft-schedule-17-18'.E24]" office:value-type="currency" office:currency="USD" office:value="50.6463999999999" calcext:value-type="currency">
            <text:p>$51</text:p>
          </table:table-cell>
          <table:table-cell table:formula="of:=[.F24]-['cabrillo-ft-schedule-17-18'.F24]" office:value-type="currency" office:currency="USD" office:value="51.8016" calcext:value-type="currency">
            <text:p>$52</text:p>
          </table:table-cell>
          <table:table-cell table:formula="of:=[.G24]-['cabrillo-ft-schedule-17-18'.G24]" office:value-type="currency" office:currency="USD" office:value="51.8016" calcext:value-type="currency">
            <text:p>$5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J9]-['cabrillo-ft-schedule-17-18'.J9]" office:value-type="currency" office:currency="USD" office:value="48.6675000000005" calcext:value-type="currency">
            <text:p>$49</text:p>
          </table:table-cell>
          <table:table-cell table:formula="of:=[.K9]-['cabrillo-ft-schedule-17-18'.K9]" office:value-type="currency" office:currency="USD" office:value="49.8854999999999" calcext:value-type="currency">
            <text:p>$50</text:p>
          </table:table-cell>
          <table:table-cell table:formula="of:=[.L9]-['cabrillo-ft-schedule-17-18'.L9]" office:value-type="currency" office:currency="USD" office:value="51.0992999999999" calcext:value-type="currency">
            <text:p>$51</text:p>
          </table:table-cell>
          <table:table-cell table:formula="of:=[.M9]-['cabrillo-ft-schedule-17-18'.M9]" office:value-type="currency" office:currency="USD" office:value="52.3194000000003" calcext:value-type="currency">
            <text:p>$52</text:p>
          </table:table-cell>
          <table:table-cell table:formula="of:=[.N9]-['cabrillo-ft-schedule-17-18'.N9]" office:value-type="currency" office:currency="USD" office:value="53.5346000000004" calcext:value-type="currency">
            <text:p>$54</text:p>
          </table:table-cell>
          <table:table-cell table:formula="of:=[.O9]-['cabrillo-ft-schedule-17-18'.O9]" office:value-type="currency" office:currency="USD" office:value="54.7526000000007" calcext:value-type="currency">
            <text:p>$55</text:p>
          </table:table-cell>
          <table:table-cell table:number-columns-repeated="1009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25]-['cabrillo-ft-schedule-17-18'.B25]" office:value-type="currency" office:currency="USD" office:value="48.9135999999999" calcext:value-type="currency">
            <text:p>$49</text:p>
          </table:table-cell>
          <table:table-cell table:formula="of:=[.C25]-['cabrillo-ft-schedule-17-18'.C25]" office:value-type="currency" office:currency="USD" office:value="50.0688" calcext:value-type="currency">
            <text:p>$50</text:p>
          </table:table-cell>
          <table:table-cell table:formula="of:=[.D25]-['cabrillo-ft-schedule-17-18'.D25]" office:value-type="currency" office:currency="USD" office:value="51.2239999999999" calcext:value-type="currency">
            <text:p>$51</text:p>
          </table:table-cell>
          <table:table-cell table:formula="of:=[.E25]-['cabrillo-ft-schedule-17-18'.E25]" office:value-type="currency" office:currency="USD" office:value="52.3792000000001" calcext:value-type="currency">
            <text:p>$52</text:p>
          </table:table-cell>
          <table:table-cell table:formula="of:=[.F25]-['cabrillo-ft-schedule-17-18'.F25]" office:value-type="currency" office:currency="USD" office:value="53.5344" calcext:value-type="currency">
            <text:p>$54</text:p>
          </table:table-cell>
          <table:table-cell table:formula="of:=[.G25]-['cabrillo-ft-schedule-17-18'.G25]" office:value-type="currency" office:currency="USD" office:value="53.5344" calcext:value-type="currency">
            <text:p>$54</text:p>
          </table:table-cell>
          <table:table-cell/>
          <table:table-cell office:value-type="float" office:value="8" calcext:value-type="float">
            <text:p>8</text:p>
          </table:table-cell>
          <table:table-cell table:formula="of:=[.J10]-['cabrillo-ft-schedule-17-18'.J10]" office:value-type="currency" office:currency="USD" office:value="50.4931000000001" calcext:value-type="currency">
            <text:p>$50</text:p>
          </table:table-cell>
          <table:table-cell table:formula="of:=[.K10]-['cabrillo-ft-schedule-17-18'.K10]" office:value-type="currency" office:currency="USD" office:value="51.7111" calcext:value-type="currency">
            <text:p>$52</text:p>
          </table:table-cell>
          <table:table-cell table:formula="of:=[.L10]-['cabrillo-ft-schedule-17-18'.L10]" office:value-type="currency" office:currency="USD" office:value="52.9304999999999" calcext:value-type="currency">
            <text:p>$53</text:p>
          </table:table-cell>
          <table:table-cell table:formula="of:=[.M10]-['cabrillo-ft-schedule-17-18'.M10]" office:value-type="currency" office:currency="USD" office:value="54.1450000000004" calcext:value-type="currency">
            <text:p>$54</text:p>
          </table:table-cell>
          <table:table-cell table:formula="of:=[.N10]-['cabrillo-ft-schedule-17-18'.N10]" office:value-type="currency" office:currency="USD" office:value="55.3658" calcext:value-type="currency">
            <text:p>$55</text:p>
          </table:table-cell>
          <table:table-cell table:formula="of:=[.O10]-['cabrillo-ft-schedule-17-18'.O10]" office:value-type="currency" office:currency="USD" office:value="56.5781999999999" calcext:value-type="currency">
            <text:p>$57</text:p>
          </table:table-cell>
          <table:table-cell table:number-columns-repeated="1009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26]-['cabrillo-ft-schedule-17-18'.B26]" office:value-type="currency" office:currency="USD" office:value="50.6463999999999" calcext:value-type="currency">
            <text:p>$51</text:p>
          </table:table-cell>
          <table:table-cell table:formula="of:=[.C26]-['cabrillo-ft-schedule-17-18'.C26]" office:value-type="currency" office:currency="USD" office:value="51.8016" calcext:value-type="currency">
            <text:p>$52</text:p>
          </table:table-cell>
          <table:table-cell table:formula="of:=[.D26]-['cabrillo-ft-schedule-17-18'.D26]" office:value-type="currency" office:currency="USD" office:value="52.9567999999999" calcext:value-type="currency">
            <text:p>$53</text:p>
          </table:table-cell>
          <table:table-cell table:formula="of:=[.E26]-['cabrillo-ft-schedule-17-18'.E26]" office:value-type="currency" office:currency="USD" office:value="54.1120000000001" calcext:value-type="currency">
            <text:p>$54</text:p>
          </table:table-cell>
          <table:table-cell table:formula="of:=[.F26]-['cabrillo-ft-schedule-17-18'.F26]" office:value-type="currency" office:currency="USD" office:value="55.2672" calcext:value-type="currency">
            <text:p>$55</text:p>
          </table:table-cell>
          <table:table-cell table:formula="of:=[.G26]-['cabrillo-ft-schedule-17-18'.G26]" office:value-type="currency" office:currency="USD" office:value="55.2672" calcext:value-type="currency">
            <text:p>$5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J11]-['cabrillo-ft-schedule-17-18'.J11]" office:value-type="currency" office:currency="USD" office:value="52.3215" calcext:value-type="currency">
            <text:p>$52</text:p>
          </table:table-cell>
          <table:table-cell table:formula="of:=[.K11]-['cabrillo-ft-schedule-17-18'.K11]" office:value-type="currency" office:currency="USD" office:value="53.5367000000001" calcext:value-type="currency">
            <text:p>$54</text:p>
          </table:table-cell>
          <table:table-cell table:formula="of:=[.L11]-['cabrillo-ft-schedule-17-18'.L11]" office:value-type="currency" office:currency="USD" office:value="54.7568000000001" calcext:value-type="currency">
            <text:p>$55</text:p>
          </table:table-cell>
          <table:table-cell table:formula="of:=[.M11]-['cabrillo-ft-schedule-17-18'.M11]" office:value-type="currency" office:currency="USD" office:value="55.9741000000004" calcext:value-type="currency">
            <text:p>$56</text:p>
          </table:table-cell>
          <table:table-cell table:formula="of:=[.N11]-['cabrillo-ft-schedule-17-18'.N11]" office:value-type="currency" office:currency="USD" office:value="57.1941999999999" calcext:value-type="currency">
            <text:p>$57</text:p>
          </table:table-cell>
          <table:table-cell table:formula="of:=[.O11]-['cabrillo-ft-schedule-17-18'.O11]" office:value-type="currency" office:currency="USD" office:value="58.4079999999999" calcext:value-type="currency">
            <text:p>$58</text:p>
          </table:table-cell>
          <table:table-cell table:number-columns-repeated="1009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27]-['cabrillo-ft-schedule-17-18'.B27]" office:value-type="currency" office:currency="USD" office:value="52.3792000000001" calcext:value-type="currency">
            <text:p>$52</text:p>
          </table:table-cell>
          <table:table-cell table:formula="of:=[.C27]-['cabrillo-ft-schedule-17-18'.C27]" office:value-type="currency" office:currency="USD" office:value="53.5344" calcext:value-type="currency">
            <text:p>$54</text:p>
          </table:table-cell>
          <table:table-cell table:formula="of:=[.D27]-['cabrillo-ft-schedule-17-18'.D27]" office:value-type="currency" office:currency="USD" office:value="54.6895999999999" calcext:value-type="currency">
            <text:p>$55</text:p>
          </table:table-cell>
          <table:table-cell table:formula="of:=[.E27]-['cabrillo-ft-schedule-17-18'.E27]" office:value-type="currency" office:currency="USD" office:value="55.8448000000001" calcext:value-type="currency">
            <text:p>$56</text:p>
          </table:table-cell>
          <table:table-cell table:formula="of:=[.F27]-['cabrillo-ft-schedule-17-18'.F27]" office:value-type="currency" office:currency="USD" office:value="57" calcext:value-type="currency">
            <text:p>$57</text:p>
          </table:table-cell>
          <table:table-cell table:formula="of:=[.G27]-['cabrillo-ft-schedule-17-18'.G27]" office:value-type="currency" office:currency="USD" office:value="57" calcext:value-type="currency">
            <text:p>$5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J12]-['cabrillo-ft-schedule-17-18'.J12]" office:value-type="currency" office:currency="USD" office:value="54.1477999999997" calcext:value-type="currency">
            <text:p>$54</text:p>
          </table:table-cell>
          <table:table-cell table:formula="of:=[.K12]-['cabrillo-ft-schedule-17-18'.K12]" office:value-type="currency" office:currency="USD" office:value="55.3672000000001" calcext:value-type="currency">
            <text:p>$55</text:p>
          </table:table-cell>
          <table:table-cell table:formula="of:=[.L12]-['cabrillo-ft-schedule-17-18'.L12]" office:value-type="currency" office:currency="USD" office:value="56.5824000000002" calcext:value-type="currency">
            <text:p>$57</text:p>
          </table:table-cell>
          <table:table-cell table:formula="of:=[.M12]-['cabrillo-ft-schedule-17-18'.M12]" office:value-type="currency" office:currency="USD" office:value="57.799" calcext:value-type="currency">
            <text:p>$58</text:p>
          </table:table-cell>
          <table:table-cell table:formula="of:=[.N12]-['cabrillo-ft-schedule-17-18'.N12]" office:value-type="currency" office:currency="USD" office:value="59.0191" calcext:value-type="currency">
            <text:p>$59</text:p>
          </table:table-cell>
          <table:table-cell table:formula="of:=[.O12]-['cabrillo-ft-schedule-17-18'.O12]" office:value-type="currency" office:currency="USD" office:value="60.2336000000005" calcext:value-type="currency">
            <text:p>$60</text:p>
          </table:table-cell>
          <table:table-cell table:number-columns-repeated="100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28]-['cabrillo-ft-schedule-17-18'.B28]" office:value-type="currency" office:currency="USD" office:value="52.3792000000001" calcext:value-type="currency">
            <text:p>$52</text:p>
          </table:table-cell>
          <table:table-cell table:formula="of:=[.C28]-['cabrillo-ft-schedule-17-18'.C28]" office:value-type="currency" office:currency="USD" office:value="53.5344" calcext:value-type="currency">
            <text:p>$54</text:p>
          </table:table-cell>
          <table:table-cell table:formula="of:=[.D28]-['cabrillo-ft-schedule-17-18'.D28]" office:value-type="currency" office:currency="USD" office:value="55.328" calcext:value-type="currency">
            <text:p>$55</text:p>
          </table:table-cell>
          <table:table-cell table:formula="of:=[.E28]-['cabrillo-ft-schedule-17-18'.E28]" office:value-type="currency" office:currency="USD" office:value="56.6351999999999" calcext:value-type="currency">
            <text:p>$57</text:p>
          </table:table-cell>
          <table:table-cell table:formula="of:=[.F28]-['cabrillo-ft-schedule-17-18'.F28]" office:value-type="currency" office:currency="USD" office:value="57.9728" calcext:value-type="currency">
            <text:p>$58</text:p>
          </table:table-cell>
          <table:table-cell table:formula="of:=[.G28]-['cabrillo-ft-schedule-17-18'.G28]" office:value-type="currency" office:currency="USD" office:value="57.9728" calcext:value-type="currency">
            <text:p>$5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J13]-['cabrillo-ft-schedule-17-18'.J13]" office:value-type="currency" office:currency="USD" office:value="54.1477999999997" calcext:value-type="currency">
            <text:p>$54</text:p>
          </table:table-cell>
          <table:table-cell table:formula="of:=[.K13]-['cabrillo-ft-schedule-17-18'.K13]" office:value-type="currency" office:currency="USD" office:value="55.3672000000001" calcext:value-type="currency">
            <text:p>$55</text:p>
          </table:table-cell>
          <table:table-cell table:formula="of:=[.L13]-['cabrillo-ft-schedule-17-18'.L13]" office:value-type="currency" office:currency="USD" office:value="56.5824000000002" calcext:value-type="currency">
            <text:p>$57</text:p>
          </table:table-cell>
          <table:table-cell table:formula="of:=[.M13]-['cabrillo-ft-schedule-17-18'.M13]" office:value-type="currency" office:currency="USD" office:value="58.4639999999999" calcext:value-type="currency">
            <text:p>$58</text:p>
          </table:table-cell>
          <table:table-cell table:formula="of:=[.N13]-['cabrillo-ft-schedule-17-18'.N13]" office:value-type="currency" office:currency="USD" office:value="59.8661000000002" calcext:value-type="currency">
            <text:p>$60</text:p>
          </table:table-cell>
          <table:table-cell table:formula="of:=[.O13]-['cabrillo-ft-schedule-17-18'.O13]" office:value-type="currency" office:currency="USD" office:value="61.2633000000005" calcext:value-type="currency">
            <text:p>$61</text:p>
          </table:table-cell>
          <table:table-cell table:number-columns-repeated="1009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29]-['cabrillo-ft-schedule-17-18'.B29]" office:value-type="currency" office:currency="USD" office:value="52.3792000000001" calcext:value-type="currency">
            <text:p>$52</text:p>
          </table:table-cell>
          <table:table-cell table:formula="of:=[.C29]-['cabrillo-ft-schedule-17-18'.C29]" office:value-type="currency" office:currency="USD" office:value="53.5344" calcext:value-type="currency">
            <text:p>$54</text:p>
          </table:table-cell>
          <table:table-cell table:formula="of:=[.D29]-['cabrillo-ft-schedule-17-18'.D29]" office:value-type="currency" office:currency="USD" office:value="55.9359999999999" calcext:value-type="currency">
            <text:p>$56</text:p>
          </table:table-cell>
          <table:table-cell table:formula="of:=[.E29]-['cabrillo-ft-schedule-17-18'.E29]" office:value-type="currency" office:currency="USD" office:value="57.4559999999999" calcext:value-type="currency">
            <text:p>$57</text:p>
          </table:table-cell>
          <table:table-cell table:formula="of:=[.F29]-['cabrillo-ft-schedule-17-18'.F29]" office:value-type="currency" office:currency="USD" office:value="58.9456" calcext:value-type="currency">
            <text:p>$59</text:p>
          </table:table-cell>
          <table:table-cell table:formula="of:=[.G29]-['cabrillo-ft-schedule-17-18'.G29]" office:value-type="currency" office:currency="USD" office:value="58.9456" calcext:value-type="currency">
            <text:p>$5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J14]-['cabrillo-ft-schedule-17-18'.J14]" office:value-type="currency" office:currency="USD" office:value="54.1477999999997" calcext:value-type="currency">
            <text:p>$54</text:p>
          </table:table-cell>
          <table:table-cell table:formula="of:=[.K14]-['cabrillo-ft-schedule-17-18'.K14]" office:value-type="currency" office:currency="USD" office:value="55.3672000000001" calcext:value-type="currency">
            <text:p>$55</text:p>
          </table:table-cell>
          <table:table-cell table:formula="of:=[.L14]-['cabrillo-ft-schedule-17-18'.L14]" office:value-type="currency" office:currency="USD" office:value="56.5824000000002" calcext:value-type="currency">
            <text:p>$57</text:p>
          </table:table-cell>
          <table:table-cell table:formula="of:=[.M14]-['cabrillo-ft-schedule-17-18'.M14]" office:value-type="currency" office:currency="USD" office:value="59.1289999999999" calcext:value-type="currency">
            <text:p>$59</text:p>
          </table:table-cell>
          <table:table-cell table:formula="of:=[.N14]-['cabrillo-ft-schedule-17-18'.N14]" office:value-type="currency" office:currency="USD" office:value="60.7138" calcext:value-type="currency">
            <text:p>$61</text:p>
          </table:table-cell>
          <table:table-cell table:formula="of:=[.O14]-['cabrillo-ft-schedule-17-18'.O14]" office:value-type="currency" office:currency="USD" office:value="62.2930000000001" calcext:value-type="currency">
            <text:p>$62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8T02:47:06.411469663</dc:date>
    <meta:editing-duration>PT6H35M50S</meta:editing-duration>
    <meta:editing-cycles>8</meta:editing-cycles>
    <meta:generator>LibreOffice/5.2.3.3$MacOSX_X86_64 LibreOffice_project/d54a8868f08a7b39642414cf2c8ef2f228f780cf</meta:generator>
    <meta:document-statistic meta:table-count="3" meta:cell-count="1457" meta:object-count="0"/>
  </office:meta>
</office:document-meta>
</file>